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fo:border-bottom="1.25pt solid #000000" fo:background-color="#ff9900" fo:border-left="1.25pt solid #000000" fo:border-right="none" fo:border-top="none"/>
    </style:style>
    <style:style style:name="ce5" style:family="table-cell" style:parent-style-name="Default">
      <style:table-cell-properties fo:border-bottom="none" fo:border-left="1.5pt solid #000000" fo:border-right="none" fo:border-top="1.5pt solid #000000"/>
    </style:style>
    <style:style style:name="ce6" style:family="table-cell" style:parent-style-name="Default">
      <style:table-cell-properties fo:border-bottom="none" fo:border-left="1.5pt solid #000000" fo:border-right="none" fo:border-top="none"/>
    </style:style>
    <style:style style:name="ce7" style:family="table-cell" style:parent-style-name="Default">
      <style:table-cell-properties fo:border-bottom="1.5pt solid #000000" fo:background-color="#ff9900" fo:border-left="1.5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</style:style>
    <style:style style:name="ce10" style:family="table-cell" style:parent-style-name="Default">
      <style:table-cell-properties fo:border-bottom="1.25pt solid #000000" fo:background-color="#ff99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1.5pt solid #000000" fo:background-color="#ff99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order-bottom="1.25pt solid #000000" fo:background-color="#ff9900" style:text-align-source="fix" style:repeat-content="false" fo:border-left="none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order-bottom="1.5pt solid #000000" fo:background-color="#ff9900" style:text-align-source="fix" style:repeat-content="false" fo:border-left="none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order-bottom="none" fo:border-left="none" fo:border-right="none" fo:border-top="1.25pt solid #000000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order-bottom="1.25pt solid #000000" fo:border-left="none" fo:border-right="none" fo:border-top="none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order-bottom="1.25pt solid #000000" fo:background-color="#ff9900" fo:border-left="none" fo:border-right="none" fo:border-top="none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order-bottom="none" fo:border-left="none" fo:border-right="none" fo:border-top="1.5pt solid #000000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order-bottom="1.5pt solid #000000" fo:background-color="#ff9900" fo:border-left="none" fo:border-right="none" fo:border-top="none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order-bottom="none" fo:border-left="none" fo:border-right="1.25pt solid #000000" fo:border-top="1.25pt solid #000000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order-left="none" fo:border-right="1.25pt solid #000000" fo:border-top="none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-bottom="1.25pt solid #000000" fo:border-left="none" fo:border-right="1.25pt solid #000000" fo:border-top="none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1.25pt solid #000000" fo:background-color="#ff9900" fo:border-left="none" fo:border-right="1.25pt solid #000000" fo:border-top="none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order-bottom="none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40" style:family="table-cell" style:parent-style-name="Default">
      <style:table-cell-properties fo:border-bottom="1.5pt solid #000000" fo:background-color="#ff9900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ce25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style-name="ce14" office:value-type="string" calcext:value-type="string" table:number-columns-spanned="6" table:number-rows-spanned="1">
            <text:p>NoAlias</text:p>
          </table:table-cell>
          <table:covered-table-cell table:style-name="Default"/>
          <table:covered-table-cell table:style-name="ce14" office:value-type="string" calcext:value-type="string">
            <text:p>NoAlias</text:p>
          </table:covered-table-cell>
          <table:covered-table-cell table:style-name="ce14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SRAA</text:p>
          </table:table-cell>
          <table:table-cell table:style-name="Default" office:value-type="string" calcext:value-type="string">
            <text:p>%</text:p>
          </table:table-cell>
          <table:table-cell table:style-name="ce15" office:value-type="string" calcext:value-type="string">
            <text:p>basicaa</text:p>
          </table:table-cell>
          <table:table-cell table:style-name="ce15" office:value-type="string" calcext:value-type="string">
            <text:p>%</text:p>
          </table:table-cell>
          <table:table-cell office:value-type="string" calcext:value-type="string">
            <text:p>SRAA+basicaa</text:p>
          </table:table-cell>
          <table:table-cell table:style-name="Default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hourstones/fhourstones</text:p>
          </table:table-cell>
          <table:table-cell office:value-type="float" office:value="1973" calcext:value-type="float">
            <text:p>1973</text:p>
          </table:table-cell>
          <table:table-cell office:value-type="float" office:value="596" calcext:value-type="float">
            <text:p>596</text:p>
          </table:table-cell>
          <table:table-cell table:formula="of:=PRODUCT([.C3];100)/[.B3]" office:value-type="float" office:value="30.2078053725291" calcext:value-type="float">
            <text:p>30.2078053725</text:p>
          </table:table-cell>
          <table:table-cell office:value-type="float" office:value="1604" calcext:value-type="float">
            <text:p>1604</text:p>
          </table:table-cell>
          <table:table-cell table:formula="of:=PRODUCT([.E3];100)/[.B3]" office:value-type="float" office:value="81.2975164723771" calcext:value-type="float">
            <text:p>81.2975164724</text:p>
          </table:table-cell>
          <table:table-cell office:value-type="float" office:value="1628" calcext:value-type="float">
            <text:p>1628</text:p>
          </table:table-cell>
          <table:table-cell table:formula="of:=PRODUCT([.G3];100)/[.B3]" office:value-type="float" office:value="82.5139381652306" calcext:value-type="float">
            <text:p>82.513938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sim/sim</text:p>
          </table:table-cell>
          <table:table-cell office:value-type="float" office:value="73315" calcext:value-type="float">
            <text:p>73315</text:p>
          </table:table-cell>
          <table:table-cell office:value-type="float" office:value="8193" calcext:value-type="float">
            <text:p>8193</text:p>
          </table:table-cell>
          <table:table-cell table:formula="of:=PRODUCT([.C4];100)/[.B4]" office:value-type="float" office:value="11.1750664938962" calcext:value-type="float">
            <text:p>11.1750664939</text:p>
          </table:table-cell>
          <table:table-cell office:value-type="float" office:value="9830" calcext:value-type="float">
            <text:p>9830</text:p>
          </table:table-cell>
          <table:table-cell table:formula="of:=PRODUCT([.E4];100)/[.B4]" office:value-type="float" office:value="13.4078974289027" calcext:value-type="float">
            <text:p>13.4078974289</text:p>
          </table:table-cell>
          <table:table-cell office:value-type="float" office:value="12769" calcext:value-type="float">
            <text:p>12769</text:p>
          </table:table-cell>
          <table:table-cell table:formula="of:=PRODUCT([.G4];100)/[.B4]" office:value-type="float" office:value="17.4166268839937" calcext:value-type="float">
            <text:p>17.41662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AQ8p/paq8p</text:p>
          </table:table-cell>
          <table:table-cell office:value-type="float" office:value="199605" calcext:value-type="float">
            <text:p>199605</text:p>
          </table:table-cell>
          <table:table-cell office:value-type="float" office:value="61590" calcext:value-type="float">
            <text:p>61590</text:p>
          </table:table-cell>
          <table:table-cell table:formula="of:=PRODUCT([.C5];100)/[.B5]" office:value-type="float" office:value="30.8559404824528" calcext:value-type="float">
            <text:p>30.8559404825</text:p>
          </table:table-cell>
          <table:table-cell office:value-type="float" office:value="61079" calcext:value-type="float">
            <text:p>61079</text:p>
          </table:table-cell>
          <table:table-cell table:formula="of:=PRODUCT([.E5];100)/[.B5]" office:value-type="float" office:value="30.599934871371" calcext:value-type="float">
            <text:p>30.5999348714</text:p>
          </table:table-cell>
          <table:table-cell office:value-type="float" office:value="76106" calcext:value-type="float">
            <text:p>76106</text:p>
          </table:table-cell>
          <table:table-cell table:formula="of:=PRODUCT([.G5];100)/[.B5]" office:value-type="float" office:value="38.1283033992134" calcext:value-type="float">
            <text:p>38.12830339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nchmarks/MallocBench/espresso/espresso</text:p>
          </table:table-cell>
          <table:table-cell table:style-name="ce8" office:value-type="float" office:value="751826" calcext:value-type="float">
            <text:p>751826</text:p>
          </table:table-cell>
          <table:table-cell table:style-name="ce8" office:value-type="float" office:value="102502" calcext:value-type="float">
            <text:p>102502</text:p>
          </table:table-cell>
          <table:table-cell table:style-name="ce17" table:formula="of:=PRODUCT([.C6];100)/[.B6]" office:value-type="float" office:value="13.6337397216909" calcext:value-type="float">
            <text:p>13.6337397217</text:p>
          </table:table-cell>
          <table:table-cell table:style-name="ce8" office:value-type="float" office:value="99689" calcext:value-type="float">
            <text:p>99689</text:p>
          </table:table-cell>
          <table:table-cell table:style-name="ce26" table:formula="of:=PRODUCT([.E6];100)/[.B6]" office:value-type="float" office:value="13.2595839994892" calcext:value-type="float">
            <text:p>13.2595839995</text:p>
          </table:table-cell>
          <table:table-cell table:style-name="ce8" office:value-type="float" office:value="163804" calcext:value-type="float">
            <text:p>163804</text:p>
          </table:table-cell>
          <table:table-cell table:style-name="ce34" table:formula="of:=PRODUCT([.G6];100)/[.B6]" office:value-type="float" office:value="21.7874880623974" calcext:value-type="float">
            <text:p>21.78748806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MallocBench/cfrac/cfrac</text:p>
          </table:table-cell>
          <table:table-cell office:value-type="float" office:value="83683" calcext:value-type="float">
            <text:p>83683</text:p>
          </table:table-cell>
          <table:table-cell office:value-type="float" office:value="6050" calcext:value-type="float">
            <text:p>6050</text:p>
          </table:table-cell>
          <table:table-cell table:formula="of:=PRODUCT([.C7];100)/[.B7]" office:value-type="float" office:value="7.22966432847771" calcext:value-type="float">
            <text:p>7.2296643285</text:p>
          </table:table-cell>
          <table:table-cell office:value-type="float" office:value="9387" calcext:value-type="float">
            <text:p>9387</text:p>
          </table:table-cell>
          <table:table-cell table:formula="of:=PRODUCT([.E7];100)/[.B7]" office:value-type="float" office:value="11.2173320746149" calcext:value-type="float">
            <text:p>11.2173320746</text:p>
          </table:table-cell>
          <table:table-cell office:value-type="float" office:value="12069" calcext:value-type="float">
            <text:p>12069</text:p>
          </table:table-cell>
          <table:table-cell table:style-name="ce35" table:formula="of:=PRODUCT([.G7];100)/[.B7]" office:value-type="float" office:value="14.4222840959335" calcext:value-type="float">
            <text:p>14.422284095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enchmarks/MallocBench/gs/gs</text:p>
          </table:table-cell>
          <table:table-cell table:style-name="ce9" office:value-type="float" office:value="590015" calcext:value-type="float">
            <text:p>590015</text:p>
          </table:table-cell>
          <table:table-cell table:style-name="ce9" office:value-type="float" office:value="215513" calcext:value-type="float">
            <text:p>215513</text:p>
          </table:table-cell>
          <table:table-cell table:style-name="ce18" table:formula="of:=PRODUCT([.C8];100)/[.B8]" office:value-type="float" office:value="36.5266984737676" calcext:value-type="float">
            <text:p>36.5266984738</text:p>
          </table:table-cell>
          <table:table-cell table:style-name="ce9" office:value-type="float" office:value="248613" calcext:value-type="float">
            <text:p>248613</text:p>
          </table:table-cell>
          <table:table-cell table:style-name="ce27" table:formula="of:=PRODUCT([.E8];100)/[.B8]" office:value-type="float" office:value="42.1367253374914" calcext:value-type="float">
            <text:p>42.1367253375</text:p>
          </table:table-cell>
          <table:table-cell table:style-name="ce9" office:value-type="float" office:value="316795" calcext:value-type="float">
            <text:p>316795</text:p>
          </table:table-cell>
          <table:table-cell table:style-name="ce36" table:formula="of:=PRODUCT([.G8];100)/[.B8]" office:value-type="float" office:value="53.6927027278968" calcext:value-type="float">
            <text:p>53.6927027279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0" table:number-columns-repeated="2"/>
          <table:table-cell table:style-name="ce19"/>
          <table:table-cell table:style-name="ce10"/>
          <table:table-cell table:style-name="ce28"/>
          <table:table-cell table:style-name="ce10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Benchmarks/FreeBench/fourinarow/fourinarow</text:p>
          </table:table-cell>
          <table:table-cell office:value-type="float" office:value="1631" calcext:value-type="float">
            <text:p>1631</text:p>
          </table:table-cell>
          <table:table-cell office:value-type="float" office:value="380" calcext:value-type="float">
            <text:p>380</text:p>
          </table:table-cell>
          <table:table-cell table:formula="of:=PRODUCT([.C10];100)/[.B10]" office:value-type="float" office:value="23.298589822195" calcext:value-type="float">
            <text:p>23.2985898222</text:p>
          </table:table-cell>
          <table:table-cell office:value-type="float" office:value="1155" calcext:value-type="float">
            <text:p>1155</text:p>
          </table:table-cell>
          <table:table-cell table:formula="of:=PRODUCT([.E10];100)/[.B10]" office:value-type="float" office:value="70.8154506437768" calcext:value-type="float">
            <text:p>70.8154506438</text:p>
          </table:table-cell>
          <table:table-cell office:value-type="float" office:value="1200" calcext:value-type="float">
            <text:p>1200</text:p>
          </table:table-cell>
          <table:table-cell table:formula="of:=PRODUCT([.G10];100)/[.B10]" office:value-type="float" office:value="73.5744941753525" calcext:value-type="float">
            <text:p>73.574494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pifft/pifft</text:p>
          </table:table-cell>
          <table:table-cell office:value-type="float" office:value="89838" calcext:value-type="float">
            <text:p>89838</text:p>
          </table:table-cell>
          <table:table-cell office:value-type="float" office:value="29404" calcext:value-type="float">
            <text:p>29404</text:p>
          </table:table-cell>
          <table:table-cell table:formula="of:=PRODUCT([.C11];100)/[.B11]" office:value-type="float" office:value="32.7300251563926" calcext:value-type="float">
            <text:p>32.7300251564</text:p>
          </table:table-cell>
          <table:table-cell office:value-type="float" office:value="19616" calcext:value-type="float">
            <text:p>19616</text:p>
          </table:table-cell>
          <table:table-cell table:formula="of:=PRODUCT([.E11];100)/[.B11]" office:value-type="float" office:value="21.8348583004965" calcext:value-type="float">
            <text:p>21.8348583005</text:p>
          </table:table-cell>
          <table:table-cell office:value-type="float" office:value="31728" calcext:value-type="float">
            <text:p>31728</text:p>
          </table:table-cell>
          <table:table-cell table:formula="of:=PRODUCT([.G11];100)/[.B11]" office:value-type="float" office:value="35.3169037601015" calcext:value-type="float">
            <text:p>35.3169037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pcompress2/pcompress2</text:p>
          </table:table-cell>
          <table:table-cell office:value-type="float" office:value="5099" calcext:value-type="float">
            <text:p>5099</text:p>
          </table:table-cell>
          <table:table-cell office:value-type="float" office:value="1175" calcext:value-type="float">
            <text:p>1175</text:p>
          </table:table-cell>
          <table:table-cell table:formula="of:=PRODUCT([.C12];100)/[.B12]" office:value-type="float" office:value="23.043734065503" calcext:value-type="float">
            <text:p>23.0437340655</text:p>
          </table:table-cell>
          <table:table-cell office:value-type="float" office:value="1894" calcext:value-type="float">
            <text:p>1894</text:p>
          </table:table-cell>
          <table:table-cell table:formula="of:=PRODUCT([.E12];100)/[.B12]" office:value-type="float" office:value="37.1445381447343" calcext:value-type="float">
            <text:p>37.1445381447</text:p>
          </table:table-cell>
          <table:table-cell office:value-type="float" office:value="1935" calcext:value-type="float">
            <text:p>1935</text:p>
          </table:table-cell>
          <table:table-cell table:formula="of:=PRODUCT([.G12];100)/[.B12]" office:value-type="float" office:value="37.9486173759561" calcext:value-type="float">
            <text:p>37.94861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distray/distray</text:p>
          </table:table-cell>
          <table:table-cell office:value-type="float" office:value="14441" calcext:value-type="float">
            <text:p>14441</text:p>
          </table:table-cell>
          <table:table-cell office:value-type="float" office:value="9758" calcext:value-type="float">
            <text:p>9758</text:p>
          </table:table-cell>
          <table:table-cell table:formula="of:=PRODUCT([.C13];100)/[.B13]" office:value-type="float" office:value="67.5714978187106" calcext:value-type="float">
            <text:p>67.5714978187</text:p>
          </table:table-cell>
          <table:table-cell office:value-type="float" office:value="9211" calcext:value-type="float">
            <text:p>9211</text:p>
          </table:table-cell>
          <table:table-cell table:formula="of:=PRODUCT([.E13];100)/[.B13]" office:value-type="float" office:value="63.783671490894" calcext:value-type="float">
            <text:p>63.7836714909</text:p>
          </table:table-cell>
          <table:table-cell office:value-type="float" office:value="11866" calcext:value-type="float">
            <text:p>11866</text:p>
          </table:table-cell>
          <table:table-cell table:formula="of:=PRODUCT([.G13];100)/[.B13]" office:value-type="float" office:value="82.1688248736237" calcext:value-type="float">
            <text:p>82.168824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mason/mason</text:p>
          </table:table-cell>
          <table:table-cell office:value-type="float" office:value="4220" calcext:value-type="float">
            <text:p>4220</text:p>
          </table:table-cell>
          <table:table-cell office:value-type="float" office:value="3361" calcext:value-type="float">
            <text:p>3361</text:p>
          </table:table-cell>
          <table:table-cell table:formula="of:=PRODUCT([.C14];100)/[.B14]" office:value-type="float" office:value="79.6445497630332" calcext:value-type="float">
            <text:p>79.644549763</text:p>
          </table:table-cell>
          <table:table-cell office:value-type="float" office:value="3548" calcext:value-type="float">
            <text:p>3548</text:p>
          </table:table-cell>
          <table:table-cell table:formula="of:=PRODUCT([.E14];100)/[.B14]" office:value-type="float" office:value="84.0758293838863" calcext:value-type="float">
            <text:p>84.0758293839</text:p>
          </table:table-cell>
          <table:table-cell office:value-type="float" office:value="3660" calcext:value-type="float">
            <text:p>3660</text:p>
          </table:table-cell>
          <table:table-cell table:formula="of:=PRODUCT([.G14];100)/[.B14]" office:value-type="float" office:value="86.7298578199052" calcext:value-type="float">
            <text:p>86.7298578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neural/neural</text:p>
          </table:table-cell>
          <table:table-cell office:value-type="float" office:value="8288" calcext:value-type="float">
            <text:p>8288</text:p>
          </table:table-cell>
          <table:table-cell office:value-type="float" office:value="1429" calcext:value-type="float">
            <text:p>1429</text:p>
          </table:table-cell>
          <table:table-cell table:formula="of:=PRODUCT([.C15];100)/[.B15]" office:value-type="float" office:value="17.2417953667954" calcext:value-type="float">
            <text:p>17.2417953668</text:p>
          </table:table-cell>
          <table:table-cell office:value-type="float" office:value="2870" calcext:value-type="float">
            <text:p>2870</text:p>
          </table:table-cell>
          <table:table-cell table:formula="of:=PRODUCT([.E15];100)/[.B15]" office:value-type="float" office:value="34.6283783783784" calcext:value-type="float">
            <text:p>34.6283783784</text:p>
          </table:table-cell>
          <table:table-cell office:value-type="float" office:value="2956" calcext:value-type="float">
            <text:p>2956</text:p>
          </table:table-cell>
          <table:table-cell table:formula="of:=PRODUCT([.G15];100)/[.B15]" office:value-type="float" office:value="35.6660231660232" calcext:value-type="float">
            <text:p>35.66602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analyzer/analyzer</text:p>
          </table:table-cell>
          <table:table-cell office:value-type="float" office:value="37996" calcext:value-type="float">
            <text:p>37996</text:p>
          </table:table-cell>
          <table:table-cell office:value-type="float" office:value="9377" calcext:value-type="float">
            <text:p>9377</text:p>
          </table:table-cell>
          <table:table-cell table:formula="of:=PRODUCT([.C16];100)/[.B16]" office:value-type="float" office:value="24.6789135698495" calcext:value-type="float">
            <text:p>24.6789135698</text:p>
          </table:table-cell>
          <table:table-cell office:value-type="float" office:value="19314" calcext:value-type="float">
            <text:p>19314</text:p>
          </table:table-cell>
          <table:table-cell table:formula="of:=PRODUCT([.E16];100)/[.B16]" office:value-type="float" office:value="50.8316664912096" calcext:value-type="float">
            <text:p>50.8316664912</text:p>
          </table:table-cell>
          <table:table-cell office:value-type="float" office:value="22080" calcext:value-type="float">
            <text:p>22080</text:p>
          </table:table-cell>
          <table:table-cell table:formula="of:=PRODUCT([.G16];100)/[.B16]" office:value-type="float" office:value="58.1113801452785" calcext:value-type="float">
            <text:p>58.1113801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IRSmk/IRSmk</text:p>
          </table:table-cell>
          <table:table-cell office:value-type="float" office:value="28253" calcext:value-type="float">
            <text:p>28253</text:p>
          </table:table-cell>
          <table:table-cell office:value-type="float" office:value="14741" calcext:value-type="float">
            <text:p>14741</text:p>
          </table:table-cell>
          <table:table-cell table:formula="of:=PRODUCT([.C17];100)/[.B17]" office:value-type="float" office:value="52.1749902665204" calcext:value-type="float">
            <text:p>52.1749902665</text:p>
          </table:table-cell>
          <table:table-cell office:value-type="float" office:value="4707" calcext:value-type="float">
            <text:p>4707</text:p>
          </table:table-cell>
          <table:table-cell table:formula="of:=PRODUCT([.E17];100)/[.B17]" office:value-type="float" office:value="16.6601776802463" calcext:value-type="float">
            <text:p>16.6601776802</text:p>
          </table:table-cell>
          <table:table-cell office:value-type="float" office:value="14998" calcext:value-type="float">
            <text:p>14998</text:p>
          </table:table-cell>
          <table:table-cell table:formula="of:=PRODUCT([.G17];100)/[.B17]" office:value-type="float" office:value="53.0846281810781" calcext:value-type="float">
            <text:p>53.084628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CrystalMk/CrystalMk</text:p>
          </table:table-cell>
          <table:table-cell office:value-type="float" office:value="4635" calcext:value-type="float">
            <text:p>4635</text:p>
          </table:table-cell>
          <table:table-cell office:value-type="float" office:value="3928" calcext:value-type="float">
            <text:p>3928</text:p>
          </table:table-cell>
          <table:table-cell table:style-name="ce20" table:formula="of:=PRODUCT([.C18];100)/[.B18]" office:value-type="float" office:value="84.7464940668824" calcext:value-type="float">
            <text:p>84.7464940669</text:p>
          </table:table-cell>
          <table:table-cell office:value-type="float" office:value="2285" calcext:value-type="float">
            <text:p>2285</text:p>
          </table:table-cell>
          <table:table-cell table:style-name="ce29" table:formula="of:=PRODUCT([.E18];100)/[.B18]" office:value-type="float" office:value="49.2988133764833" calcext:value-type="float">
            <text:p>49.2988133765</text:p>
          </table:table-cell>
          <table:table-cell office:value-type="float" office:value="4102" calcext:value-type="float">
            <text:p>4102</text:p>
          </table:table-cell>
          <table:table-cell table:formula="of:=PRODUCT([.G18];100)/[.B18]" office:value-type="float" office:value="88.5005393743258" calcext:value-type="float">
            <text:p>88.500539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AMGmk/AMGmk</text:p>
          </table:table-cell>
          <table:table-cell office:value-type="float" office:value="11581" calcext:value-type="float">
            <text:p>11581</text:p>
          </table:table-cell>
          <table:table-cell office:value-type="float" office:value="5218" calcext:value-type="float">
            <text:p>5218</text:p>
          </table:table-cell>
          <table:table-cell table:style-name="ce20" table:formula="of:=PRODUCT([.C19];100)/[.B19]" office:value-type="float" office:value="45.0565581555997" calcext:value-type="float">
            <text:p>45.0565581556</text:p>
          </table:table-cell>
          <table:table-cell office:value-type="float" office:value="1146" calcext:value-type="float">
            <text:p>1146</text:p>
          </table:table-cell>
          <table:table-cell table:style-name="ce29" table:formula="of:=PRODUCT([.E19];100)/[.B19]" office:value-type="float" office:value="9.89551852171661" calcext:value-type="float">
            <text:p>9.8955185217</text:p>
          </table:table-cell>
          <table:table-cell office:value-type="float" office:value="5660" calcext:value-type="float">
            <text:p>5660</text:p>
          </table:table-cell>
          <table:table-cell table:formula="of:=PRODUCT([.G19];100)/[.B19]" office:value-type="float" office:value="48.8731543044642" calcext:value-type="float">
            <text:p>48.873154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I_Purple/SMG2000/smg2000</text:p>
          </table:table-cell>
          <table:table-cell office:value-type="float" office:value="8471831" calcext:value-type="float">
            <text:p>8471831</text:p>
          </table:table-cell>
          <table:table-cell office:value-type="float" office:value="1780451" calcext:value-type="float">
            <text:p>1780451</text:p>
          </table:table-cell>
          <table:table-cell table:style-name="ce20" table:formula="of:=PRODUCT([.C20];100)/[.B20]" office:value-type="float" office:value="21.016129807122" calcext:value-type="float">
            <text:p>21.0161298071</text:p>
          </table:table-cell>
          <table:table-cell office:value-type="float" office:value="824994" calcext:value-type="float">
            <text:p>824994</text:p>
          </table:table-cell>
          <table:table-cell table:style-name="ce29" table:formula="of:=PRODUCT([.E20];100)/[.B20]" office:value-type="float" office:value="9.73808377433403" calcext:value-type="float">
            <text:p>9.7380837743</text:p>
          </table:table-cell>
          <table:table-cell office:value-type="float" office:value="1908182" calcext:value-type="float">
            <text:p>1908182</text:p>
          </table:table-cell>
          <table:table-cell table:formula="of:=PRODUCT([.G20];100)/[.B20]" office:value-type="float" office:value="22.5238440190792" calcext:value-type="float">
            <text:p>22.523844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7zip/7zip-benchmark</text:p>
          </table:table-cell>
          <table:table-cell office:value-type="float" office:value="11952918" calcext:value-type="float">
            <text:p>11952918</text:p>
          </table:table-cell>
          <table:table-cell office:value-type="float" office:value="2187247" calcext:value-type="float">
            <text:p>2187247</text:p>
          </table:table-cell>
          <table:table-cell table:formula="of:=PRODUCT([.C21];100)/[.B21]" office:value-type="float" office:value="18.2988538865572" calcext:value-type="float">
            <text:p>18.2988538866</text:p>
          </table:table-cell>
          <table:table-cell office:value-type="float" office:value="2967396" calcext:value-type="float">
            <text:p>2967396</text:p>
          </table:table-cell>
          <table:table-cell table:formula="of:=PRODUCT([.E21];100)/[.B21]" office:value-type="float" office:value="24.825703648264" calcext:value-type="float">
            <text:p>24.8257036483</text:p>
          </table:table-cell>
          <table:table-cell office:value-type="float" office:value="3936265" calcext:value-type="float">
            <text:p>3936265</text:p>
          </table:table-cell>
          <table:table-cell table:formula="of:=PRODUCT([.G21];100)/[.B21]" office:value-type="float" office:value="32.931414739062" calcext:value-type="float">
            <text:p>32.931414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health/health</text:p>
          </table:table-cell>
          <table:table-cell office:value-type="float" office:value="6079" calcext:value-type="float">
            <text:p>6079</text:p>
          </table:table-cell>
          <table:table-cell office:value-type="float" office:value="4087" calcext:value-type="float">
            <text:p>4087</text:p>
          </table:table-cell>
          <table:table-cell table:style-name="ce20" table:formula="of:=PRODUCT([.C22];100)/[.B22]" office:value-type="float" office:value="67.2314525415364" calcext:value-type="float">
            <text:p>67.2314525415</text:p>
          </table:table-cell>
          <table:table-cell office:value-type="float" office:value="3110" calcext:value-type="float">
            <text:p>3110</text:p>
          </table:table-cell>
          <table:table-cell table:style-name="ce29" table:formula="of:=PRODUCT([.E22];100)/[.B22]" office:value-type="float" office:value="51.159730218786" calcext:value-type="float">
            <text:p>51.1597302188</text:p>
          </table:table-cell>
          <table:table-cell office:value-type="float" office:value="4715" calcext:value-type="float">
            <text:p>4715</text:p>
          </table:table-cell>
          <table:table-cell table:formula="of:=PRODUCT([.G22];100)/[.B22]" office:value-type="float" office:value="77.5620990294456" calcext:value-type="float">
            <text:p>77.5620990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em3d/em3d</text:p>
          </table:table-cell>
          <table:table-cell office:value-type="float" office:value="3843" calcext:value-type="float">
            <text:p>3843</text:p>
          </table:table-cell>
          <table:table-cell office:value-type="float" office:value="1183" calcext:value-type="float">
            <text:p>1183</text:p>
          </table:table-cell>
          <table:table-cell table:formula="of:=PRODUCT([.C23];100)/[.B23]" office:value-type="float" office:value="30.7832422586521" calcext:value-type="float">
            <text:p>30.7832422587</text:p>
          </table:table-cell>
          <table:table-cell office:value-type="float" office:value="1219" calcext:value-type="float">
            <text:p>1219</text:p>
          </table:table-cell>
          <table:table-cell table:formula="of:=PRODUCT([.E23];100)/[.B23]" office:value-type="float" office:value="31.720010408535" calcext:value-type="float">
            <text:p>31.7200104085</text:p>
          </table:table-cell>
          <table:table-cell office:value-type="float" office:value="1779" calcext:value-type="float">
            <text:p>1779</text:p>
          </table:table-cell>
          <table:table-cell table:formula="of:=PRODUCT([.G23];100)/[.B23]" office:value-type="float" office:value="46.2919594067135" calcext:value-type="float">
            <text:p>46.2919594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voronoi/voronoi</text:p>
          </table:table-cell>
          <table:table-cell office:value-type="float" office:value="33332" calcext:value-type="float">
            <text:p>33332</text:p>
          </table:table-cell>
          <table:table-cell office:value-type="float" office:value="6918" calcext:value-type="float">
            <text:p>6918</text:p>
          </table:table-cell>
          <table:table-cell table:formula="of:=PRODUCT([.C24];100)/[.B24]" office:value-type="float" office:value="20.7548301932077" calcext:value-type="float">
            <text:p>20.7548301932</text:p>
          </table:table-cell>
          <table:table-cell office:value-type="float" office:value="9639" calcext:value-type="float">
            <text:p>9639</text:p>
          </table:table-cell>
          <table:table-cell table:formula="of:=PRODUCT([.E24];100)/[.B24]" office:value-type="float" office:value="28.918156726269" calcext:value-type="float">
            <text:p>28.9181567263</text:p>
          </table:table-cell>
          <table:table-cell office:value-type="float" office:value="11557" calcext:value-type="float">
            <text:p>11557</text:p>
          </table:table-cell>
          <table:table-cell table:formula="of:=PRODUCT([.G24];100)/[.B24]" office:value-type="float" office:value="34.6723868954758" calcext:value-type="float">
            <text:p>34.6723868955</text:p>
          </table:table-cell>
          <table:table-cell table:style-name="ce41"/>
          <table:table-cell/>
        </table:table-row>
        <table:table-row table:style-name="ro1">
          <table:table-cell office:value-type="string" calcext:value-type="string">
            <text:p>Benchmarks/Olden/power/power</text:p>
          </table:table-cell>
          <table:table-cell office:value-type="float" office:value="10874" calcext:value-type="float">
            <text:p>10874</text:p>
          </table:table-cell>
          <table:table-cell office:value-type="float" office:value="9102" calcext:value-type="float">
            <text:p>9102</text:p>
          </table:table-cell>
          <table:table-cell table:style-name="ce20" table:formula="of:=PRODUCT([.C25];100)/[.B25]" office:value-type="float" office:value="83.7042486665441" calcext:value-type="float">
            <text:p>83.7042486665</text:p>
          </table:table-cell>
          <table:table-cell office:value-type="float" office:value="8001" calcext:value-type="float">
            <text:p>8001</text:p>
          </table:table-cell>
          <table:table-cell table:style-name="ce29" table:formula="of:=PRODUCT([.E25];100)/[.B25]" office:value-type="float" office:value="73.5791796946846" calcext:value-type="float">
            <text:p>73.5791796947</text:p>
          </table:table-cell>
          <table:table-cell office:value-type="float" office:value="9313" calcext:value-type="float">
            <text:p>9313</text:p>
          </table:table-cell>
          <table:table-cell table:formula="of:=PRODUCT([.G25];100)/[.B25]" office:value-type="float" office:value="85.6446569799522" calcext:value-type="float">
            <text:p>85.6446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bisort/bisort</text:p>
          </table:table-cell>
          <table:table-cell office:value-type="float" office:value="964" calcext:value-type="float">
            <text:p>964</text:p>
          </table:table-cell>
          <table:table-cell office:value-type="float" office:value="363" calcext:value-type="float">
            <text:p>363</text:p>
          </table:table-cell>
          <table:table-cell table:style-name="ce20" table:formula="of:=PRODUCT([.C26];100)/[.B26]" office:value-type="float" office:value="37.655601659751" calcext:value-type="float">
            <text:p>37.6556016598</text:p>
          </table:table-cell>
          <table:table-cell office:value-type="float" office:value="221" calcext:value-type="float">
            <text:p>221</text:p>
          </table:table-cell>
          <table:table-cell table:style-name="ce29" table:formula="of:=PRODUCT([.E26];100)/[.B26]" office:value-type="float" office:value="22.9253112033195" calcext:value-type="float">
            <text:p>22.9253112033</text:p>
          </table:table-cell>
          <table:table-cell office:value-type="float" office:value="413" calcext:value-type="float">
            <text:p>413</text:p>
          </table:table-cell>
          <table:table-cell table:formula="of:=PRODUCT([.G26];100)/[.B26]" office:value-type="float" office:value="42.8423236514523" calcext:value-type="float">
            <text:p>42.8423236515</text:p>
          </table:table-cell>
          <table:table-cell table:style-name="ce41"/>
          <table:table-cell table:style-name="ce42"/>
        </table:table-row>
        <table:table-row table:style-name="ro1">
          <table:table-cell office:value-type="string" calcext:value-type="string">
            <text:p>Benchmarks/Olden/bh/bh</text:p>
          </table:table-cell>
          <table:table-cell office:value-type="float" office:value="13476" calcext:value-type="float">
            <text:p>13476</text:p>
          </table:table-cell>
          <table:table-cell office:value-type="float" office:value="9700" calcext:value-type="float">
            <text:p>9700</text:p>
          </table:table-cell>
          <table:table-cell table:style-name="ce21" table:formula="of:=PRODUCT([.C27];100)/[.B27]" office:value-type="float" office:value="71.9798159691303" calcext:value-type="float">
            <text:p>71.9798159691</text:p>
          </table:table-cell>
          <table:table-cell office:value-type="float" office:value="9436" calcext:value-type="float">
            <text:p>9436</text:p>
          </table:table-cell>
          <table:table-cell table:style-name="ce30" table:formula="of:=PRODUCT([.E27];100)/[.B27]" office:value-type="float" office:value="70.0207776788365" calcext:value-type="float">
            <text:p>70.0207776788</text:p>
          </table:table-cell>
          <table:table-cell office:value-type="float" office:value="11384" calcext:value-type="float">
            <text:p>11384</text:p>
          </table:table-cell>
          <table:table-cell table:formula="of:=PRODUCT([.G27];100)/[.B27]" office:value-type="float" office:value="84.4761056693381" calcext:value-type="float">
            <text:p>84.4761056693</text:p>
          </table:table-cell>
          <table:table-cell table:style-name="ce41" table:number-columns-repeated="2"/>
        </table:table-row>
        <table:table-row table:style-name="ro1">
          <table:table-cell office:value-type="string" calcext:value-type="string">
            <text:p>Benchmarks/Olden/perimeter/perimeter</text:p>
          </table:table-cell>
          <table:table-cell office:value-type="float" office:value="816" calcext:value-type="float">
            <text:p>816</text:p>
          </table:table-cell>
          <table:table-cell office:value-type="float" office:value="536" calcext:value-type="float">
            <text:p>536</text:p>
          </table:table-cell>
          <table:table-cell table:style-name="ce20" table:formula="of:=PRODUCT([.C28];100)/[.B28]" office:value-type="float" office:value="65.6862745098039" calcext:value-type="float">
            <text:p>65.6862745098</text:p>
          </table:table-cell>
          <table:table-cell office:value-type="float" office:value="282" calcext:value-type="float">
            <text:p>282</text:p>
          </table:table-cell>
          <table:table-cell table:style-name="ce29" table:formula="of:=PRODUCT([.E28];100)/[.B28]" office:value-type="float" office:value="34.5588235294118" calcext:value-type="float">
            <text:p>34.5588235294</text:p>
          </table:table-cell>
          <table:table-cell office:value-type="float" office:value="526" calcext:value-type="float">
            <text:p>526</text:p>
          </table:table-cell>
          <table:table-cell table:formula="of:=PRODUCT([.G28];100)/[.B28]" office:value-type="float" office:value="64.4607843137255" calcext:value-type="float">
            <text:p>64.460784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mst/mst</text:p>
          </table:table-cell>
          <table:table-cell office:value-type="float" office:value="2656" calcext:value-type="float">
            <text:p>2656</text:p>
          </table:table-cell>
          <table:table-cell office:value-type="float" office:value="1147" calcext:value-type="float">
            <text:p>1147</text:p>
          </table:table-cell>
          <table:table-cell table:formula="of:=PRODUCT([.C29];100)/[.B29]" office:value-type="float" office:value="43.1852409638554" calcext:value-type="float">
            <text:p>43.1852409639</text:p>
          </table:table-cell>
          <table:table-cell office:value-type="float" office:value="1550" calcext:value-type="float">
            <text:p>1550</text:p>
          </table:table-cell>
          <table:table-cell table:formula="of:=PRODUCT([.E29];100)/[.B29]" office:value-type="float" office:value="58.3584337349398" calcext:value-type="float">
            <text:p>58.3584337349</text:p>
          </table:table-cell>
          <table:table-cell office:value-type="float" office:value="1829" calcext:value-type="float">
            <text:p>1829</text:p>
          </table:table-cell>
          <table:table-cell table:formula="of:=PRODUCT([.G29];100)/[.B29]" office:value-type="float" office:value="68.8629518072289" calcext:value-type="float">
            <text:p>68.862951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tsp/tsp</text:p>
          </table:table-cell>
          <table:table-cell office:value-type="float" office:value="2448" calcext:value-type="float">
            <text:p>2448</text:p>
          </table:table-cell>
          <table:table-cell office:value-type="float" office:value="595" calcext:value-type="float">
            <text:p>595</text:p>
          </table:table-cell>
          <table:table-cell table:style-name="ce20" table:formula="of:=PRODUCT([.C30];100)/[.B30]" office:value-type="float" office:value="24.3055555555556" calcext:value-type="float">
            <text:p>24.3055555556</text:p>
          </table:table-cell>
          <table:table-cell office:value-type="float" office:value="252" calcext:value-type="float">
            <text:p>252</text:p>
          </table:table-cell>
          <table:table-cell table:style-name="ce29" table:formula="of:=PRODUCT([.E30];100)/[.B30]" office:value-type="float" office:value="10.2941176470588" calcext:value-type="float">
            <text:p>10.2941176471</text:p>
          </table:table-cell>
          <table:table-cell office:value-type="float" office:value="689" calcext:value-type="float">
            <text:p>689</text:p>
          </table:table-cell>
          <table:table-cell table:formula="of:=PRODUCT([.G30];100)/[.B30]" office:value-type="float" office:value="28.1454248366013" calcext:value-type="float">
            <text:p>28.145424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treeadd/treeadd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PRODUCT([.C31];100)/[.B31]" office:value-type="float" office:value="21.5189873417721" calcext:value-type="float">
            <text:p>21.5189873418</text:p>
          </table:table-cell>
          <table:table-cell office:value-type="float" office:value="22" calcext:value-type="float">
            <text:p>22</text:p>
          </table:table-cell>
          <table:table-cell table:formula="of:=PRODUCT([.E31];100)/[.B31]" office:value-type="float" office:value="27.8481012658228" calcext:value-type="float">
            <text:p>27.8481012658</text:p>
          </table:table-cell>
          <table:table-cell office:value-type="float" office:value="28" calcext:value-type="float">
            <text:p>28</text:p>
          </table:table-cell>
          <table:table-cell table:formula="of:=PRODUCT([.G31];100)/[.B31]" office:value-type="float" office:value="35.4430379746835" calcext:value-type="float">
            <text:p>35.443037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quivalencing-dbl/Equivalencing-dbl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40941" calcext:value-type="float">
            <text:p>140941</text:p>
          </table:table-cell>
          <table:table-cell table:formula="of:=PRODUCT([.C32];100)/[.B32]" office:value-type="float" office:value="12.1722796305333" calcext:value-type="float">
            <text:p>12.1722796305</text:p>
          </table:table-cell>
          <table:table-cell office:value-type="float" office:value="503601" calcext:value-type="float">
            <text:p>503601</text:p>
          </table:table-cell>
          <table:table-cell table:formula="of:=PRODUCT([.E32];100)/[.B32]" office:value-type="float" office:value="43.4931793744629" calcext:value-type="float">
            <text:p>43.4931793745</text:p>
          </table:table-cell>
          <table:table-cell office:value-type="float" office:value="531300" calcext:value-type="float">
            <text:p>531300</text:p>
          </table:table-cell>
          <table:table-cell table:formula="of:=PRODUCT([.G32];100)/[.B32]" office:value-type="float" office:value="45.8853858543811" calcext:value-type="float">
            <text:p>45.8853858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quivalencing-flt/Equivalencing-flt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40775" calcext:value-type="float">
            <text:p>140775</text:p>
          </table:table-cell>
          <table:table-cell table:formula="of:=PRODUCT([.C33];100)/[.B33]" office:value-type="float" office:value="12.1579431463401" calcext:value-type="float">
            <text:p>12.1579431463</text:p>
          </table:table-cell>
          <table:table-cell office:value-type="float" office:value="503549" calcext:value-type="float">
            <text:p>503549</text:p>
          </table:table-cell>
          <table:table-cell table:formula="of:=PRODUCT([.E33];100)/[.B33]" office:value-type="float" office:value="43.4886884276072" calcext:value-type="float">
            <text:p>43.4886884276</text:p>
          </table:table-cell>
          <table:table-cell office:value-type="float" office:value="531248" calcext:value-type="float">
            <text:p>531248</text:p>
          </table:table-cell>
          <table:table-cell table:formula="of:=PRODUCT([.G33];100)/[.B33]" office:value-type="float" office:value="45.8808949075254" calcext:value-type="float">
            <text:p>45.8808949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xpansion-dbl/Expansion-dbl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40744" calcext:value-type="float">
            <text:p>140744</text:p>
          </table:table-cell>
          <table:table-cell table:formula="of:=PRODUCT([.C34];100)/[.B34]" office:value-type="float" office:value="12.1187698687415" calcext:value-type="float">
            <text:p>12.1187698687</text:p>
          </table:table-cell>
          <table:table-cell office:value-type="float" office:value="505683" calcext:value-type="float">
            <text:p>505683</text:p>
          </table:table-cell>
          <table:table-cell table:formula="of:=PRODUCT([.E34];100)/[.B34]" office:value-type="float" office:value="43.5418625556669" calcext:value-type="float">
            <text:p>43.5418625557</text:p>
          </table:table-cell>
          <table:table-cell office:value-type="float" office:value="533312" calcext:value-type="float">
            <text:p>533312</text:p>
          </table:table-cell>
          <table:table-cell table:formula="of:=PRODUCT([.G34];100)/[.B34]" office:value-type="float" office:value="45.9208591217973" calcext:value-type="float">
            <text:p>45.9208591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ductions-flt/Reductions-flt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40927" calcext:value-type="float">
            <text:p>140927</text:p>
          </table:table-cell>
          <table:table-cell table:formula="of:=PRODUCT([.C35];100)/[.B35]" office:value-type="float" office:value="12.1425149576774" calcext:value-type="float">
            <text:p>12.1425149577</text:p>
          </table:table-cell>
          <table:table-cell office:value-type="float" office:value="505744" calcext:value-type="float">
            <text:p>505744</text:p>
          </table:table-cell>
          <table:table-cell table:formula="of:=PRODUCT([.E35];100)/[.B35]" office:value-type="float" office:value="43.5757809699744" calcext:value-type="float">
            <text:p>43.57578097</text:p>
          </table:table-cell>
          <table:table-cell office:value-type="float" office:value="533402" calcext:value-type="float">
            <text:p>533402</text:p>
          </table:table-cell>
          <table:table-cell table:formula="of:=PRODUCT([.G35];100)/[.B35]" office:value-type="float" office:value="45.9588422619868" calcext:value-type="float">
            <text:p>45.958842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uctionVariable-flt/InductionVariable-flt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40681" calcext:value-type="float">
            <text:p>140681</text:p>
          </table:table-cell>
          <table:table-cell table:formula="of:=PRODUCT([.C36];100)/[.B36]" office:value-type="float" office:value="12.1325358872307" calcext:value-type="float">
            <text:p>12.1325358872</text:p>
          </table:table-cell>
          <table:table-cell office:value-type="float" office:value="504675" calcext:value-type="float">
            <text:p>504675</text:p>
          </table:table-cell>
          <table:table-cell table:formula="of:=PRODUCT([.E36];100)/[.B36]" office:value-type="float" office:value="43.5239126028969" calcext:value-type="float">
            <text:p>43.5239126029</text:p>
          </table:table-cell>
          <table:table-cell office:value-type="float" office:value="532310" calcext:value-type="float">
            <text:p>532310</text:p>
          </table:table-cell>
          <table:table-cell table:formula="of:=PRODUCT([.G36];100)/[.B36]" office:value-type="float" office:value="45.9071955568396" calcext:value-type="float">
            <text:p>45.907195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Loops-flt/ControlLoops-flt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40954" calcext:value-type="float">
            <text:p>140954</text:p>
          </table:table-cell>
          <table:table-cell table:formula="of:=PRODUCT([.C37];100)/[.B37]" office:value-type="float" office:value="12.1567088553009" calcext:value-type="float">
            <text:p>12.1567088553</text:p>
          </table:table-cell>
          <table:table-cell office:value-type="float" office:value="505049" calcext:value-type="float">
            <text:p>505049</text:p>
          </table:table-cell>
          <table:table-cell table:formula="of:=PRODUCT([.E37];100)/[.B37]" office:value-type="float" office:value="43.5584208370168" calcext:value-type="float">
            <text:p>43.558420837</text:p>
          </table:table-cell>
          <table:table-cell office:value-type="float" office:value="532766" calcext:value-type="float">
            <text:p>532766</text:p>
          </table:table-cell>
          <table:table-cell table:formula="of:=PRODUCT([.G37];100)/[.B37]" office:value-type="float" office:value="45.9488992863149" calcext:value-type="float">
            <text:p>45.9488992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ymbolics-flt/Symbolics-flt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40649" calcext:value-type="float">
            <text:p>140649</text:p>
          </table:table-cell>
          <table:table-cell table:formula="of:=PRODUCT([.C38];100)/[.B38]" office:value-type="float" office:value="12.1545352337118" calcext:value-type="float">
            <text:p>12.1545352337</text:p>
          </table:table-cell>
          <table:table-cell office:value-type="float" office:value="503373" calcext:value-type="float">
            <text:p>503373</text:p>
          </table:table-cell>
          <table:table-cell table:formula="of:=PRODUCT([.E38];100)/[.B38]" office:value-type="float" office:value="43.5002372160429" calcext:value-type="float">
            <text:p>43.500237216</text:p>
          </table:table-cell>
          <table:table-cell office:value-type="float" office:value="531093" calcext:value-type="float">
            <text:p>531093</text:p>
          </table:table-cell>
          <table:table-cell table:formula="of:=PRODUCT([.G38];100)/[.B38]" office:value-type="float" office:value="45.8957303704805" calcext:value-type="float">
            <text:p>45.8957303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irectAddressing-dbl/IndirectAddressing-dbl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40712" calcext:value-type="float">
            <text:p>140712</text:p>
          </table:table-cell>
          <table:table-cell table:formula="of:=PRODUCT([.C39];100)/[.B39]" office:value-type="float" office:value="12.1504244514426" calcext:value-type="float">
            <text:p>12.1504244514</text:p>
          </table:table-cell>
          <table:table-cell office:value-type="float" office:value="503960" calcext:value-type="float">
            <text:p>503960</text:p>
          </table:table-cell>
          <table:table-cell table:formula="of:=PRODUCT([.E39];100)/[.B39]" office:value-type="float" office:value="43.516742755053" calcext:value-type="float">
            <text:p>43.5167427551</text:p>
          </table:table-cell>
          <table:table-cell office:value-type="float" office:value="531589" calcext:value-type="float">
            <text:p>531589</text:p>
          </table:table-cell>
          <table:table-cell table:formula="of:=PRODUCT([.G39];100)/[.B39]" office:value-type="float" office:value="45.9024957623935" calcext:value-type="float">
            <text:p>45.9024957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NodeSplitting-flt/NodeSplitting-flt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40595" calcext:value-type="float">
            <text:p>140595</text:p>
          </table:table-cell>
          <table:table-cell table:formula="of:=PRODUCT([.C40];100)/[.B40]" office:value-type="float" office:value="12.1265623423211" calcext:value-type="float">
            <text:p>12.1265623423</text:p>
          </table:table-cell>
          <table:table-cell office:value-type="float" office:value="504345" calcext:value-type="float">
            <text:p>504345</text:p>
          </table:table-cell>
          <table:table-cell table:formula="of:=PRODUCT([.E40];100)/[.B40]" office:value-type="float" office:value="43.5006300689065" calcext:value-type="float">
            <text:p>43.5006300689</text:p>
          </table:table-cell>
          <table:table-cell office:value-type="float" office:value="532027" calcext:value-type="float">
            <text:p>532027</text:p>
          </table:table-cell>
          <table:table-cell table:formula="of:=PRODUCT([.G40];100)/[.B40]" office:value-type="float" office:value="45.8882505302325" calcext:value-type="float">
            <text:p>45.8882505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currences-flt/Recurrences-flt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40463" calcext:value-type="float">
            <text:p>140463</text:p>
          </table:table-cell>
          <table:table-cell table:formula="of:=PRODUCT([.C41];100)/[.B41]" office:value-type="float" office:value="12.1420921192192" calcext:value-type="float">
            <text:p>12.1420921192</text:p>
          </table:table-cell>
          <table:table-cell office:value-type="float" office:value="502985" calcext:value-type="float">
            <text:p>502985</text:p>
          </table:table-cell>
          <table:table-cell table:formula="of:=PRODUCT([.E41];100)/[.B41]" office:value-type="float" office:value="43.479707856058" calcext:value-type="float">
            <text:p>43.4797078561</text:p>
          </table:table-cell>
          <table:table-cell office:value-type="float" office:value="530647" calcext:value-type="float">
            <text:p>530647</text:p>
          </table:table-cell>
          <table:table-cell table:formula="of:=PRODUCT([.G41];100)/[.B41]" office:value-type="float" office:value="45.8709037738573" calcext:value-type="float">
            <text:p>45.8709037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earching-dbl/Searching-dbl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40597" calcext:value-type="float">
            <text:p>140597</text:p>
          </table:table-cell>
          <table:table-cell table:formula="of:=PRODUCT([.C42];100)/[.B42]" office:value-type="float" office:value="12.1626437964868" calcext:value-type="float">
            <text:p>12.1626437965</text:p>
          </table:table-cell>
          <table:table-cell office:value-type="float" office:value="502553" calcext:value-type="float">
            <text:p>502553</text:p>
          </table:table-cell>
          <table:table-cell table:formula="of:=PRODUCT([.E42];100)/[.B42]" office:value-type="float" office:value="43.474420704964" calcext:value-type="float">
            <text:p>43.474420705</text:p>
          </table:table-cell>
          <table:table-cell office:value-type="float" office:value="530197" calcext:value-type="float">
            <text:p>530197</text:p>
          </table:table-cell>
          <table:table-cell table:formula="of:=PRODUCT([.G42];100)/[.B42]" office:value-type="float" office:value="45.8658239718194" calcext:value-type="float">
            <text:p>45.8658239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rolling-dbl/LoopRerolling-dbl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40686" calcext:value-type="float">
            <text:p>140686</text:p>
          </table:table-cell>
          <table:table-cell table:formula="of:=PRODUCT([.C43];100)/[.B43]" office:value-type="float" office:value="12.1433873668583" calcext:value-type="float">
            <text:p>12.1433873669</text:p>
          </table:table-cell>
          <table:table-cell office:value-type="float" office:value="503876" calcext:value-type="float">
            <text:p>503876</text:p>
          </table:table-cell>
          <table:table-cell table:formula="of:=PRODUCT([.E43];100)/[.B43]" office:value-type="float" office:value="43.4923265489323" calcext:value-type="float">
            <text:p>43.4923265489</text:p>
          </table:table-cell>
          <table:table-cell office:value-type="float" office:value="531586" calcext:value-type="float">
            <text:p>531586</text:p>
          </table:table-cell>
          <table:table-cell table:formula="of:=PRODUCT([.G43];100)/[.B43]" office:value-type="float" office:value="45.884130025722" calcext:value-type="float">
            <text:p>45.8841300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ymbolics-dbl/Symbolics-dbl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40588" calcext:value-type="float">
            <text:p>140588</text:p>
          </table:table-cell>
          <table:table-cell table:formula="of:=PRODUCT([.C44];100)/[.B44]" office:value-type="float" office:value="12.149263766092" calcext:value-type="float">
            <text:p>12.1492637661</text:p>
          </table:table-cell>
          <table:table-cell office:value-type="float" office:value="503373" calcext:value-type="float">
            <text:p>503373</text:p>
          </table:table-cell>
          <table:table-cell table:formula="of:=PRODUCT([.E44];100)/[.B44]" office:value-type="float" office:value="43.5002372160429" calcext:value-type="float">
            <text:p>43.500237216</text:p>
          </table:table-cell>
          <table:table-cell office:value-type="float" office:value="531062" calcext:value-type="float">
            <text:p>531062</text:p>
          </table:table-cell>
          <table:table-cell table:formula="of:=PRODUCT([.G44];100)/[.B44]" office:value-type="float" office:value="45.8930514279196" calcext:value-type="float">
            <text:p>45.8930514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structuring-dbl/LoopRestructuring-dbl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40844" calcext:value-type="float">
            <text:p>140844</text:p>
          </table:table-cell>
          <table:table-cell table:formula="of:=PRODUCT([.C45];100)/[.B45]" office:value-type="float" office:value="12.1402170765008" calcext:value-type="float">
            <text:p>12.1402170765</text:p>
          </table:table-cell>
          <table:table-cell office:value-type="float" office:value="504825" calcext:value-type="float">
            <text:p>504825</text:p>
          </table:table-cell>
          <table:table-cell table:formula="of:=PRODUCT([.E45];100)/[.B45]" office:value-type="float" office:value="43.5139948144368" calcext:value-type="float">
            <text:p>43.5139948144</text:p>
          </table:table-cell>
          <table:table-cell office:value-type="float" office:value="532533" calcext:value-type="float">
            <text:p>532533</text:p>
          </table:table-cell>
          <table:table-cell table:formula="of:=PRODUCT([.G45];100)/[.B45]" office:value-type="float" office:value="45.9023190224662" calcext:value-type="float">
            <text:p>45.902319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inearDependence-dbl/LinearDependence-dbl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40764" calcext:value-type="float">
            <text:p>140764</text:p>
          </table:table-cell>
          <table:table-cell table:formula="of:=PRODUCT([.C46];100)/[.B46]" office:value-type="float" office:value="12.1210555592869" calcext:value-type="float">
            <text:p>12.1210555593</text:p>
          </table:table-cell>
          <table:table-cell office:value-type="float" office:value="505760" calcext:value-type="float">
            <text:p>505760</text:p>
          </table:table-cell>
          <table:table-cell table:formula="of:=PRODUCT([.E46];100)/[.B46]" office:value-type="float" office:value="43.5505176015527" calcext:value-type="float">
            <text:p>43.5505176016</text:p>
          </table:table-cell>
          <table:table-cell office:value-type="float" office:value="533398" calcext:value-type="float">
            <text:p>533398</text:p>
          </table:table-cell>
          <table:table-cell table:formula="of:=PRODUCT([.G46];100)/[.B46]" office:value-type="float" office:value="45.9303997699166" calcext:value-type="float">
            <text:p>45.930399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Packing-flt/Packing-flt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40528" calcext:value-type="float">
            <text:p>140528</text:p>
          </table:table-cell>
          <table:table-cell table:formula="of:=PRODUCT([.C47];100)/[.B47]" office:value-type="float" office:value="12.1520073191528" calcext:value-type="float">
            <text:p>12.1520073192</text:p>
          </table:table-cell>
          <table:table-cell office:value-type="float" office:value="502835" calcext:value-type="float">
            <text:p>502835</text:p>
          </table:table-cell>
          <table:table-cell table:formula="of:=PRODUCT([.E47];100)/[.B47]" office:value-type="float" office:value="43.4821145987005" calcext:value-type="float">
            <text:p>43.4821145987</text:p>
          </table:table-cell>
          <table:table-cell office:value-type="float" office:value="530472" calcext:value-type="float">
            <text:p>530472</text:p>
          </table:table-cell>
          <table:table-cell table:formula="of:=PRODUCT([.G47];100)/[.B47]" office:value-type="float" office:value="45.871994382654" calcext:value-type="float">
            <text:p>45.871994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rolling-flt/LoopRerolling-flt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40597" calcext:value-type="float">
            <text:p>140597</text:p>
          </table:table-cell>
          <table:table-cell table:formula="of:=PRODUCT([.C48];100)/[.B48]" office:value-type="float" office:value="12.1357052842371" calcext:value-type="float">
            <text:p>12.1357052842</text:p>
          </table:table-cell>
          <table:table-cell office:value-type="float" office:value="503864" calcext:value-type="float">
            <text:p>503864</text:p>
          </table:table-cell>
          <table:table-cell table:formula="of:=PRODUCT([.E48];100)/[.B48]" office:value-type="float" office:value="43.4912907625114" calcext:value-type="float">
            <text:p>43.4912907625</text:p>
          </table:table-cell>
          <table:table-cell office:value-type="float" office:value="531525" calcext:value-type="float">
            <text:p>531525</text:p>
          </table:table-cell>
          <table:table-cell table:formula="of:=PRODUCT([.G48];100)/[.B48]" office:value-type="float" office:value="45.8788647780828" calcext:value-type="float">
            <text:p>45.8788647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currences-dbl/Recurrences-dbl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40413" calcext:value-type="float">
            <text:p>140413</text:p>
          </table:table-cell>
          <table:table-cell table:formula="of:=PRODUCT([.C49];100)/[.B49]" office:value-type="float" office:value="12.1377699517733" calcext:value-type="float">
            <text:p>12.1377699518</text:p>
          </table:table-cell>
          <table:table-cell office:value-type="float" office:value="502985" calcext:value-type="float">
            <text:p>502985</text:p>
          </table:table-cell>
          <table:table-cell table:formula="of:=PRODUCT([.E49];100)/[.B49]" office:value-type="float" office:value="43.479707856058" calcext:value-type="float">
            <text:p>43.4797078561</text:p>
          </table:table-cell>
          <table:table-cell office:value-type="float" office:value="530649" calcext:value-type="float">
            <text:p>530649</text:p>
          </table:table-cell>
          <table:table-cell table:formula="of:=PRODUCT([.G49];100)/[.B49]" office:value-type="float" office:value="45.8710766605551" calcext:value-type="float">
            <text:p>45.8710766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ductions-dbl/Reductions-dbl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41008" calcext:value-type="float">
            <text:p>141008</text:p>
          </table:table-cell>
          <table:table-cell table:formula="of:=PRODUCT([.C50];100)/[.B50]" office:value-type="float" office:value="12.1494940582867" calcext:value-type="float">
            <text:p>12.1494940583</text:p>
          </table:table-cell>
          <table:table-cell office:value-type="float" office:value="505744" calcext:value-type="float">
            <text:p>505744</text:p>
          </table:table-cell>
          <table:table-cell table:formula="of:=PRODUCT([.E50];100)/[.B50]" office:value-type="float" office:value="43.5757809699744" calcext:value-type="float">
            <text:p>43.57578097</text:p>
          </table:table-cell>
          <table:table-cell office:value-type="float" office:value="533381" calcext:value-type="float">
            <text:p>533381</text:p>
          </table:table-cell>
          <table:table-cell table:formula="of:=PRODUCT([.G50];100)/[.B50]" office:value-type="float" office:value="45.9570328655325" calcext:value-type="float">
            <text:p>45.9570328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Flow-flt/ControlFlow-flt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41107" calcext:value-type="float">
            <text:p>141107</text:p>
          </table:table-cell>
          <table:table-cell table:formula="of:=PRODUCT([.C51];100)/[.B51]" office:value-type="float" office:value="12.0561922264914" calcext:value-type="float">
            <text:p>12.0561922265</text:p>
          </table:table-cell>
          <table:table-cell office:value-type="float" office:value="510311" calcext:value-type="float">
            <text:p>510311</text:p>
          </table:table-cell>
          <table:table-cell table:formula="of:=PRODUCT([.E51];100)/[.B51]" office:value-type="float" office:value="43.6010085346088" calcext:value-type="float">
            <text:p>43.6010085346</text:p>
          </table:table-cell>
          <table:table-cell office:value-type="float" office:value="537949" calcext:value-type="float">
            <text:p>537949</text:p>
          </table:table-cell>
          <table:table-cell table:formula="of:=PRODUCT([.G51];100)/[.B51]" office:value-type="float" office:value="45.9624012419569" calcext:value-type="float">
            <text:p>45.962401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tatementReordering-flt/StatementReordering-flt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40616" calcext:value-type="float">
            <text:p>140616</text:p>
          </table:table-cell>
          <table:table-cell table:formula="of:=PRODUCT([.C52];100)/[.B52]" office:value-type="float" office:value="12.1542042624767" calcext:value-type="float">
            <text:p>12.1542042625</text:p>
          </table:table-cell>
          <table:table-cell office:value-type="float" office:value="503044" calcext:value-type="float">
            <text:p>503044</text:p>
          </table:table-cell>
          <table:table-cell table:formula="of:=PRODUCT([.E52];100)/[.B52]" office:value-type="float" office:value="43.4808238679336" calcext:value-type="float">
            <text:p>43.4808238679</text:p>
          </table:table-cell>
          <table:table-cell office:value-type="float" office:value="530684" calcext:value-type="float">
            <text:p>530684</text:p>
          </table:table-cell>
          <table:table-cell table:formula="of:=PRODUCT([.G52];100)/[.B52]" office:value-type="float" office:value="45.869899121211" calcext:value-type="float">
            <text:p>45.869899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inearDependence-flt/LinearDependence-flt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40842" calcext:value-type="float">
            <text:p>140842</text:p>
          </table:table-cell>
          <table:table-cell table:formula="of:=PRODUCT([.C53];100)/[.B53]" office:value-type="float" office:value="12.1277720658769" calcext:value-type="float">
            <text:p>12.1277720659</text:p>
          </table:table-cell>
          <table:table-cell office:value-type="float" office:value="505760" calcext:value-type="float">
            <text:p>505760</text:p>
          </table:table-cell>
          <table:table-cell table:formula="of:=PRODUCT([.E53];100)/[.B53]" office:value-type="float" office:value="43.5505176015527" calcext:value-type="float">
            <text:p>43.5505176016</text:p>
          </table:table-cell>
          <table:table-cell office:value-type="float" office:value="533432" calcext:value-type="float">
            <text:p>533432</text:p>
          </table:table-cell>
          <table:table-cell table:formula="of:=PRODUCT([.G53];100)/[.B53]" office:value-type="float" office:value="45.9333274779173" calcext:value-type="float">
            <text:p>45.9333274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rossingThresholds-dbl/CrossingThresholds-dbl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40657" calcext:value-type="float">
            <text:p>140657</text:p>
          </table:table-cell>
          <table:table-cell table:formula="of:=PRODUCT([.C54];100)/[.B54]" office:value-type="float" office:value="12.1415234976206" calcext:value-type="float">
            <text:p>12.1415234976</text:p>
          </table:table-cell>
          <table:table-cell office:value-type="float" office:value="504120" calcext:value-type="float">
            <text:p>504120</text:p>
          </table:table-cell>
          <table:table-cell table:formula="of:=PRODUCT([.E54];100)/[.B54]" office:value-type="float" office:value="43.5156787477373" calcext:value-type="float">
            <text:p>43.5156787477</text:p>
          </table:table-cell>
          <table:table-cell office:value-type="float" office:value="531749" calcext:value-type="float">
            <text:p>531749</text:p>
          </table:table-cell>
          <table:table-cell table:formula="of:=PRODUCT([.G54];100)/[.B54]" office:value-type="float" office:value="45.9006162390514" calcext:value-type="float">
            <text:p>45.900616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Packing-dbl/Packing-dbl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40496" calcext:value-type="float">
            <text:p>140496</text:p>
          </table:table-cell>
          <table:table-cell table:formula="of:=PRODUCT([.C55];100)/[.B55]" office:value-type="float" office:value="12.1492401536469" calcext:value-type="float">
            <text:p>12.1492401536</text:p>
          </table:table-cell>
          <table:table-cell office:value-type="float" office:value="502835" calcext:value-type="float">
            <text:p>502835</text:p>
          </table:table-cell>
          <table:table-cell table:formula="of:=PRODUCT([.E55];100)/[.B55]" office:value-type="float" office:value="43.4821145987005" calcext:value-type="float">
            <text:p>43.4821145987</text:p>
          </table:table-cell>
          <table:table-cell office:value-type="float" office:value="530553" calcext:value-type="float">
            <text:p>530553</text:p>
          </table:table-cell>
          <table:table-cell table:formula="of:=PRODUCT([.G55];100)/[.B55]" office:value-type="float" office:value="45.8789987703408" calcext:value-type="float">
            <text:p>45.8789987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rossingThresholds-flt/CrossingThresholds-flt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40704" calcext:value-type="float">
            <text:p>140704</text:p>
          </table:table-cell>
          <table:table-cell table:formula="of:=PRODUCT([.C56];100)/[.B56]" office:value-type="float" office:value="12.1455805413823" calcext:value-type="float">
            <text:p>12.1455805414</text:p>
          </table:table-cell>
          <table:table-cell office:value-type="float" office:value="504120" calcext:value-type="float">
            <text:p>504120</text:p>
          </table:table-cell>
          <table:table-cell table:formula="of:=PRODUCT([.E56];100)/[.B56]" office:value-type="float" office:value="43.5156787477373" calcext:value-type="float">
            <text:p>43.5156787477</text:p>
          </table:table-cell>
          <table:table-cell office:value-type="float" office:value="531737" calcext:value-type="float">
            <text:p>531737</text:p>
          </table:table-cell>
          <table:table-cell table:formula="of:=PRODUCT([.G56];100)/[.B56]" office:value-type="float" office:value="45.899580398091" calcext:value-type="float">
            <text:p>45.899580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NodeSplitting-dbl/NodeSplitting-dbl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40656" calcext:value-type="float">
            <text:p>140656</text:p>
          </table:table-cell>
          <table:table-cell table:formula="of:=PRODUCT([.C57];100)/[.B57]" office:value-type="float" office:value="12.1318236980085" calcext:value-type="float">
            <text:p>12.131823698</text:p>
          </table:table-cell>
          <table:table-cell office:value-type="float" office:value="504345" calcext:value-type="float">
            <text:p>504345</text:p>
          </table:table-cell>
          <table:table-cell table:formula="of:=PRODUCT([.E57];100)/[.B57]" office:value-type="float" office:value="43.5006300689065" calcext:value-type="float">
            <text:p>43.5006300689</text:p>
          </table:table-cell>
          <table:table-cell office:value-type="float" office:value="531981" calcext:value-type="float">
            <text:p>531981</text:p>
          </table:table-cell>
          <table:table-cell table:formula="of:=PRODUCT([.G57];100)/[.B57]" office:value-type="float" office:value="45.8842829505338" calcext:value-type="float">
            <text:p>45.8842829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irectAddressing-flt/IndirectAddressing-flt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40598" calcext:value-type="float">
            <text:p>140598</text:p>
          </table:table-cell>
          <table:table-cell table:formula="of:=PRODUCT([.C58];100)/[.B58]" office:value-type="float" office:value="12.1405805974183" calcext:value-type="float">
            <text:p>12.1405805974</text:p>
          </table:table-cell>
          <table:table-cell office:value-type="float" office:value="503960" calcext:value-type="float">
            <text:p>503960</text:p>
          </table:table-cell>
          <table:table-cell table:formula="of:=PRODUCT([.E58];100)/[.B58]" office:value-type="float" office:value="43.516742755053" calcext:value-type="float">
            <text:p>43.5167427551</text:p>
          </table:table-cell>
          <table:table-cell office:value-type="float" office:value="531581" calcext:value-type="float">
            <text:p>531581</text:p>
          </table:table-cell>
          <table:table-cell table:formula="of:=PRODUCT([.G58];100)/[.B58]" office:value-type="float" office:value="45.9018049656199" calcext:value-type="float">
            <text:p>45.9018049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GlobalDataFlow-dbl/GlobalDataFlow-dbl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40686" calcext:value-type="float">
            <text:p>140686</text:p>
          </table:table-cell>
          <table:table-cell table:formula="of:=PRODUCT([.C59];100)/[.B59]" office:value-type="float" office:value="12.138934307766" calcext:value-type="float">
            <text:p>12.1389343078</text:p>
          </table:table-cell>
          <table:table-cell office:value-type="float" office:value="504582" calcext:value-type="float">
            <text:p>504582</text:p>
          </table:table-cell>
          <table:table-cell table:formula="of:=PRODUCT([.E59];100)/[.B59]" office:value-type="float" office:value="43.5372940511577" calcext:value-type="float">
            <text:p>43.5372940512</text:p>
          </table:table-cell>
          <table:table-cell office:value-type="float" office:value="532209" calcext:value-type="float">
            <text:p>532209</text:p>
          </table:table-cell>
          <table:table-cell table:formula="of:=PRODUCT([.G59];100)/[.B59]" office:value-type="float" office:value="45.9210588758073" calcext:value-type="float">
            <text:p>45.921058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tatementReordering-dbl/StatementReordering-dbl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40464" calcext:value-type="float">
            <text:p>140464</text:p>
          </table:table-cell>
          <table:table-cell table:formula="of:=PRODUCT([.C60];100)/[.B60]" office:value-type="float" office:value="12.1410660772923" calcext:value-type="float">
            <text:p>12.1410660773</text:p>
          </table:table-cell>
          <table:table-cell office:value-type="float" office:value="503044" calcext:value-type="float">
            <text:p>503044</text:p>
          </table:table-cell>
          <table:table-cell table:formula="of:=PRODUCT([.E60];100)/[.B60]" office:value-type="float" office:value="43.4808238679336" calcext:value-type="float">
            <text:p>43.4808238679</text:p>
          </table:table-cell>
          <table:table-cell office:value-type="float" office:value="530696" calcext:value-type="float">
            <text:p>530696</text:p>
          </table:table-cell>
          <table:table-cell table:formula="of:=PRODUCT([.G60];100)/[.B60]" office:value-type="float" office:value="45.8709363463571" calcext:value-type="float">
            <text:p>45.870936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structuring-flt/LoopRestructuring-flt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40765" calcext:value-type="float">
            <text:p>140765</text:p>
          </table:table-cell>
          <table:table-cell table:formula="of:=PRODUCT([.C61];100)/[.B61]" office:value-type="float" office:value="12.1334075769904" calcext:value-type="float">
            <text:p>12.133407577</text:p>
          </table:table-cell>
          <table:table-cell office:value-type="float" office:value="504825" calcext:value-type="float">
            <text:p>504825</text:p>
          </table:table-cell>
          <table:table-cell table:formula="of:=PRODUCT([.E61];100)/[.B61]" office:value-type="float" office:value="43.5139948144368" calcext:value-type="float">
            <text:p>43.5139948144</text:p>
          </table:table-cell>
          <table:table-cell office:value-type="float" office:value="532544" calcext:value-type="float">
            <text:p>532544</text:p>
          </table:table-cell>
          <table:table-cell table:formula="of:=PRODUCT([.G61];100)/[.B61]" office:value-type="float" office:value="45.9032671806259" calcext:value-type="float">
            <text:p>45.9032671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Flow-dbl/ControlFlow-dbl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41134" calcext:value-type="float">
            <text:p>141134</text:p>
          </table:table-cell>
          <table:table-cell table:formula="of:=PRODUCT([.C62];100)/[.B62]" office:value-type="float" office:value="12.0584991084329" calcext:value-type="float">
            <text:p>12.0584991084</text:p>
          </table:table-cell>
          <table:table-cell office:value-type="float" office:value="510311" calcext:value-type="float">
            <text:p>510311</text:p>
          </table:table-cell>
          <table:table-cell table:formula="of:=PRODUCT([.E62];100)/[.B62]" office:value-type="float" office:value="43.6010085346088" calcext:value-type="float">
            <text:p>43.6010085346</text:p>
          </table:table-cell>
          <table:table-cell office:value-type="float" office:value="537940" calcext:value-type="float">
            <text:p>537940</text:p>
          </table:table-cell>
          <table:table-cell table:formula="of:=PRODUCT([.G62];100)/[.B62]" office:value-type="float" office:value="45.9616322813097" calcext:value-type="float">
            <text:p>45.961632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earching-flt/Searching-flt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40572" calcext:value-type="float">
            <text:p>140572</text:p>
          </table:table-cell>
          <table:table-cell table:formula="of:=PRODUCT([.C63];100)/[.B63]" office:value-type="float" office:value="12.1604811180874" calcext:value-type="float">
            <text:p>12.1604811181</text:p>
          </table:table-cell>
          <table:table-cell office:value-type="float" office:value="502553" calcext:value-type="float">
            <text:p>502553</text:p>
          </table:table-cell>
          <table:table-cell table:formula="of:=PRODUCT([.E63];100)/[.B63]" office:value-type="float" office:value="43.474420704964" calcext:value-type="float">
            <text:p>43.474420705</text:p>
          </table:table-cell>
          <table:table-cell office:value-type="float" office:value="530240" calcext:value-type="float">
            <text:p>530240</text:p>
          </table:table-cell>
          <table:table-cell table:formula="of:=PRODUCT([.G63];100)/[.B63]" office:value-type="float" office:value="45.8695437786663" calcext:value-type="float">
            <text:p>45.8695437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uctionVariable-dbl/InductionVariable-dbl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40709" calcext:value-type="float">
            <text:p>140709</text:p>
          </table:table-cell>
          <table:table-cell table:formula="of:=PRODUCT([.C64];100)/[.B64]" office:value-type="float" office:value="12.1349506483202" calcext:value-type="float">
            <text:p>12.1349506483</text:p>
          </table:table-cell>
          <table:table-cell office:value-type="float" office:value="504675" calcext:value-type="float">
            <text:p>504675</text:p>
          </table:table-cell>
          <table:table-cell table:formula="of:=PRODUCT([.E64];100)/[.B64]" office:value-type="float" office:value="43.5239126028969" calcext:value-type="float">
            <text:p>43.5239126029</text:p>
          </table:table-cell>
          <table:table-cell office:value-type="float" office:value="532293" calcext:value-type="float">
            <text:p>532293</text:p>
          </table:table-cell>
          <table:table-cell table:formula="of:=PRODUCT([.G64];100)/[.B64]" office:value-type="float" office:value="45.9057294518924" calcext:value-type="float">
            <text:p>45.9057294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xpansion-flt/Expansion-flt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40624" calcext:value-type="float">
            <text:p>140624</text:p>
          </table:table-cell>
          <table:table-cell table:formula="of:=PRODUCT([.C65];100)/[.B65]" office:value-type="float" office:value="12.1084372621348" calcext:value-type="float">
            <text:p>12.1084372621</text:p>
          </table:table-cell>
          <table:table-cell office:value-type="float" office:value="505683" calcext:value-type="float">
            <text:p>505683</text:p>
          </table:table-cell>
          <table:table-cell table:formula="of:=PRODUCT([.E65];100)/[.B65]" office:value-type="float" office:value="43.5418625556669" calcext:value-type="float">
            <text:p>43.5418625557</text:p>
          </table:table-cell>
          <table:table-cell office:value-type="float" office:value="533319" calcext:value-type="float">
            <text:p>533319</text:p>
          </table:table-cell>
          <table:table-cell table:formula="of:=PRODUCT([.G65];100)/[.B65]" office:value-type="float" office:value="45.9214618571827" calcext:value-type="float">
            <text:p>45.921461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Loops-dbl/ControlLoops-dbl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40986" calcext:value-type="float">
            <text:p>140986</text:p>
          </table:table-cell>
          <table:table-cell table:formula="of:=PRODUCT([.C66];100)/[.B66]" office:value-type="float" office:value="12.1594687250695" calcext:value-type="float">
            <text:p>12.1594687251</text:p>
          </table:table-cell>
          <table:table-cell office:value-type="float" office:value="505049" calcext:value-type="float">
            <text:p>505049</text:p>
          </table:table-cell>
          <table:table-cell table:formula="of:=PRODUCT([.E66];100)/[.B66]" office:value-type="float" office:value="43.5584208370168" calcext:value-type="float">
            <text:p>43.558420837</text:p>
          </table:table-cell>
          <table:table-cell office:value-type="float" office:value="532735" calcext:value-type="float">
            <text:p>532735</text:p>
          </table:table-cell>
          <table:table-cell table:formula="of:=PRODUCT([.G66];100)/[.B66]" office:value-type="float" office:value="45.9462256624766" calcext:value-type="float">
            <text:p>45.9462256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GlobalDataFlow-flt/GlobalDataFlow-flt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40712" calcext:value-type="float">
            <text:p>140712</text:p>
          </table:table-cell>
          <table:table-cell table:formula="of:=PRODUCT([.C67];100)/[.B67]" office:value-type="float" office:value="12.1411776887136" calcext:value-type="float">
            <text:p>12.1411776887</text:p>
          </table:table-cell>
          <table:table-cell office:value-type="float" office:value="504582" calcext:value-type="float">
            <text:p>504582</text:p>
          </table:table-cell>
          <table:table-cell table:formula="of:=PRODUCT([.E67];100)/[.B67]" office:value-type="float" office:value="43.5372940511577" calcext:value-type="float">
            <text:p>43.5372940512</text:p>
          </table:table-cell>
          <table:table-cell office:value-type="float" office:value="532209" calcext:value-type="float">
            <text:p>532209</text:p>
          </table:table-cell>
          <table:table-cell table:formula="of:=PRODUCT([.G67];100)/[.B67]" office:value-type="float" office:value="45.9210588758073" calcext:value-type="float">
            <text:p>45.921058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afft/pairlocalalign</text:p>
          </table:table-cell>
          <table:table-cell office:value-type="float" office:value="2722807" calcext:value-type="float">
            <text:p>2722807</text:p>
          </table:table-cell>
          <table:table-cell office:value-type="float" office:value="651409" calcext:value-type="float">
            <text:p>651409</text:p>
          </table:table-cell>
          <table:table-cell table:formula="of:=PRODUCT([.C68];100)/[.B68]" office:value-type="float" office:value="23.9241709015733" calcext:value-type="float">
            <text:p>23.9241709016</text:p>
          </table:table-cell>
          <table:table-cell office:value-type="float" office:value="557964" calcext:value-type="float">
            <text:p>557964</text:p>
          </table:table-cell>
          <table:table-cell table:formula="of:=PRODUCT([.E68];100)/[.B68]" office:value-type="float" office:value="20.4922346681201" calcext:value-type="float">
            <text:p>20.4922346681</text:p>
          </table:table-cell>
          <table:table-cell office:value-type="float" office:value="802404" calcext:value-type="float">
            <text:p>802404</text:p>
          </table:table-cell>
          <table:table-cell table:formula="of:=PRODUCT([.G68];100)/[.B68]" office:value-type="float" office:value="29.4697347259648" calcext:value-type="float">
            <text:p>29.46973472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nchmarks/Prolangs-C++/office/office</text:p>
          </table:table-cell>
          <table:table-cell table:style-name="ce11" office:value-type="float" office:value="3399" calcext:value-type="float">
            <text:p>3399</text:p>
          </table:table-cell>
          <table:table-cell table:style-name="ce11" office:value-type="float" office:value="221" calcext:value-type="float">
            <text:p>221</text:p>
          </table:table-cell>
          <table:table-cell table:style-name="ce22" table:formula="of:=PRODUCT([.C69];100)/[.B69]" office:value-type="float" office:value="6.50191232715505" calcext:value-type="float">
            <text:p>6.5019123272</text:p>
          </table:table-cell>
          <table:table-cell table:style-name="ce11" office:value-type="float" office:value="1070" calcext:value-type="float">
            <text:p>1070</text:p>
          </table:table-cell>
          <table:table-cell table:style-name="ce31" table:formula="of:=PRODUCT([.E69];100)/[.B69]" office:value-type="float" office:value="31.4798470138276" calcext:value-type="float">
            <text:p>31.4798470138</text:p>
          </table:table-cell>
          <table:table-cell table:style-name="ce11" office:value-type="float" office:value="1200" calcext:value-type="float">
            <text:p>1200</text:p>
          </table:table-cell>
          <table:table-cell table:style-name="ce38" table:formula="of:=PRODUCT([.G69];100)/[.B69]" office:value-type="float" office:value="35.3045013239188" calcext:value-type="float">
            <text:p>35.3045013239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employ/employ</text:p>
          </table:table-cell>
          <table:table-cell office:value-type="float" office:value="3804" calcext:value-type="float">
            <text:p>3804</text:p>
          </table:table-cell>
          <table:table-cell office:value-type="float" office:value="773" calcext:value-type="float">
            <text:p>773</text:p>
          </table:table-cell>
          <table:table-cell table:formula="of:=PRODUCT([.C70];100)/[.B70]" office:value-type="float" office:value="20.3207150368034" calcext:value-type="float">
            <text:p>20.3207150368</text:p>
          </table:table-cell>
          <table:table-cell office:value-type="float" office:value="2026" calcext:value-type="float">
            <text:p>2026</text:p>
          </table:table-cell>
          <table:table-cell table:formula="of:=PRODUCT([.E70];100)/[.B70]" office:value-type="float" office:value="53.2597266035752" calcext:value-type="float">
            <text:p>53.2597266036</text:p>
          </table:table-cell>
          <table:table-cell office:value-type="float" office:value="2241" calcext:value-type="float">
            <text:p>2241</text:p>
          </table:table-cell>
          <table:table-cell table:style-name="ce39" table:formula="of:=PRODUCT([.G70];100)/[.B70]" office:value-type="float" office:value="58.9116719242902" calcext:value-type="float">
            <text:p>58.9116719243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NP/np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table:formula="of:=PRODUCT([.C71];100)/[.B71]" office:value-type="float" office:value="10.062893081761" calcext:value-type="float">
            <text:p>10.0628930818</text:p>
          </table:table-cell>
          <table:table-cell office:value-type="float" office:value="41" calcext:value-type="float">
            <text:p>41</text:p>
          </table:table-cell>
          <table:table-cell table:formula="of:=PRODUCT([.E71];100)/[.B71]" office:value-type="float" office:value="12.8930817610063" calcext:value-type="float">
            <text:p>12.893081761</text:p>
          </table:table-cell>
          <table:table-cell office:value-type="float" office:value="45" calcext:value-type="float">
            <text:p>45</text:p>
          </table:table-cell>
          <table:table-cell table:style-name="ce39" table:formula="of:=PRODUCT([.G71];100)/[.B71]" office:value-type="float" office:value="14.1509433962264" calcext:value-type="float">
            <text:p>14.1509433962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city/city</text:p>
          </table:table-cell>
          <table:table-cell office:value-type="float" office:value="41113" calcext:value-type="float">
            <text:p>41113</text:p>
          </table:table-cell>
          <table:table-cell office:value-type="float" office:value="25646" calcext:value-type="float">
            <text:p>25646</text:p>
          </table:table-cell>
          <table:table-cell table:formula="of:=PRODUCT([.C72];100)/[.B72]" office:value-type="float" office:value="62.379296086396" calcext:value-type="float">
            <text:p>62.3792960864</text:p>
          </table:table-cell>
          <table:table-cell office:value-type="float" office:value="30296" calcext:value-type="float">
            <text:p>30296</text:p>
          </table:table-cell>
          <table:table-cell table:formula="of:=PRODUCT([.E72];100)/[.B72]" office:value-type="float" office:value="73.6895872351811" calcext:value-type="float">
            <text:p>73.6895872352</text:p>
          </table:table-cell>
          <table:table-cell office:value-type="float" office:value="34547" calcext:value-type="float">
            <text:p>34547</text:p>
          </table:table-cell>
          <table:table-cell table:style-name="ce39" table:formula="of:=PRODUCT([.G72];100)/[.B72]" office:value-type="float" office:value="84.0293824337801" calcext:value-type="float">
            <text:p>84.0293824338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objects/objects</text:p>
          </table:table-cell>
          <table:table-cell office:value-type="float" office:value="3716" calcext:value-type="float">
            <text:p>3716</text:p>
          </table:table-cell>
          <table:table-cell office:value-type="float" office:value="1135" calcext:value-type="float">
            <text:p>1135</text:p>
          </table:table-cell>
          <table:table-cell table:formula="of:=PRODUCT([.C73];100)/[.B73]" office:value-type="float" office:value="30.5435952637244" calcext:value-type="float">
            <text:p>30.5435952637</text:p>
          </table:table-cell>
          <table:table-cell office:value-type="float" office:value="426" calcext:value-type="float">
            <text:p>426</text:p>
          </table:table-cell>
          <table:table-cell table:formula="of:=PRODUCT([.E73];100)/[.B73]" office:value-type="float" office:value="11.4639397201292" calcext:value-type="float">
            <text:p>11.4639397201</text:p>
          </table:table-cell>
          <table:table-cell office:value-type="float" office:value="1283" calcext:value-type="float">
            <text:p>1283</text:p>
          </table:table-cell>
          <table:table-cell table:style-name="ce39" table:formula="of:=PRODUCT([.G73];100)/[.B73]" office:value-type="float" office:value="34.5263724434876" calcext:value-type="float">
            <text:p>34.5263724435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vcirc/vcirc</text:p>
          </table:table-cell>
          <table:table-cell office:value-type="float" office:value="280" calcext:value-type="float">
            <text:p>280</text:p>
          </table:table-cell>
          <table:table-cell office:value-type="float" office:value="132" calcext:value-type="float">
            <text:p>132</text:p>
          </table:table-cell>
          <table:table-cell table:formula="of:=PRODUCT([.C74];100)/[.B74]" office:value-type="float" office:value="47.1428571428571" calcext:value-type="float">
            <text:p>47.1428571429</text:p>
          </table:table-cell>
          <table:table-cell office:value-type="float" office:value="50" calcext:value-type="float">
            <text:p>50</text:p>
          </table:table-cell>
          <table:table-cell table:formula="of:=PRODUCT([.E74];100)/[.B74]" office:value-type="float" office:value="17.8571428571429" calcext:value-type="float">
            <text:p>17.8571428571</text:p>
          </table:table-cell>
          <table:table-cell office:value-type="float" office:value="132" calcext:value-type="float">
            <text:p>132</text:p>
          </table:table-cell>
          <table:table-cell table:style-name="ce39" table:formula="of:=PRODUCT([.G74];100)/[.B74]" office:value-type="float" office:value="47.1428571428571" calcext:value-type="float">
            <text:p>47.1428571429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trees/trees</text:p>
          </table:table-cell>
          <table:table-cell office:value-type="float" office:value="2749" calcext:value-type="float">
            <text:p>2749</text:p>
          </table:table-cell>
          <table:table-cell office:value-type="float" office:value="439" calcext:value-type="float">
            <text:p>439</text:p>
          </table:table-cell>
          <table:table-cell table:formula="of:=PRODUCT([.C75];100)/[.B75]" office:value-type="float" office:value="15.969443433976" calcext:value-type="float">
            <text:p>15.969443434</text:p>
          </table:table-cell>
          <table:table-cell office:value-type="float" office:value="628" calcext:value-type="float">
            <text:p>628</text:p>
          </table:table-cell>
          <table:table-cell table:formula="of:=PRODUCT([.E75];100)/[.B75]" office:value-type="float" office:value="22.844670789378" calcext:value-type="float">
            <text:p>22.8446707894</text:p>
          </table:table-cell>
          <table:table-cell office:value-type="float" office:value="809" calcext:value-type="float">
            <text:p>809</text:p>
          </table:table-cell>
          <table:table-cell table:style-name="ce39" table:formula="of:=PRODUCT([.G75];100)/[.B75]" office:value-type="float" office:value="29.4288832302656" calcext:value-type="float">
            <text:p>29.4288832303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primes/primes</text:p>
          </table:table-cell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table:formula="of:=PRODUCT([.C76];100)/[.B76]" office:value-type="float" office:value="30.7017543859649" calcext:value-type="float">
            <text:p>30.701754386</text:p>
          </table:table-cell>
          <table:table-cell office:value-type="float" office:value="37" calcext:value-type="float">
            <text:p>37</text:p>
          </table:table-cell>
          <table:table-cell table:formula="of:=PRODUCT([.E76];100)/[.B76]" office:value-type="float" office:value="16.2280701754386" calcext:value-type="float">
            <text:p>16.2280701754</text:p>
          </table:table-cell>
          <table:table-cell office:value-type="float" office:value="84" calcext:value-type="float">
            <text:p>84</text:p>
          </table:table-cell>
          <table:table-cell table:style-name="ce39" table:formula="of:=PRODUCT([.G76];100)/[.B76]" office:value-type="float" office:value="36.8421052631579" calcext:value-type="float">
            <text:p>36.8421052632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fsm/fsm</text:p>
          </table:table-cell>
          <table:table-cell office:value-type="float" office:value="884" calcext:value-type="float">
            <text:p>884</text:p>
          </table:table-cell>
          <table:table-cell office:value-type="float" office:value="196" calcext:value-type="float">
            <text:p>196</text:p>
          </table:table-cell>
          <table:table-cell table:formula="of:=PRODUCT([.C77];100)/[.B77]" office:value-type="float" office:value="22.1719457013575" calcext:value-type="float">
            <text:p>22.1719457014</text:p>
          </table:table-cell>
          <table:table-cell office:value-type="float" office:value="206" calcext:value-type="float">
            <text:p>206</text:p>
          </table:table-cell>
          <table:table-cell table:formula="of:=PRODUCT([.E77];100)/[.B77]" office:value-type="float" office:value="23.3031674208145" calcext:value-type="float">
            <text:p>23.3031674208</text:p>
          </table:table-cell>
          <table:table-cell office:value-type="float" office:value="301" calcext:value-type="float">
            <text:p>301</text:p>
          </table:table-cell>
          <table:table-cell table:style-name="ce39" table:formula="of:=PRODUCT([.G77];100)/[.B77]" office:value-type="float" office:value="34.0497737556561" calcext:value-type="float">
            <text:p>34.0497737557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deriv1/deriv1</text:p>
          </table:table-cell>
          <table:table-cell office:value-type="float" office:value="5814" calcext:value-type="float">
            <text:p>5814</text:p>
          </table:table-cell>
          <table:table-cell office:value-type="float" office:value="783" calcext:value-type="float">
            <text:p>783</text:p>
          </table:table-cell>
          <table:table-cell table:formula="of:=PRODUCT([.C78];100)/[.B78]" office:value-type="float" office:value="13.4674922600619" calcext:value-type="float">
            <text:p>13.4674922601</text:p>
          </table:table-cell>
          <table:table-cell office:value-type="float" office:value="1352" calcext:value-type="float">
            <text:p>1352</text:p>
          </table:table-cell>
          <table:table-cell table:formula="of:=PRODUCT([.E78];100)/[.B78]" office:value-type="float" office:value="23.2542139662883" calcext:value-type="float">
            <text:p>23.2542139663</text:p>
          </table:table-cell>
          <table:table-cell office:value-type="float" office:value="1801" calcext:value-type="float">
            <text:p>1801</text:p>
          </table:table-cell>
          <table:table-cell table:style-name="ce39" table:formula="of:=PRODUCT([.G78];100)/[.B78]" office:value-type="float" office:value="30.9769521843825" calcext:value-type="float">
            <text:p>30.9769521844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shapes/shapes</text:p>
          </table:table-cell>
          <table:table-cell office:value-type="float" office:value="8230" calcext:value-type="float">
            <text:p>8230</text:p>
          </table:table-cell>
          <table:table-cell office:value-type="float" office:value="1503" calcext:value-type="float">
            <text:p>1503</text:p>
          </table:table-cell>
          <table:table-cell table:formula="of:=PRODUCT([.C79];100)/[.B79]" office:value-type="float" office:value="18.2624544349939" calcext:value-type="float">
            <text:p>18.262454435</text:p>
          </table:table-cell>
          <table:table-cell office:value-type="float" office:value="1189" calcext:value-type="float">
            <text:p>1189</text:p>
          </table:table-cell>
          <table:table-cell table:formula="of:=PRODUCT([.E79];100)/[.B79]" office:value-type="float" office:value="14.4471445929526" calcext:value-type="float">
            <text:p>14.447144593</text:p>
          </table:table-cell>
          <table:table-cell office:value-type="float" office:value="2166" calcext:value-type="float">
            <text:p>2166</text:p>
          </table:table-cell>
          <table:table-cell table:style-name="ce39" table:formula="of:=PRODUCT([.G79];100)/[.B79]" office:value-type="float" office:value="26.318347509113" calcext:value-type="float">
            <text:p>26.3183475091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ocean/ocean</text:p>
          </table:table-cell>
          <table:table-cell office:value-type="float" office:value="3706" calcext:value-type="float">
            <text:p>3706</text:p>
          </table:table-cell>
          <table:table-cell office:value-type="float" office:value="864" calcext:value-type="float">
            <text:p>864</text:p>
          </table:table-cell>
          <table:table-cell table:formula="of:=PRODUCT([.C80];100)/[.B80]" office:value-type="float" office:value="23.3135456017269" calcext:value-type="float">
            <text:p>23.3135456017</text:p>
          </table:table-cell>
          <table:table-cell office:value-type="float" office:value="765" calcext:value-type="float">
            <text:p>765</text:p>
          </table:table-cell>
          <table:table-cell table:formula="of:=PRODUCT([.E80];100)/[.B80]" office:value-type="float" office:value="20.6422018348624" calcext:value-type="float">
            <text:p>20.6422018349</text:p>
          </table:table-cell>
          <table:table-cell office:value-type="float" office:value="1196" calcext:value-type="float">
            <text:p>1196</text:p>
          </table:table-cell>
          <table:table-cell table:style-name="ce39" table:formula="of:=PRODUCT([.G80];100)/[.B80]" office:value-type="float" office:value="32.2719913653535" calcext:value-type="float">
            <text:p>32.2719913654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family/family</text:p>
          </table:table-cell>
          <table:table-cell office:value-type="float" office:value="650" calcext:value-type="float">
            <text:p>650</text:p>
          </table:table-cell>
          <table:table-cell office:value-type="float" office:value="58" calcext:value-type="float">
            <text:p>58</text:p>
          </table:table-cell>
          <table:table-cell table:formula="of:=PRODUCT([.C81];100)/[.B81]" office:value-type="float" office:value="8.92307692307692" calcext:value-type="float">
            <text:p>8.9230769231</text:p>
          </table:table-cell>
          <table:table-cell office:value-type="float" office:value="132" calcext:value-type="float">
            <text:p>132</text:p>
          </table:table-cell>
          <table:table-cell table:formula="of:=PRODUCT([.E81];100)/[.B81]" office:value-type="float" office:value="20.3076923076923" calcext:value-type="float">
            <text:p>20.3076923077</text:p>
          </table:table-cell>
          <table:table-cell office:value-type="float" office:value="148" calcext:value-type="float">
            <text:p>148</text:p>
          </table:table-cell>
          <table:table-cell table:style-name="ce39" table:formula="of:=PRODUCT([.G81];100)/[.B81]" office:value-type="float" office:value="22.7692307692308" calcext:value-type="float">
            <text:p>22.7692307692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simul/simul</text:p>
          </table:table-cell>
          <table:table-cell office:value-type="float" office:value="1275" calcext:value-type="float">
            <text:p>1275</text:p>
          </table:table-cell>
          <table:table-cell office:value-type="float" office:value="289" calcext:value-type="float">
            <text:p>289</text:p>
          </table:table-cell>
          <table:table-cell table:formula="of:=PRODUCT([.C82];100)/[.B82]" office:value-type="float" office:value="22.6666666666667" calcext:value-type="float">
            <text:p>22.6666666667</text:p>
          </table:table-cell>
          <table:table-cell office:value-type="float" office:value="246" calcext:value-type="float">
            <text:p>246</text:p>
          </table:table-cell>
          <table:table-cell table:formula="of:=PRODUCT([.E82];100)/[.B82]" office:value-type="float" office:value="19.2941176470588" calcext:value-type="float">
            <text:p>19.2941176471</text:p>
          </table:table-cell>
          <table:table-cell office:value-type="float" office:value="466" calcext:value-type="float">
            <text:p>466</text:p>
          </table:table-cell>
          <table:table-cell table:style-name="ce39" table:formula="of:=PRODUCT([.G82];100)/[.B82]" office:value-type="float" office:value="36.5490196078431" calcext:value-type="float">
            <text:p>36.5490196078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garage/garage</text:p>
          </table:table-cell>
          <table:table-cell office:value-type="float" office:value="570" calcext:value-type="float">
            <text:p>570</text:p>
          </table:table-cell>
          <table:table-cell office:value-type="float" office:value="138" calcext:value-type="float">
            <text:p>138</text:p>
          </table:table-cell>
          <table:table-cell table:formula="of:=PRODUCT([.C83];100)/[.B83]" office:value-type="float" office:value="24.2105263157895" calcext:value-type="float">
            <text:p>24.2105263158</text:p>
          </table:table-cell>
          <table:table-cell office:value-type="float" office:value="201" calcext:value-type="float">
            <text:p>201</text:p>
          </table:table-cell>
          <table:table-cell table:formula="of:=PRODUCT([.E83];100)/[.B83]" office:value-type="float" office:value="35.2631578947368" calcext:value-type="float">
            <text:p>35.2631578947</text:p>
          </table:table-cell>
          <table:table-cell office:value-type="float" office:value="268" calcext:value-type="float">
            <text:p>268</text:p>
          </table:table-cell>
          <table:table-cell table:style-name="ce39" table:formula="of:=PRODUCT([.G83];100)/[.B83]" office:value-type="float" office:value="47.0175438596491" calcext:value-type="float">
            <text:p>47.0175438596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deriv2/deriv2</text:p>
          </table:table-cell>
          <table:table-cell office:value-type="float" office:value="85185" calcext:value-type="float">
            <text:p>85185</text:p>
          </table:table-cell>
          <table:table-cell office:value-type="float" office:value="12222" calcext:value-type="float">
            <text:p>12222</text:p>
          </table:table-cell>
          <table:table-cell table:formula="of:=PRODUCT([.C84];100)/[.B84]" office:value-type="float" office:value="14.3475964078183" calcext:value-type="float">
            <text:p>14.3475964078</text:p>
          </table:table-cell>
          <table:table-cell office:value-type="float" office:value="18509" calcext:value-type="float">
            <text:p>18509</text:p>
          </table:table-cell>
          <table:table-cell table:formula="of:=PRODUCT([.E84];100)/[.B84]" office:value-type="float" office:value="21.7280037565299" calcext:value-type="float">
            <text:p>21.7280037565</text:p>
          </table:table-cell>
          <table:table-cell office:value-type="float" office:value="24078" calcext:value-type="float">
            <text:p>24078</text:p>
          </table:table-cell>
          <table:table-cell table:style-name="ce39" table:formula="of:=PRODUCT([.G84];100)/[.B84]" office:value-type="float" office:value="28.265539707695" calcext:value-type="float">
            <text:p>28.2655397077</text:p>
          </table:table-cell>
          <table:table-cell table:style-name="ce12"/>
          <table:table-cell/>
        </table:table-row>
        <table:table-row table:style-name="ro1">
          <table:table-cell table:style-name="ce6" office:value-type="string" calcext:value-type="string">
            <text:p>Benchmarks/Prolangs-C++/life/life</text:p>
          </table:table-cell>
          <table:table-cell table:style-name="ce12" office:value-type="float" office:value="2873" calcext:value-type="float">
            <text:p>2873</text:p>
          </table:table-cell>
          <table:table-cell table:style-name="ce12" office:value-type="float" office:value="1335" calcext:value-type="float">
            <text:p>1335</text:p>
          </table:table-cell>
          <table:table-cell table:style-name="ce23" table:formula="of:=PRODUCT([.C85];100)/[.B85]" office:value-type="float" office:value="46.4671075530804" calcext:value-type="float">
            <text:p>46.4671075531</text:p>
          </table:table-cell>
          <table:table-cell table:style-name="ce12" office:value-type="float" office:value="1471" calcext:value-type="float">
            <text:p>1471</text:p>
          </table:table-cell>
          <table:table-cell table:style-name="ce32" table:formula="of:=PRODUCT([.E85];100)/[.B85]" office:value-type="float" office:value="51.2008353637313" calcext:value-type="float">
            <text:p>51.2008353637</text:p>
          </table:table-cell>
          <table:table-cell table:style-name="ce12" office:value-type="float" office:value="1877" calcext:value-type="float">
            <text:p>1877</text:p>
          </table:table-cell>
          <table:table-cell table:style-name="ce39" table:formula="of:=PRODUCT([.G85];100)/[.B85]" office:value-type="float" office:value="65.3324051514097" calcext:value-type="float">
            <text:p>65.3324051514</text:p>
          </table:table-cell>
          <table:table-cell table:style-name="ce12"/>
          <table:table-cell/>
        </table:table-row>
        <table:table-row table:style-name="ro1">
          <table:table-cell table:style-name="ce7"/>
          <table:table-cell table:style-name="ce13" table:formula="of:=SUM([.B69:.B85])" office:value-type="float" office:value="164794" calcext:value-type="float">
            <text:p>164794</text:p>
          </table:table-cell>
          <table:table-cell table:style-name="ce13" table:formula="of:=SUM([.C69:.C85])" office:value-type="float" office:value="45836" calcext:value-type="float">
            <text:p>45836</text:p>
          </table:table-cell>
          <table:table-cell table:style-name="ce24" table:formula="of:=PRODUCT([.C86];100)/[.B86]" office:value-type="float" office:value="27.8141194460963" calcext:value-type="float">
            <text:p>27.8141194461</text:p>
          </table:table-cell>
          <table:table-cell table:style-name="ce13" table:formula="of:=SUM([.E69:.E85])" office:value-type="float" office:value="58645" calcext:value-type="float">
            <text:p>58645</text:p>
          </table:table-cell>
          <table:table-cell table:style-name="ce33" table:formula="of:=PRODUCT([.E86];100)/[.B86]" office:value-type="float" office:value="35.5868538903115" calcext:value-type="float">
            <text:p>35.5868538903</text:p>
          </table:table-cell>
          <table:table-cell table:style-name="ce13" table:formula="of:=SUM([.G69:.G85])" office:value-type="float" office:value="72642" calcext:value-type="float">
            <text:p>72642</text:p>
          </table:table-cell>
          <table:table-cell table:style-name="ce40" table:formula="of:=PRODUCT([.G86];100)/[.B86]" office:value-type="float" office:value="44.0804883672949" calcext:value-type="float">
            <text:p>44.0804883673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Benchmarks/Fhourstones-3.1/fhourstones3.1</text:p>
          </table:table-cell>
          <table:table-cell office:value-type="float" office:value="1430" calcext:value-type="float">
            <text:p>1430</text:p>
          </table:table-cell>
          <table:table-cell office:value-type="float" office:value="892" calcext:value-type="float">
            <text:p>892</text:p>
          </table:table-cell>
          <table:table-cell table:formula="of:=PRODUCT([.C87];100)/[.B87]" office:value-type="float" office:value="62.3776223776224" calcext:value-type="float">
            <text:p>62.3776223776</text:p>
          </table:table-cell>
          <table:table-cell office:value-type="float" office:value="1052" calcext:value-type="float">
            <text:p>1052</text:p>
          </table:table-cell>
          <table:table-cell table:formula="of:=PRODUCT([.E87];100)/[.B87]" office:value-type="float" office:value="73.5664335664336" calcext:value-type="float">
            <text:p>73.5664335664</text:p>
          </table:table-cell>
          <table:table-cell office:value-type="float" office:value="1108" calcext:value-type="float">
            <text:p>1108</text:p>
          </table:table-cell>
          <table:table-cell table:formula="of:=PRODUCT([.G87];100)/[.B87]" office:value-type="float" office:value="77.4825174825175" calcext:value-type="float">
            <text:p>77.48251748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nchmarks/Ptrdist/yacr2/yacr2</text:p>
          </table:table-cell>
          <table:table-cell table:style-name="ce8" office:value-type="float" office:value="38216" calcext:value-type="float">
            <text:p>38216</text:p>
          </table:table-cell>
          <table:table-cell table:style-name="ce8" office:value-type="float" office:value="3808" calcext:value-type="float">
            <text:p>3808</text:p>
          </table:table-cell>
          <table:table-cell table:style-name="ce17" table:formula="of:=PRODUCT([.C88];100)/[.B88]" office:value-type="float" office:value="9.9644128113879" calcext:value-type="float">
            <text:p>9.9644128114</text:p>
          </table:table-cell>
          <table:table-cell table:style-name="ce8" office:value-type="float" office:value="2740" calcext:value-type="float">
            <text:p>2740</text:p>
          </table:table-cell>
          <table:table-cell table:style-name="ce26" table:formula="of:=PRODUCT([.E88];100)/[.B88]" office:value-type="float" office:value="7.16977182332008" calcext:value-type="float">
            <text:p>7.1697718233</text:p>
          </table:table-cell>
          <table:table-cell table:style-name="ce8" office:value-type="float" office:value="4843" calcext:value-type="float">
            <text:p>4843</text:p>
          </table:table-cell>
          <table:table-cell table:style-name="ce34" table:formula="of:=PRODUCT([.G88];100)/[.B88]" office:value-type="float" office:value="12.6727025329705" calcext:value-type="float">
            <text:p>12.6727025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Ptrdist/anagram/anagram</text:p>
          </table:table-cell>
          <table:table-cell office:value-type="float" office:value="2905" calcext:value-type="float">
            <text:p>2905</text:p>
          </table:table-cell>
          <table:table-cell office:value-type="float" office:value="762" calcext:value-type="float">
            <text:p>762</text:p>
          </table:table-cell>
          <table:table-cell table:formula="of:=PRODUCT([.C89];100)/[.B89]" office:value-type="float" office:value="26.2306368330465" calcext:value-type="float">
            <text:p>26.230636833</text:p>
          </table:table-cell>
          <table:table-cell office:value-type="float" office:value="978" calcext:value-type="float">
            <text:p>978</text:p>
          </table:table-cell>
          <table:table-cell table:formula="of:=PRODUCT([.E89];100)/[.B89]" office:value-type="float" office:value="33.6660929432014" calcext:value-type="float">
            <text:p>33.6660929432</text:p>
          </table:table-cell>
          <table:table-cell office:value-type="float" office:value="1175" calcext:value-type="float">
            <text:p>1175</text:p>
          </table:table-cell>
          <table:table-cell table:style-name="ce35" table:formula="of:=PRODUCT([.G89];100)/[.B89]" office:value-type="float" office:value="40.447504302926" calcext:value-type="float">
            <text:p>40.44750430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Ptrdist/ft/ft</text:p>
          </table:table-cell>
          <table:table-cell office:value-type="float" office:value="7001" calcext:value-type="float">
            <text:p>7001</text:p>
          </table:table-cell>
          <table:table-cell office:value-type="float" office:value="1722" calcext:value-type="float">
            <text:p>1722</text:p>
          </table:table-cell>
          <table:table-cell table:formula="of:=PRODUCT([.C90];100)/[.B90]" office:value-type="float" office:value="24.5964862162548" calcext:value-type="float">
            <text:p>24.5964862163</text:p>
          </table:table-cell>
          <table:table-cell office:value-type="float" office:value="398" calcext:value-type="float">
            <text:p>398</text:p>
          </table:table-cell>
          <table:table-cell table:formula="of:=PRODUCT([.E90];100)/[.B90]" office:value-type="float" office:value="5.68490215683474" calcext:value-type="float">
            <text:p>5.6849021568</text:p>
          </table:table-cell>
          <table:table-cell office:value-type="float" office:value="1798" calcext:value-type="float">
            <text:p>1798</text:p>
          </table:table-cell>
          <table:table-cell table:style-name="ce35" table:formula="of:=PRODUCT([.G90];100)/[.B90]" office:value-type="float" office:value="25.6820454220826" calcext:value-type="float">
            <text:p>25.68204542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enchmarks/Ptrdist/ks/ks</text:p>
          </table:table-cell>
          <table:table-cell table:style-name="ce9" office:value-type="float" office:value="11890" calcext:value-type="float">
            <text:p>11890</text:p>
          </table:table-cell>
          <table:table-cell table:style-name="ce9" office:value-type="float" office:value="2181" calcext:value-type="float">
            <text:p>2181</text:p>
          </table:table-cell>
          <table:table-cell table:style-name="ce18" table:formula="of:=PRODUCT([.C91];100)/[.B91]" office:value-type="float" office:value="18.3431455004205" calcext:value-type="float">
            <text:p>18.3431455004</text:p>
          </table:table-cell>
          <table:table-cell table:style-name="ce9" office:value-type="float" office:value="3144" calcext:value-type="float">
            <text:p>3144</text:p>
          </table:table-cell>
          <table:table-cell table:style-name="ce27" table:formula="of:=PRODUCT([.E91];100)/[.B91]" office:value-type="float" office:value="26.4423885618167" calcext:value-type="float">
            <text:p>26.4423885618</text:p>
          </table:table-cell>
          <table:table-cell table:style-name="ce9" office:value-type="float" office:value="3993" calcext:value-type="float">
            <text:p>3993</text:p>
          </table:table-cell>
          <table:table-cell table:style-name="ce36" table:formula="of:=PRODUCT([.G91];100)/[.B91]" office:value-type="float" office:value="33.582842724979" calcext:value-type="float">
            <text:p>33.582842725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0" table:formula="of:=SUM([.B88:.B91])" office:value-type="float" office:value="60012" calcext:value-type="float">
            <text:p>60012</text:p>
          </table:table-cell>
          <table:table-cell table:style-name="ce10" table:formula="of:=SUM([.C88:.C91])" office:value-type="float" office:value="8473" calcext:value-type="float">
            <text:p>8473</text:p>
          </table:table-cell>
          <table:table-cell table:style-name="ce19" table:formula="of:=PRODUCT([.C92];100)/[.B92]" office:value-type="float" office:value="14.1188428980871" calcext:value-type="float">
            <text:p>14.1188428981</text:p>
          </table:table-cell>
          <table:table-cell table:style-name="ce10" table:formula="of:=SUM([.E88:.E91])" office:value-type="float" office:value="7260" calcext:value-type="float">
            <text:p>7260</text:p>
          </table:table-cell>
          <table:table-cell table:style-name="ce28" table:formula="of:=PRODUCT([.E92];100)/[.B92]" office:value-type="float" office:value="12.0975804839032" calcext:value-type="float">
            <text:p>12.0975804839</text:p>
          </table:table-cell>
          <table:table-cell table:style-name="ce10" table:formula="of:=SUM([.G88:.G91])" office:value-type="float" office:value="11809" calcext:value-type="float">
            <text:p>11809</text:p>
          </table:table-cell>
          <table:table-cell table:style-name="ce37" table:formula="of:=PRODUCT([.G92];100)/[.B92]" office:value-type="float" office:value="19.6777311204426" calcext:value-type="float">
            <text:p>19.6777311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bmm/bmm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table:formula="of:=PRODUCT([.C93];100)/[.B93]" office:value-type="float" office:value="50.4201680672269" calcext:value-type="float">
            <text:p>50.4201680672</text:p>
          </table:table-cell>
          <table:table-cell office:value-type="float" office:value="69" calcext:value-type="float">
            <text:p>69</text:p>
          </table:table-cell>
          <table:table-cell table:formula="of:=PRODUCT([.E93];100)/[.B93]" office:value-type="float" office:value="57.9831932773109" calcext:value-type="float">
            <text:p>57.9831932773</text:p>
          </table:table-cell>
          <table:table-cell office:value-type="float" office:value="69" calcext:value-type="float">
            <text:p>69</text:p>
          </table:table-cell>
          <table:table-cell table:formula="of:=PRODUCT([.G93];100)/[.B93]" office:value-type="float" office:value="57.9831932773109" calcext:value-type="float">
            <text:p>57.9831932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3508" calcext:value-type="float">
            <text:p>3508</text:p>
          </table:table-cell>
          <table:table-cell table:formula="of:=PRODUCT([.C94];100)/[.B94]" office:value-type="float" office:value="83.5039276362771" calcext:value-type="float">
            <text:p>83.5039276363</text:p>
          </table:table-cell>
          <table:table-cell office:value-type="float" office:value="3118" calcext:value-type="float">
            <text:p>3118</text:p>
          </table:table-cell>
          <table:table-cell table:formula="of:=PRODUCT([.E94];100)/[.B94]" office:value-type="float" office:value="74.2204237086408" calcext:value-type="float">
            <text:p>74.2204237086</text:p>
          </table:table-cell>
          <table:table-cell office:value-type="float" office:value="3591" calcext:value-type="float">
            <text:p>3591</text:p>
          </table:table-cell>
          <table:table-cell table:formula="of:=PRODUCT([.G94];100)/[.B94]" office:value-type="float" office:value="85.4796477029279" calcext:value-type="float">
            <text:p>85.4796477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8b10b/8b10b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table:formula="of:=PRODUCT([.C95];100)/[.B95]" office:value-type="float" office:value="32.6530612244898" calcext:value-type="float">
            <text:p>32.6530612245</text:p>
          </table:table-cell>
          <table:table-cell office:value-type="float" office:value="68" calcext:value-type="float">
            <text:p>68</text:p>
          </table:table-cell>
          <table:table-cell table:formula="of:=PRODUCT([.E95];100)/[.B95]" office:value-type="float" office:value="46.2585034013605" calcext:value-type="float">
            <text:p>46.2585034014</text:p>
          </table:table-cell>
          <table:table-cell office:value-type="float" office:value="72" calcext:value-type="float">
            <text:p>72</text:p>
          </table:table-cell>
          <table:table-cell table:formula="of:=PRODUCT([.G95];100)/[.B95]" office:value-type="float" office:value="48.9795918367347" calcext:value-type="float">
            <text:p>48.9795918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dbms/dbms</text:p>
          </table:table-cell>
          <table:table-cell office:value-type="float" office:value="44043" calcext:value-type="float">
            <text:p>44043</text:p>
          </table:table-cell>
          <table:table-cell office:value-type="float" office:value="16400" calcext:value-type="float">
            <text:p>16400</text:p>
          </table:table-cell>
          <table:table-cell table:formula="of:=PRODUCT([.C96];100)/[.B96]" office:value-type="float" office:value="37.2363372159026" calcext:value-type="float">
            <text:p>37.2363372159</text:p>
          </table:table-cell>
          <table:table-cell office:value-type="float" office:value="10807" calcext:value-type="float">
            <text:p>10807</text:p>
          </table:table-cell>
          <table:table-cell table:formula="of:=PRODUCT([.E96];100)/[.B96]" office:value-type="float" office:value="24.5373839202597" calcext:value-type="float">
            <text:p>24.5373839203</text:p>
          </table:table-cell>
          <table:table-cell office:value-type="float" office:value="18316" calcext:value-type="float">
            <text:p>18316</text:p>
          </table:table-cell>
          <table:table-cell table:formula="of:=PRODUCT([.G96];100)/[.B96]" office:value-type="float" office:value="41.5866312467361" calcext:value-type="float">
            <text:p>41.5866312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ecbdes/ecbdes</text:p>
          </table:table-cell>
          <table:table-cell office:value-type="float" office:value="10460" calcext:value-type="float">
            <text:p>10460</text:p>
          </table:table-cell>
          <table:table-cell office:value-type="float" office:value="4612" calcext:value-type="float">
            <text:p>4612</text:p>
          </table:table-cell>
          <table:table-cell table:formula="of:=PRODUCT([.C97];100)/[.B97]" office:value-type="float" office:value="44.0917782026769" calcext:value-type="float">
            <text:p>44.0917782027</text:p>
          </table:table-cell>
          <table:table-cell office:value-type="float" office:value="781" calcext:value-type="float">
            <text:p>781</text:p>
          </table:table-cell>
          <table:table-cell table:formula="of:=PRODUCT([.E97];100)/[.B97]" office:value-type="float" office:value="7.46653919694073" calcext:value-type="float">
            <text:p>7.4665391969</text:p>
          </table:table-cell>
          <table:table-cell office:value-type="float" office:value="4779" calcext:value-type="float">
            <text:p>4779</text:p>
          </table:table-cell>
          <table:table-cell table:formula="of:=PRODUCT([.G97];100)/[.B97]" office:value-type="float" office:value="45.6883365200765" calcext:value-type="float">
            <text:p>45.688336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NPB-serial/is/is</text:p>
          </table:table-cell>
          <table:table-cell office:value-type="float" office:value="1048" calcext:value-type="float">
            <text:p>1048</text:p>
          </table:table-cell>
          <table:table-cell office:value-type="float" office:value="446" calcext:value-type="float">
            <text:p>446</text:p>
          </table:table-cell>
          <table:table-cell table:formula="of:=PRODUCT([.C98];100)/[.B98]" office:value-type="float" office:value="42.557251908397" calcext:value-type="float">
            <text:p>42.5572519084</text:p>
          </table:table-cell>
          <table:table-cell office:value-type="float" office:value="881" calcext:value-type="float">
            <text:p>881</text:p>
          </table:table-cell>
          <table:table-cell table:formula="of:=PRODUCT([.E98];100)/[.B98]" office:value-type="float" office:value="84.0648854961832" calcext:value-type="float">
            <text:p>84.0648854962</text:p>
          </table:table-cell>
          <table:table-cell office:value-type="float" office:value="907" calcext:value-type="float">
            <text:p>907</text:p>
          </table:table-cell>
          <table:table-cell table:formula="of:=PRODUCT([.G98];100)/[.B98]" office:value-type="float" office:value="86.5458015267176" calcext:value-type="float">
            <text:p>86.545801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unix-smail/unix-smail</text:p>
          </table:table-cell>
          <table:table-cell office:value-type="float" office:value="57718" calcext:value-type="float">
            <text:p>57718</text:p>
          </table:table-cell>
          <table:table-cell office:value-type="float" office:value="17766" calcext:value-type="float">
            <text:p>17766</text:p>
          </table:table-cell>
          <table:table-cell table:formula="of:=PRODUCT([.C99];100)/[.B99]" office:value-type="float" office:value="30.7806923316816" calcext:value-type="float">
            <text:p>30.7806923317</text:p>
          </table:table-cell>
          <table:table-cell office:value-type="float" office:value="22543" calcext:value-type="float">
            <text:p>22543</text:p>
          </table:table-cell>
          <table:table-cell table:formula="of:=PRODUCT([.E99];100)/[.B99]" office:value-type="float" office:value="39.057139887037" calcext:value-type="float">
            <text:p>39.057139887</text:p>
          </table:table-cell>
          <table:table-cell office:value-type="float" office:value="26540" calcext:value-type="float">
            <text:p>26540</text:p>
          </table:table-cell>
          <table:table-cell table:formula="of:=PRODUCT([.G99];100)/[.B99]" office:value-type="float" office:value="45.9821892650473" calcext:value-type="float">
            <text:p>45.98218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cdecl/cdecl</text:p>
          </table:table-cell>
          <table:table-cell office:value-type="float" office:value="298741" calcext:value-type="float">
            <text:p>298741</text:p>
          </table:table-cell>
          <table:table-cell office:value-type="float" office:value="52462" calcext:value-type="float">
            <text:p>52462</text:p>
          </table:table-cell>
          <table:table-cell table:formula="of:=PRODUCT([.C100];100)/[.B100]" office:value-type="float" office:value="17.5610311272976" calcext:value-type="float">
            <text:p>17.5610311273</text:p>
          </table:table-cell>
          <table:table-cell office:value-type="float" office:value="74353" calcext:value-type="float">
            <text:p>74353</text:p>
          </table:table-cell>
          <table:table-cell table:formula="of:=PRODUCT([.E100];100)/[.B100]" office:value-type="float" office:value="24.8887832604162" calcext:value-type="float">
            <text:p>24.8887832604</text:p>
          </table:table-cell>
          <table:table-cell office:value-type="float" office:value="83920" calcext:value-type="float">
            <text:p>83920</text:p>
          </table:table-cell>
          <table:table-cell table:formula="of:=PRODUCT([.G100];100)/[.B100]" office:value-type="float" office:value="28.0912228318175" calcext:value-type="float">
            <text:p>28.091222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rchie-client/archie</text:p>
          </table:table-cell>
          <table:table-cell office:value-type="float" office:value="150037" calcext:value-type="float">
            <text:p>150037</text:p>
          </table:table-cell>
          <table:table-cell office:value-type="float" office:value="14728" calcext:value-type="float">
            <text:p>14728</text:p>
          </table:table-cell>
          <table:table-cell table:formula="of:=PRODUCT([.C101];100)/[.B101]" office:value-type="float" office:value="9.81624532615288" calcext:value-type="float">
            <text:p>9.8162453262</text:p>
          </table:table-cell>
          <table:table-cell office:value-type="float" office:value="31784" calcext:value-type="float">
            <text:p>31784</text:p>
          </table:table-cell>
          <table:table-cell table:formula="of:=PRODUCT([.E101];100)/[.B101]" office:value-type="float" office:value="21.1841079200464" calcext:value-type="float">
            <text:p>21.18410792</text:p>
          </table:table-cell>
          <table:table-cell office:value-type="float" office:value="36589" calcext:value-type="float">
            <text:p>36589</text:p>
          </table:table-cell>
          <table:table-cell table:formula="of:=PRODUCT([.G101];100)/[.B101]" office:value-type="float" office:value="24.3866512926811" calcext:value-type="float">
            <text:p>24.3866512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bison/mybison</text:p>
          </table:table-cell>
          <table:table-cell office:value-type="float" office:value="101629" calcext:value-type="float">
            <text:p>101629</text:p>
          </table:table-cell>
          <table:table-cell office:value-type="float" office:value="5488" calcext:value-type="float">
            <text:p>5488</text:p>
          </table:table-cell>
          <table:table-cell table:formula="of:=PRODUCT([.C102];100)/[.B102]" office:value-type="float" office:value="5.40003345501776" calcext:value-type="float">
            <text:p>5.400033455</text:p>
          </table:table-cell>
          <table:table-cell office:value-type="float" office:value="12597" calcext:value-type="float">
            <text:p>12597</text:p>
          </table:table-cell>
          <table:table-cell table:formula="of:=PRODUCT([.E102];100)/[.B102]" office:value-type="float" office:value="12.3950840803314" calcext:value-type="float">
            <text:p>12.3950840803</text:p>
          </table:table-cell>
          <table:table-cell office:value-type="float" office:value="14696" calcext:value-type="float">
            <text:p>14696</text:p>
          </table:table-cell>
          <table:table-cell table:formula="of:=PRODUCT([.G102];100)/[.B102]" office:value-type="float" office:value="14.460439441498" calcext:value-type="float">
            <text:p>14.4604394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148" calcext:value-type="float">
            <text:p>148</text:p>
          </table:table-cell>
          <table:table-cell table:formula="of:=PRODUCT([.C103];100)/[.B103]" office:value-type="float" office:value="3.91741662255161" calcext:value-type="float">
            <text:p>3.9174166226</text:p>
          </table:table-cell>
          <table:table-cell office:value-type="float" office:value="3336" calcext:value-type="float">
            <text:p>3336</text:p>
          </table:table-cell>
          <table:table-cell table:formula="of:=PRODUCT([.E103];100)/[.B103]" office:value-type="float" office:value="88.3006881948121" calcext:value-type="float">
            <text:p>88.3006881948</text:p>
          </table:table-cell>
          <table:table-cell office:value-type="float" office:value="3360" calcext:value-type="float">
            <text:p>3360</text:p>
          </table:table-cell>
          <table:table-cell table:formula="of:=PRODUCT([.G103];100)/[.B103]" office:value-type="float" office:value="88.9359449444151" calcext:value-type="float">
            <text:p>88.9359449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2052" calcext:value-type="float">
            <text:p>2052</text:p>
          </table:table-cell>
          <table:table-cell table:formula="of:=PRODUCT([.C104];100)/[.B104]" office:value-type="float" office:value="21.5659485023647" calcext:value-type="float">
            <text:p>21.5659485024</text:p>
          </table:table-cell>
          <table:table-cell office:value-type="float" office:value="6401" calcext:value-type="float">
            <text:p>6401</text:p>
          </table:table-cell>
          <table:table-cell table:formula="of:=PRODUCT([.E104];100)/[.B104]" office:value-type="float" office:value="67.2727272727273" calcext:value-type="float">
            <text:p>67.2727272727</text:p>
          </table:table-cell>
          <table:table-cell office:value-type="float" office:value="6539" calcext:value-type="float">
            <text:p>6539</text:p>
          </table:table-cell>
          <table:table-cell table:formula="of:=PRODUCT([.G104];100)/[.B104]" office:value-type="float" office:value="68.7230688386758" calcext:value-type="float">
            <text:p>68.723068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ssembler/assembler</text:p>
          </table:table-cell>
          <table:table-cell office:value-type="float" office:value="34958" calcext:value-type="float">
            <text:p>34958</text:p>
          </table:table-cell>
          <table:table-cell office:value-type="float" office:value="8441" calcext:value-type="float">
            <text:p>8441</text:p>
          </table:table-cell>
          <table:table-cell table:formula="of:=PRODUCT([.C105];100)/[.B105]" office:value-type="float" office:value="24.1461181989816" calcext:value-type="float">
            <text:p>24.146118199</text:p>
          </table:table-cell>
          <table:table-cell office:value-type="float" office:value="14075" calcext:value-type="float">
            <text:p>14075</text:p>
          </table:table-cell>
          <table:table-cell table:formula="of:=PRODUCT([.E105];100)/[.B105]" office:value-type="float" office:value="40.2626008352881" calcext:value-type="float">
            <text:p>40.2626008353</text:p>
          </table:table-cell>
          <table:table-cell office:value-type="float" office:value="15635" calcext:value-type="float">
            <text:p>15635</text:p>
          </table:table-cell>
          <table:table-cell table:formula="of:=PRODUCT([.G105];100)/[.B105]" office:value-type="float" office:value="44.7250986898564" calcext:value-type="float">
            <text:p>44.7250986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unix-tbl/unix-tbl</text:p>
          </table:table-cell>
          <table:table-cell office:value-type="float" office:value="83114" calcext:value-type="float">
            <text:p>83114</text:p>
          </table:table-cell>
          <table:table-cell office:value-type="float" office:value="14866" calcext:value-type="float">
            <text:p>14866</text:p>
          </table:table-cell>
          <table:table-cell table:formula="of:=PRODUCT([.C106];100)/[.B106]" office:value-type="float" office:value="17.8862766802223" calcext:value-type="float">
            <text:p>17.8862766802</text:p>
          </table:table-cell>
          <table:table-cell office:value-type="float" office:value="37811" calcext:value-type="float">
            <text:p>37811</text:p>
          </table:table-cell>
          <table:table-cell table:formula="of:=PRODUCT([.E106];100)/[.B106]" office:value-type="float" office:value="45.4929374112665" calcext:value-type="float">
            <text:p>45.4929374113</text:p>
          </table:table-cell>
          <table:table-cell office:value-type="float" office:value="39475" calcext:value-type="float">
            <text:p>39475</text:p>
          </table:table-cell>
          <table:table-cell table:formula="of:=PRODUCT([.G106];100)/[.B106]" office:value-type="float" office:value="47.4950068580504" calcext:value-type="float">
            <text:p>47.495006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plot2fig/plot2fig</text:p>
          </table:table-cell>
          <table:table-cell office:value-type="float" office:value="26919" calcext:value-type="float">
            <text:p>26919</text:p>
          </table:table-cell>
          <table:table-cell office:value-type="float" office:value="4303" calcext:value-type="float">
            <text:p>4303</text:p>
          </table:table-cell>
          <table:table-cell table:formula="of:=PRODUCT([.C107];100)/[.B107]" office:value-type="float" office:value="15.9849920130763" calcext:value-type="float">
            <text:p>15.9849920131</text:p>
          </table:table-cell>
          <table:table-cell office:value-type="float" office:value="6415" calcext:value-type="float">
            <text:p>6415</text:p>
          </table:table-cell>
          <table:table-cell table:formula="of:=PRODUCT([.E107];100)/[.B107]" office:value-type="float" office:value="23.8307515138007" calcext:value-type="float">
            <text:p>23.8307515138</text:p>
          </table:table-cell>
          <table:table-cell office:value-type="float" office:value="9581" calcext:value-type="float">
            <text:p>9581</text:p>
          </table:table-cell>
          <table:table-cell table:formula="of:=PRODUCT([.G107];100)/[.B107]" office:value-type="float" office:value="35.5919610683904" calcext:value-type="float">
            <text:p>35.591961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football/football</text:p>
          </table:table-cell>
          <table:table-cell office:value-type="float" office:value="495055" calcext:value-type="float">
            <text:p>495055</text:p>
          </table:table-cell>
          <table:table-cell office:value-type="float" office:value="279215" calcext:value-type="float">
            <text:p>279215</text:p>
          </table:table-cell>
          <table:table-cell table:formula="of:=PRODUCT([.C108];100)/[.B108]" office:value-type="float" office:value="56.4008039510761" calcext:value-type="float">
            <text:p>56.4008039511</text:p>
          </table:table-cell>
          <table:table-cell office:value-type="float" office:value="293331" calcext:value-type="float">
            <text:p>293331</text:p>
          </table:table-cell>
          <table:table-cell table:formula="of:=PRODUCT([.E108];100)/[.B108]" office:value-type="float" office:value="59.2522043005323" calcext:value-type="float">
            <text:p>59.2522043005</text:p>
          </table:table-cell>
          <table:table-cell office:value-type="float" office:value="338411" calcext:value-type="float">
            <text:p>338411</text:p>
          </table:table-cell>
          <table:table-cell table:formula="of:=PRODUCT([.G108];100)/[.B108]" office:value-type="float" office:value="68.3582632232782" calcext:value-type="float">
            <text:p>68.3582632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223" calcext:value-type="float">
            <text:p>223</text:p>
          </table:table-cell>
          <table:table-cell table:formula="of:=PRODUCT([.C109];100)/[.B109]" office:value-type="float" office:value="22.8952772073922" calcext:value-type="float">
            <text:p>22.8952772074</text:p>
          </table:table-cell>
          <table:table-cell office:value-type="float" office:value="627" calcext:value-type="float">
            <text:p>627</text:p>
          </table:table-cell>
          <table:table-cell table:formula="of:=PRODUCT([.E109];100)/[.B109]" office:value-type="float" office:value="64.3737166324435" calcext:value-type="float">
            <text:p>64.3737166324</text:p>
          </table:table-cell>
          <table:table-cell office:value-type="float" office:value="694" calcext:value-type="float">
            <text:p>694</text:p>
          </table:table-cell>
          <table:table-cell table:formula="of:=PRODUCT([.G109];100)/[.B109]" office:value-type="float" office:value="71.2525667351129" calcext:value-type="float">
            <text:p>71.2525667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gnugo/gnugo</text:p>
          </table:table-cell>
          <table:table-cell office:value-type="float" office:value="13469" calcext:value-type="float">
            <text:p>13469</text:p>
          </table:table-cell>
          <table:table-cell office:value-type="float" office:value="6526" calcext:value-type="float">
            <text:p>6526</text:p>
          </table:table-cell>
          <table:table-cell table:formula="of:=PRODUCT([.C110];100)/[.B110]" office:value-type="float" office:value="48.4520008909347" calcext:value-type="float">
            <text:p>48.4520008909</text:p>
          </table:table-cell>
          <table:table-cell office:value-type="float" office:value="8295" calcext:value-type="float">
            <text:p>8295</text:p>
          </table:table-cell>
          <table:table-cell table:formula="of:=PRODUCT([.E110];100)/[.B110]" office:value-type="float" office:value="61.5858638354741" calcext:value-type="float">
            <text:p>61.5858638355</text:p>
          </table:table-cell>
          <table:table-cell office:value-type="float" office:value="10173" calcext:value-type="float">
            <text:p>10173</text:p>
          </table:table-cell>
          <table:table-cell table:formula="of:=PRODUCT([.G110];100)/[.B110]" office:value-type="float" office:value="75.5289925012993" calcext:value-type="float">
            <text:p>75.528992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simulator/simulator</text:p>
          </table:table-cell>
          <table:table-cell office:value-type="float" office:value="25351" calcext:value-type="float">
            <text:p>25351</text:p>
          </table:table-cell>
          <table:table-cell office:value-type="float" office:value="4348" calcext:value-type="float">
            <text:p>4348</text:p>
          </table:table-cell>
          <table:table-cell table:formula="of:=PRODUCT([.C111];100)/[.B111]" office:value-type="float" office:value="17.1511971914323" calcext:value-type="float">
            <text:p>17.1511971914</text:p>
          </table:table-cell>
          <table:table-cell office:value-type="float" office:value="11823" calcext:value-type="float">
            <text:p>11823</text:p>
          </table:table-cell>
          <table:table-cell table:formula="of:=PRODUCT([.E111];100)/[.B111]" office:value-type="float" office:value="46.637213522149" calcext:value-type="float">
            <text:p>46.6372135221</text:p>
          </table:table-cell>
          <table:table-cell office:value-type="float" office:value="12499" calcext:value-type="float">
            <text:p>12499</text:p>
          </table:table-cell>
          <table:table-cell table:formula="of:=PRODUCT([.G111];100)/[.B111]" office:value-type="float" office:value="49.3037749990138" calcext:value-type="float">
            <text:p>49.30377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TimberWolfMC/timberwolfmc</text:p>
          </table:table-cell>
          <table:table-cell office:value-type="float" office:value="4733485" calcext:value-type="float">
            <text:p>4733485</text:p>
          </table:table-cell>
          <table:table-cell office:value-type="float" office:value="353219" calcext:value-type="float">
            <text:p>353219</text:p>
          </table:table-cell>
          <table:table-cell table:formula="of:=PRODUCT([.C112];100)/[.B112]" office:value-type="float" office:value="7.46213413584283" calcext:value-type="float">
            <text:p>7.4621341358</text:p>
          </table:table-cell>
          <table:table-cell office:value-type="float" office:value="624633" calcext:value-type="float">
            <text:p>624633</text:p>
          </table:table-cell>
          <table:table-cell table:formula="of:=PRODUCT([.E112];100)/[.B112]" office:value-type="float" office:value="13.1960489998384" calcext:value-type="float">
            <text:p>13.1960489998</text:p>
          </table:table-cell>
          <table:table-cell office:value-type="float" office:value="735523" calcext:value-type="float">
            <text:p>735523</text:p>
          </table:table-cell>
          <table:table-cell table:formula="of:=PRODUCT([.G112];100)/[.B112]" office:value-type="float" office:value="15.5387204142402" calcext:value-type="float">
            <text:p>15.5387204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loader/loader</text:p>
          </table:table-cell>
          <table:table-cell office:value-type="float" office:value="13376" calcext:value-type="float">
            <text:p>13376</text:p>
          </table:table-cell>
          <table:table-cell office:value-type="float" office:value="2858" calcext:value-type="float">
            <text:p>2858</text:p>
          </table:table-cell>
          <table:table-cell table:formula="of:=PRODUCT([.C113];100)/[.B113]" office:value-type="float" office:value="21.3666267942584" calcext:value-type="float">
            <text:p>21.3666267943</text:p>
          </table:table-cell>
          <table:table-cell office:value-type="float" office:value="4237" calcext:value-type="float">
            <text:p>4237</text:p>
          </table:table-cell>
          <table:table-cell table:formula="of:=PRODUCT([.E113];100)/[.B113]" office:value-type="float" office:value="31.6761363636364" calcext:value-type="float">
            <text:p>31.6761363636</text:p>
          </table:table-cell>
          <table:table-cell office:value-type="float" office:value="5091" calcext:value-type="float">
            <text:p>5091</text:p>
          </table:table-cell>
          <table:table-cell table:formula="of:=PRODUCT([.G113];100)/[.B113]" office:value-type="float" office:value="38.0607057416268" calcext:value-type="float">
            <text:p>38.0607057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grep/agrep</text:p>
          </table:table-cell>
          <table:table-cell office:value-type="float" office:value="142640" calcext:value-type="float">
            <text:p>142640</text:p>
          </table:table-cell>
          <table:table-cell office:value-type="float" office:value="85200" calcext:value-type="float">
            <text:p>85200</text:p>
          </table:table-cell>
          <table:table-cell table:formula="of:=PRODUCT([.C114];100)/[.B114]" office:value-type="float" office:value="59.7307908020191" calcext:value-type="float">
            <text:p>59.730790802</text:p>
          </table:table-cell>
          <table:table-cell office:value-type="float" office:value="78001" calcext:value-type="float">
            <text:p>78001</text:p>
          </table:table-cell>
          <table:table-cell table:formula="of:=PRODUCT([.E114];100)/[.B114]" office:value-type="float" office:value="54.6838194054964" calcext:value-type="float">
            <text:p>54.6838194055</text:p>
          </table:table-cell>
          <table:table-cell office:value-type="float" office:value="97552" calcext:value-type="float">
            <text:p>97552</text:p>
          </table:table-cell>
          <table:table-cell table:formula="of:=PRODUCT([.G114];100)/[.B114]" office:value-type="float" office:value="68.3903533370724" calcext:value-type="float">
            <text:p>68.3903533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amp3d-v4/tramp3d-v4</text:p>
          </table:table-cell>
          <table:table-cell office:value-type="float" office:value="981731" calcext:value-type="float">
            <text:p>981731</text:p>
          </table:table-cell>
          <table:table-cell office:value-type="string" calcext:value-type="string">
            <text:p>*</text:p>
          </table:table-cell>
          <table:table-cell table:formula="of:=PRODUCT([.C115];100)/[.B115]" office:value-type="string" office:string-value="" calcext:value-type="error">
            <text:p>#VALUE!</text:p>
          </table:table-cell>
          <table:table-cell office:value-type="float" office:value="399697" calcext:value-type="float">
            <text:p>399697</text:p>
          </table:table-cell>
          <table:table-cell table:formula="of:=PRODUCT([.E115];100)/[.B115]" office:value-type="float" office:value="40.7134948371805" calcext:value-type="float">
            <text:p>40.7134948372</text:p>
          </table:table-cell>
          <table:table-cell office:value-type="string" calcext:value-type="string">
            <text:p>*</text:p>
          </table:table-cell>
          <table:table-cell table:formula="of:=PRODUCT([.G115];100)/[.B115]" office:value-type="float" office:value="0.000101860896722218" calcext:value-type="float">
            <text:p>0.0001018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ullet/bullet</text:p>
          </table:table-cell>
          <table:table-cell office:value-type="float" office:value="5543695" calcext:value-type="float">
            <text:p>5543695</text:p>
          </table:table-cell>
          <table:table-cell office:value-type="float" office:value="2966098" calcext:value-type="float">
            <text:p>2966098</text:p>
          </table:table-cell>
          <table:table-cell table:formula="of:=PRODUCT([.C116];100)/[.B116]" office:value-type="float" office:value="53.5039896675412" calcext:value-type="float">
            <text:p>53.5039896675</text:p>
          </table:table-cell>
          <table:table-cell office:value-type="float" office:value="2678633" calcext:value-type="float">
            <text:p>2678633</text:p>
          </table:table-cell>
          <table:table-cell table:formula="of:=PRODUCT([.E116];100)/[.B116]" office:value-type="float" office:value="48.3185492708383" calcext:value-type="float">
            <text:p>48.3185492708</text:p>
          </table:table-cell>
          <table:table-cell office:value-type="float" office:value="3352294" calcext:value-type="float">
            <text:p>3352294</text:p>
          </table:table-cell>
          <table:table-cell table:formula="of:=PRODUCT([.G116];100)/[.B116]" office:value-type="float" office:value="60.4703902361151" calcext:value-type="float">
            <text:p>60.470390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netbench-crc/netbench-crc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PRODUCT([.C117];100)/[.B117]" office:value-type="float" office:value="16.551724137931" calcext:value-type="float">
            <text:p>16.5517241379</text:p>
          </table:table-cell>
          <table:table-cell office:value-type="float" office:value="64" calcext:value-type="float">
            <text:p>64</text:p>
          </table:table-cell>
          <table:table-cell table:formula="of:=PRODUCT([.E117];100)/[.B117]" office:value-type="float" office:value="44.1379310344828" calcext:value-type="float">
            <text:p>44.1379310345</text:p>
          </table:table-cell>
          <table:table-cell office:value-type="float" office:value="66" calcext:value-type="float">
            <text:p>66</text:p>
          </table:table-cell>
          <table:table-cell table:formula="of:=PRODUCT([.G117];100)/[.B117]" office:value-type="float" office:value="45.5172413793103" calcext:value-type="float">
            <text:p>45.5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rc4/enc-rc4</text:p>
          </table:table-cell>
          <table:table-cell office:value-type="float" office:value="592" calcext:value-type="float">
            <text:p>592</text:p>
          </table:table-cell>
          <table:table-cell office:value-type="float" office:value="301" calcext:value-type="float">
            <text:p>301</text:p>
          </table:table-cell>
          <table:table-cell table:formula="of:=PRODUCT([.C118];100)/[.B118]" office:value-type="float" office:value="50.8445945945946" calcext:value-type="float">
            <text:p>50.8445945946</text:p>
          </table:table-cell>
          <table:table-cell office:value-type="float" office:value="363" calcext:value-type="float">
            <text:p>363</text:p>
          </table:table-cell>
          <table:table-cell table:formula="of:=PRODUCT([.E118];100)/[.B118]" office:value-type="float" office:value="61.3175675675676" calcext:value-type="float">
            <text:p>61.3175675676</text:p>
          </table:table-cell>
          <table:table-cell office:value-type="float" office:value="432" calcext:value-type="float">
            <text:p>432</text:p>
          </table:table-cell>
          <table:table-cell table:formula="of:=PRODUCT([.G118];100)/[.B118]" office:value-type="float" office:value="72.972972972973" calcext:value-type="float">
            <text:p>72.972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pc1/enc-pc1</text:p>
          </table:table-cell>
          <table:table-cell office:value-type="float" office:value="1747" calcext:value-type="float">
            <text:p>1747</text:p>
          </table:table-cell>
          <table:table-cell office:value-type="float" office:value="851" calcext:value-type="float">
            <text:p>851</text:p>
          </table:table-cell>
          <table:table-cell table:formula="of:=PRODUCT([.C119];100)/[.B119]" office:value-type="float" office:value="48.712077847739" calcext:value-type="float">
            <text:p>48.7120778477</text:p>
          </table:table-cell>
          <table:table-cell office:value-type="float" office:value="1655" calcext:value-type="float">
            <text:p>1655</text:p>
          </table:table-cell>
          <table:table-cell table:formula="of:=PRODUCT([.E119];100)/[.B119]" office:value-type="float" office:value="94.7338294218661" calcext:value-type="float">
            <text:p>94.7338294219</text:p>
          </table:table-cell>
          <table:table-cell office:value-type="float" office:value="1674" calcext:value-type="float">
            <text:p>1674</text:p>
          </table:table-cell>
          <table:table-cell table:formula="of:=PRODUCT([.G119];100)/[.B119]" office:value-type="float" office:value="95.8214081282198" calcext:value-type="float">
            <text:p>95.821408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3des/enc-3des</text:p>
          </table:table-cell>
          <table:table-cell office:value-type="float" office:value="148423" calcext:value-type="float">
            <text:p>148423</text:p>
          </table:table-cell>
          <table:table-cell office:value-type="float" office:value="136608" calcext:value-type="float">
            <text:p>136608</text:p>
          </table:table-cell>
          <table:table-cell table:formula="of:=PRODUCT([.C120];100)/[.B120]" office:value-type="float" office:value="92.0396434514866" calcext:value-type="float">
            <text:p>92.0396434515</text:p>
          </table:table-cell>
          <table:table-cell office:value-type="float" office:value="76607" calcext:value-type="float">
            <text:p>76607</text:p>
          </table:table-cell>
          <table:table-cell table:formula="of:=PRODUCT([.E120];100)/[.B120]" office:value-type="float" office:value="51.6139681855238" calcext:value-type="float">
            <text:p>51.6139681855</text:p>
          </table:table-cell>
          <table:table-cell office:value-type="float" office:value="136950" calcext:value-type="float">
            <text:p>136950</text:p>
          </table:table-cell>
          <table:table-cell table:formula="of:=PRODUCT([.G120];100)/[.B120]" office:value-type="float" office:value="92.2700659601275" calcext:value-type="float">
            <text:p>92.2700659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netbench-url/netbench-url</text:p>
          </table:table-cell>
          <table:table-cell office:value-type="float" office:value="2876" calcext:value-type="float">
            <text:p>2876</text:p>
          </table:table-cell>
          <table:table-cell office:value-type="float" office:value="867" calcext:value-type="float">
            <text:p>867</text:p>
          </table:table-cell>
          <table:table-cell table:formula="of:=PRODUCT([.C121];100)/[.B121]" office:value-type="float" office:value="30.1460361613352" calcext:value-type="float">
            <text:p>30.1460361613</text:p>
          </table:table-cell>
          <table:table-cell office:value-type="float" office:value="795" calcext:value-type="float">
            <text:p>795</text:p>
          </table:table-cell>
          <table:table-cell table:formula="of:=PRODUCT([.E121];100)/[.B121]" office:value-type="float" office:value="27.6425591098748" calcext:value-type="float">
            <text:p>27.6425591099</text:p>
          </table:table-cell>
          <table:table-cell office:value-type="float" office:value="1310" calcext:value-type="float">
            <text:p>1310</text:p>
          </table:table-cell>
          <table:table-cell table:formula="of:=PRODUCT([.G121];100)/[.B121]" office:value-type="float" office:value="45.5493741307371" calcext:value-type="float">
            <text:p>45.549374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md5/enc-md5</text:p>
          </table:table-cell>
          <table:table-cell office:value-type="float" office:value="16383" calcext:value-type="float">
            <text:p>16383</text:p>
          </table:table-cell>
          <table:table-cell office:value-type="float" office:value="9485" calcext:value-type="float">
            <text:p>9485</text:p>
          </table:table-cell>
          <table:table-cell table:formula="of:=PRODUCT([.C122];100)/[.B122]" office:value-type="float" office:value="57.8953793566502" calcext:value-type="float">
            <text:p>57.8953793567</text:p>
          </table:table-cell>
          <table:table-cell office:value-type="float" office:value="13394" calcext:value-type="float">
            <text:p>13394</text:p>
          </table:table-cell>
          <table:table-cell table:formula="of:=PRODUCT([.E122];100)/[.B122]" office:value-type="float" office:value="81.7554782396386" calcext:value-type="float">
            <text:p>81.7554782396</text:p>
          </table:table-cell>
          <table:table-cell office:value-type="float" office:value="14922" calcext:value-type="float">
            <text:p>14922</text:p>
          </table:table-cell>
          <table:table-cell table:formula="of:=PRODUCT([.G122];100)/[.B122]" office:value-type="float" office:value="91.0822193737411" calcext:value-type="float">
            <text:p>91.0822193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3-testtrie/testtrie</text:p>
          </table:table-cell>
          <table:table-cell office:value-type="float" office:value="1028" calcext:value-type="float">
            <text:p>1028</text:p>
          </table:table-cell>
          <table:table-cell office:value-type="float" office:value="342" calcext:value-type="float">
            <text:p>342</text:p>
          </table:table-cell>
          <table:table-cell table:formula="of:=PRODUCT([.C123];100)/[.B123]" office:value-type="float" office:value="33.2684824902724" calcext:value-type="float">
            <text:p>33.2684824903</text:p>
          </table:table-cell>
          <table:table-cell office:value-type="float" office:value="150" calcext:value-type="float">
            <text:p>150</text:p>
          </table:table-cell>
          <table:table-cell table:formula="of:=PRODUCT([.E123];100)/[.B123]" office:value-type="float" office:value="14.591439688716" calcext:value-type="float">
            <text:p>14.5914396887</text:p>
          </table:table-cell>
          <table:table-cell office:value-type="float" office:value="396" calcext:value-type="float">
            <text:p>396</text:p>
          </table:table-cell>
          <table:table-cell table:formula="of:=PRODUCT([.G123];100)/[.B123]" office:value-type="float" office:value="38.5214007782101" calcext:value-type="float">
            <text:p>38.5214007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1-qbsort/qbsort</text:p>
          </table:table-cell>
          <table:table-cell office:value-type="float" office:value="3087" calcext:value-type="float">
            <text:p>3087</text:p>
          </table:table-cell>
          <table:table-cell office:value-type="float" office:value="616" calcext:value-type="float">
            <text:p>616</text:p>
          </table:table-cell>
          <table:table-cell table:formula="of:=PRODUCT([.C124];100)/[.B124]" office:value-type="float" office:value="19.9546485260771" calcext:value-type="float">
            <text:p>19.9546485261</text:p>
          </table:table-cell>
          <table:table-cell office:value-type="float" office:value="578" calcext:value-type="float">
            <text:p>578</text:p>
          </table:table-cell>
          <table:table-cell table:formula="of:=PRODUCT([.E124];100)/[.B124]" office:value-type="float" office:value="18.7236799481697" calcext:value-type="float">
            <text:p>18.7236799482</text:p>
          </table:table-cell>
          <table:table-cell office:value-type="float" office:value="971" calcext:value-type="float">
            <text:p>971</text:p>
          </table:table-cell>
          <table:table-cell table:formula="of:=PRODUCT([.G124];100)/[.B124]" office:value-type="float" office:value="31.4544865565274" calcext:value-type="float">
            <text:p>31.4544865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9-vor/vor</text:p>
          </table:table-cell>
          <table:table-cell office:value-type="float" office:value="63314" calcext:value-type="float">
            <text:p>63314</text:p>
          </table:table-cell>
          <table:table-cell office:value-type="float" office:value="30175" calcext:value-type="float">
            <text:p>30175</text:p>
          </table:table-cell>
          <table:table-cell table:formula="of:=PRODUCT([.C125];100)/[.B125]" office:value-type="float" office:value="47.6592854660897" calcext:value-type="float">
            <text:p>47.6592854661</text:p>
          </table:table-cell>
          <table:table-cell office:value-type="float" office:value="31300" calcext:value-type="float">
            <text:p>31300</text:p>
          </table:table-cell>
          <table:table-cell table:formula="of:=PRODUCT([.E125];100)/[.B125]" office:value-type="float" office:value="49.4361436649082" calcext:value-type="float">
            <text:p>49.4361436649</text:p>
          </table:table-cell>
          <table:table-cell office:value-type="float" office:value="36610" calcext:value-type="float">
            <text:p>36610</text:p>
          </table:table-cell>
          <table:table-cell table:formula="of:=PRODUCT([.G125];100)/[.B125]" office:value-type="float" office:value="57.822914363332" calcext:value-type="float">
            <text:p>57.822914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7-bintr/bintr</text:p>
          </table:table-cell>
          <table:table-cell office:value-type="float" office:value="670" calcext:value-type="float">
            <text:p>670</text:p>
          </table:table-cell>
          <table:table-cell office:value-type="float" office:value="107" calcext:value-type="float">
            <text:p>107</text:p>
          </table:table-cell>
          <table:table-cell table:formula="of:=PRODUCT([.C126];100)/[.B126]" office:value-type="float" office:value="15.9701492537313" calcext:value-type="float">
            <text:p>15.9701492537</text:p>
          </table:table-cell>
          <table:table-cell office:value-type="float" office:value="242" calcext:value-type="float">
            <text:p>242</text:p>
          </table:table-cell>
          <table:table-cell table:formula="of:=PRODUCT([.E126];100)/[.B126]" office:value-type="float" office:value="36.1194029850746" calcext:value-type="float">
            <text:p>36.1194029851</text:p>
          </table:table-cell>
          <table:table-cell office:value-type="float" office:value="286" calcext:value-type="float">
            <text:p>286</text:p>
          </table:table-cell>
          <table:table-cell table:formula="of:=PRODUCT([.G126];100)/[.B126]" office:value-type="float" office:value="42.6865671641791" calcext:value-type="float">
            <text:p>42.686567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8-main/main</text:p>
          </table:table-cell>
          <table:table-cell office:value-type="float" office:value="19039" calcext:value-type="float">
            <text:p>19039</text:p>
          </table:table-cell>
          <table:table-cell office:value-type="float" office:value="10505" calcext:value-type="float">
            <text:p>10505</text:p>
          </table:table-cell>
          <table:table-cell table:formula="of:=PRODUCT([.C127];100)/[.B127]" office:value-type="float" office:value="55.1762172383003" calcext:value-type="float">
            <text:p>55.1762172383</text:p>
          </table:table-cell>
          <table:table-cell office:value-type="float" office:value="8416" calcext:value-type="float">
            <text:p>8416</text:p>
          </table:table-cell>
          <table:table-cell table:formula="of:=PRODUCT([.E127];100)/[.B127]" office:value-type="float" office:value="44.2040023110457" calcext:value-type="float">
            <text:p>44.204002311</text:p>
          </table:table-cell>
          <table:table-cell office:value-type="float" office:value="11366" calcext:value-type="float">
            <text:p>11366</text:p>
          </table:table-cell>
          <table:table-cell table:formula="of:=PRODUCT([.G127];100)/[.B127]" office:value-type="float" office:value="59.6985135773938" calcext:value-type="float">
            <text:p>59.6985135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5-eks/eks</text:p>
          </table:table-cell>
          <table:table-cell office:value-type="float" office:value="7790" calcext:value-type="float">
            <text:p>7790</text:p>
          </table:table-cell>
          <table:table-cell office:value-type="float" office:value="2188" calcext:value-type="float">
            <text:p>2188</text:p>
          </table:table-cell>
          <table:table-cell table:formula="of:=PRODUCT([.C128];100)/[.B128]" office:value-type="float" office:value="28.0872913992298" calcext:value-type="float">
            <text:p>28.0872913992</text:p>
          </table:table-cell>
          <table:table-cell office:value-type="float" office:value="1068" calcext:value-type="float">
            <text:p>1068</text:p>
          </table:table-cell>
          <table:table-cell table:formula="of:=PRODUCT([.E128];100)/[.B128]" office:value-type="float" office:value="13.7098844672657" calcext:value-type="float">
            <text:p>13.7098844673</text:p>
          </table:table-cell>
          <table:table-cell office:value-type="float" office:value="2753" calcext:value-type="float">
            <text:p>2753</text:p>
          </table:table-cell>
          <table:table-cell table:formula="of:=PRODUCT([.G128];100)/[.B128]" office:value-type="float" office:value="35.3401797175866" calcext:value-type="float">
            <text:p>35.340179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2-IOtest/iotest</text:p>
          </table:table-cell>
          <table:table-cell office:value-type="float" office:value="398" calcext:value-type="float">
            <text:p>398</text:p>
          </table:table-cell>
          <table:table-cell office:value-type="float" office:value="337" calcext:value-type="float">
            <text:p>337</text:p>
          </table:table-cell>
          <table:table-cell table:formula="of:=PRODUCT([.C129];100)/[.B129]" office:value-type="float" office:value="84.6733668341708" calcext:value-type="float">
            <text:p>84.6733668342</text:p>
          </table:table-cell>
          <table:table-cell office:value-type="float" office:value="343" calcext:value-type="float">
            <text:p>343</text:p>
          </table:table-cell>
          <table:table-cell table:formula="of:=PRODUCT([.E129];100)/[.B129]" office:value-type="float" office:value="86.1809045226131" calcext:value-type="float">
            <text:p>86.1809045226</text:p>
          </table:table-cell>
          <table:table-cell office:value-type="float" office:value="379" calcext:value-type="float">
            <text:p>379</text:p>
          </table:table-cell>
          <table:table-cell table:formula="of:=PRODUCT([.G129];100)/[.B129]" office:value-type="float" office:value="95.2261306532663" calcext:value-type="float">
            <text:p>95.226130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5-trie/trie</text:p>
          </table:table-cell>
          <table:table-cell office:value-type="float" office:value="860" calcext:value-type="float">
            <text:p>860</text:p>
          </table:table-cell>
          <table:table-cell office:value-type="float" office:value="337" calcext:value-type="float">
            <text:p>337</text:p>
          </table:table-cell>
          <table:table-cell table:formula="of:=PRODUCT([.C130];100)/[.B130]" office:value-type="float" office:value="39.1860465116279" calcext:value-type="float">
            <text:p>39.1860465116</text:p>
          </table:table-cell>
          <table:table-cell office:value-type="float" office:value="245" calcext:value-type="float">
            <text:p>245</text:p>
          </table:table-cell>
          <table:table-cell table:formula="of:=PRODUCT([.E130];100)/[.B130]" office:value-type="float" office:value="28.4883720930233" calcext:value-type="float">
            <text:p>28.488372093</text:p>
          </table:table-cell>
          <table:table-cell office:value-type="float" office:value="395" calcext:value-type="float">
            <text:p>395</text:p>
          </table:table-cell>
          <table:table-cell table:formula="of:=PRODUCT([.G130];100)/[.B130]" office:value-type="float" office:value="45.9302325581395" calcext:value-type="float">
            <text:p>45.9302325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8-imp/imp</text:p>
          </table:table-cell>
          <table:table-cell office:value-type="float" office:value="28354" calcext:value-type="float">
            <text:p>28354</text:p>
          </table:table-cell>
          <table:table-cell office:value-type="float" office:value="9579" calcext:value-type="float">
            <text:p>9579</text:p>
          </table:table-cell>
          <table:table-cell table:formula="of:=PRODUCT([.C131];100)/[.B131]" office:value-type="float" office:value="33.7835931438245" calcext:value-type="float">
            <text:p>33.7835931438</text:p>
          </table:table-cell>
          <table:table-cell office:value-type="float" office:value="5675" calcext:value-type="float">
            <text:p>5675</text:p>
          </table:table-cell>
          <table:table-cell table:formula="of:=PRODUCT([.E131];100)/[.B131]" office:value-type="float" office:value="20.014812724836" calcext:value-type="float">
            <text:p>20.0148127248</text:p>
          </table:table-cell>
          <table:table-cell office:value-type="float" office:value="11035" calcext:value-type="float">
            <text:p>11035</text:p>
          </table:table-cell>
          <table:table-cell table:formula="of:=PRODUCT([.G131];100)/[.B131]" office:value-type="float" office:value="38.9186710869719" calcext:value-type="float">
            <text:p>38.918671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4-bisect/bisect</text:p>
          </table:table-cell>
          <table:table-cell office:value-type="float" office:value="1247" calcext:value-type="float">
            <text:p>1247</text:p>
          </table:table-cell>
          <table:table-cell office:value-type="float" office:value="293" calcext:value-type="float">
            <text:p>293</text:p>
          </table:table-cell>
          <table:table-cell table:formula="of:=PRODUCT([.C132];100)/[.B132]" office:value-type="float" office:value="23.4963913392141" calcext:value-type="float">
            <text:p>23.4963913392</text:p>
          </table:table-cell>
          <table:table-cell office:value-type="float" office:value="411" calcext:value-type="float">
            <text:p>411</text:p>
          </table:table-cell>
          <table:table-cell table:formula="of:=PRODUCT([.E132];100)/[.B132]" office:value-type="float" office:value="32.9591018444266" calcext:value-type="float">
            <text:p>32.9591018444</text:p>
          </table:table-cell>
          <table:table-cell office:value-type="float" office:value="457" calcext:value-type="float">
            <text:p>457</text:p>
          </table:table-cell>
          <table:table-cell table:formula="of:=PRODUCT([.G132];100)/[.B132]" office:value-type="float" office:value="36.6479550922213" calcext:value-type="float">
            <text:p>36.6479550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jpeg/jpeg-6a/cjpeg</text:p>
          </table:table-cell>
          <table:table-cell office:value-type="float" office:value="633742" calcext:value-type="float">
            <text:p>633742</text:p>
          </table:table-cell>
          <table:table-cell office:value-type="float" office:value="241484" calcext:value-type="float">
            <text:p>241484</text:p>
          </table:table-cell>
          <table:table-cell table:formula="of:=PRODUCT([.C133];100)/[.B133]" office:value-type="float" office:value="38.1044652240186" calcext:value-type="float">
            <text:p>38.104465224</text:p>
          </table:table-cell>
          <table:table-cell office:value-type="float" office:value="95699" calcext:value-type="float">
            <text:p>95699</text:p>
          </table:table-cell>
          <table:table-cell table:formula="of:=PRODUCT([.E133];100)/[.B133]" office:value-type="float" office:value="15.1006245443729" calcext:value-type="float">
            <text:p>15.1006245444</text:p>
          </table:table-cell>
          <table:table-cell office:value-type="float" office:value="262102" calcext:value-type="float">
            <text:p>262102</text:p>
          </table:table-cell>
          <table:table-cell table:formula="of:=PRODUCT([.G133];100)/[.B133]" office:value-type="float" office:value="41.357839625589" calcext:value-type="float">
            <text:p>41.3578396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g721/g721encode/encode</text:p>
          </table:table-cell>
          <table:table-cell office:value-type="float" office:value="9173" calcext:value-type="float">
            <text:p>9173</text:p>
          </table:table-cell>
          <table:table-cell office:value-type="float" office:value="7897" calcext:value-type="float">
            <text:p>7897</text:p>
          </table:table-cell>
          <table:table-cell table:formula="of:=PRODUCT([.C134];100)/[.B134]" office:value-type="float" office:value="86.0896108143465" calcext:value-type="float">
            <text:p>86.0896108143</text:p>
          </table:table-cell>
          <table:table-cell office:value-type="float" office:value="6280" calcext:value-type="float">
            <text:p>6280</text:p>
          </table:table-cell>
          <table:table-cell table:formula="of:=PRODUCT([.E134];100)/[.B134]" office:value-type="float" office:value="68.4617900359751" calcext:value-type="float">
            <text:p>68.461790036</text:p>
          </table:table-cell>
          <table:table-cell office:value-type="float" office:value="8440" calcext:value-type="float">
            <text:p>8440</text:p>
          </table:table-cell>
          <table:table-cell table:formula="of:=PRODUCT([.G134];100)/[.B134]" office:value-type="float" office:value="92.0091573094953" calcext:value-type="float">
            <text:p>92.0091573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adpcm/rawcaudio/rawcaudio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table:formula="of:=PRODUCT([.C135];100)/[.B135]" office:value-type="float" office:value="20.059880239521" calcext:value-type="float">
            <text:p>20.0598802395</text:p>
          </table:table-cell>
          <table:table-cell office:value-type="float" office:value="60" calcext:value-type="float">
            <text:p>60</text:p>
          </table:table-cell>
          <table:table-cell table:formula="of:=PRODUCT([.E135];100)/[.B135]" office:value-type="float" office:value="17.9640718562874" calcext:value-type="float">
            <text:p>17.9640718563</text:p>
          </table:table-cell>
          <table:table-cell office:value-type="float" office:value="98" calcext:value-type="float">
            <text:p>98</text:p>
          </table:table-cell>
          <table:table-cell table:formula="of:=PRODUCT([.G135];100)/[.B135]" office:value-type="float" office:value="29.3413173652695" calcext:value-type="float">
            <text:p>29.341317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adpcm/rawdaudio/rawdaudio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table:formula="of:=PRODUCT([.C136];100)/[.B136]" office:value-type="float" office:value="20.059880239521" calcext:value-type="float">
            <text:p>20.0598802395</text:p>
          </table:table-cell>
          <table:table-cell office:value-type="float" office:value="60" calcext:value-type="float">
            <text:p>60</text:p>
          </table:table-cell>
          <table:table-cell table:formula="of:=PRODUCT([.E136];100)/[.B136]" office:value-type="float" office:value="17.9640718562874" calcext:value-type="float">
            <text:p>17.9640718563</text:p>
          </table:table-cell>
          <table:table-cell office:value-type="float" office:value="98" calcext:value-type="float">
            <text:p>98</text:p>
          </table:table-cell>
          <table:table-cell table:formula="of:=PRODUCT([.G136];100)/[.B136]" office:value-type="float" office:value="29.3413173652695" calcext:value-type="float">
            <text:p>29.341317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gsm/toast/toast</text:p>
          </table:table-cell>
          <table:table-cell office:value-type="float" office:value="155444" calcext:value-type="float">
            <text:p>155444</text:p>
          </table:table-cell>
          <table:table-cell office:value-type="float" office:value="123709" calcext:value-type="float">
            <text:p>123709</text:p>
          </table:table-cell>
          <table:table-cell table:formula="of:=PRODUCT([.C137];100)/[.B137]" office:value-type="float" office:value="79.5842875890996" calcext:value-type="float">
            <text:p>79.5842875891</text:p>
          </table:table-cell>
          <table:table-cell office:value-type="float" office:value="108241" calcext:value-type="float">
            <text:p>108241</text:p>
          </table:table-cell>
          <table:table-cell table:formula="of:=PRODUCT([.E137];100)/[.B137]" office:value-type="float" office:value="69.6334371220504" calcext:value-type="float">
            <text:p>69.6334371221</text:p>
          </table:table-cell>
          <table:table-cell office:value-type="float" office:value="126286" calcext:value-type="float">
            <text:p>126286</text:p>
          </table:table-cell>
          <table:table-cell table:formula="of:=PRODUCT([.G137];100)/[.B137]" office:value-type="float" office:value="81.242119348447" calcext:value-type="float">
            <text:p>81.242119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mpeg2/mpeg2dec/mpeg2decode</text:p>
          </table:table-cell>
          <table:table-cell office:value-type="float" office:value="65216" calcext:value-type="float">
            <text:p>65216</text:p>
          </table:table-cell>
          <table:table-cell office:value-type="float" office:value="29007" calcext:value-type="float">
            <text:p>29007</text:p>
          </table:table-cell>
          <table:table-cell table:formula="of:=PRODUCT([.C138];100)/[.B138]" office:value-type="float" office:value="44.4783488714426" calcext:value-type="float">
            <text:p>44.4783488714</text:p>
          </table:table-cell>
          <table:table-cell office:value-type="float" office:value="21163" calcext:value-type="float">
            <text:p>21163</text:p>
          </table:table-cell>
          <table:table-cell table:formula="of:=PRODUCT([.E138];100)/[.B138]" office:value-type="float" office:value="32.4506256133464" calcext:value-type="float">
            <text:p>32.4506256133</text:p>
          </table:table-cell>
          <table:table-cell office:value-type="float" office:value="34418" calcext:value-type="float">
            <text:p>34418</text:p>
          </table:table-cell>
          <table:table-cell table:formula="of:=PRODUCT([.G138];100)/[.B138]" office:value-type="float" office:value="52.7753925417076" calcext:value-type="float">
            <text:p>52.775392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uuencode/uuencode</text:p>
          </table:table-cell>
          <table:table-cell office:value-type="float" office:value="827" calcext:value-type="float">
            <text:p>827</text:p>
          </table:table-cell>
          <table:table-cell office:value-type="float" office:value="448" calcext:value-type="float">
            <text:p>448</text:p>
          </table:table-cell>
          <table:table-cell table:formula="of:=PRODUCT([.C139];100)/[.B139]" office:value-type="float" office:value="54.1717049576784" calcext:value-type="float">
            <text:p>54.1717049577</text:p>
          </table:table-cell>
          <table:table-cell office:value-type="float" office:value="290" calcext:value-type="float">
            <text:p>290</text:p>
          </table:table-cell>
          <table:table-cell table:formula="of:=PRODUCT([.E139];100)/[.B139]" office:value-type="float" office:value="35.0665054413543" calcext:value-type="float">
            <text:p>35.0665054414</text:p>
          </table:table-cell>
          <table:table-cell office:value-type="float" office:value="576" calcext:value-type="float">
            <text:p>576</text:p>
          </table:table-cell>
          <table:table-cell table:formula="of:=PRODUCT([.G139];100)/[.B139]" office:value-type="float" office:value="69.6493349455865" calcext:value-type="float">
            <text:p>69.649334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uudecode/uudecode</text:p>
          </table:table-cell>
          <table:table-cell office:value-type="float" office:value="519" calcext:value-type="float">
            <text:p>519</text:p>
          </table:table-cell>
          <table:table-cell office:value-type="float" office:value="194" calcext:value-type="float">
            <text:p>194</text:p>
          </table:table-cell>
          <table:table-cell table:formula="of:=PRODUCT([.C140];100)/[.B140]" office:value-type="float" office:value="37.3795761078998" calcext:value-type="float">
            <text:p>37.3795761079</text:p>
          </table:table-cell>
          <table:table-cell office:value-type="float" office:value="225" calcext:value-type="float">
            <text:p>225</text:p>
          </table:table-cell>
          <table:table-cell table:formula="of:=PRODUCT([.E140];100)/[.B140]" office:value-type="float" office:value="43.3526011560694" calcext:value-type="float">
            <text:p>43.3526011561</text:p>
          </table:table-cell>
          <table:table-cell office:value-type="float" office:value="335" calcext:value-type="float">
            <text:p>335</text:p>
          </table:table-cell>
          <table:table-cell table:formula="of:=PRODUCT([.G140];100)/[.B140]" office:value-type="float" office:value="64.5472061657033" calcext:value-type="float">
            <text:p>64.5472061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drop3/drop3</text:p>
          </table:table-cell>
          <table:table-cell office:value-type="float" office:value="1057" calcext:value-type="float">
            <text:p>1057</text:p>
          </table:table-cell>
          <table:table-cell office:value-type="float" office:value="372" calcext:value-type="float">
            <text:p>372</text:p>
          </table:table-cell>
          <table:table-cell table:formula="of:=PRODUCT([.C141];100)/[.B141]" office:value-type="float" office:value="35.19394512772" calcext:value-type="float">
            <text:p>35.1939451277</text:p>
          </table:table-cell>
          <table:table-cell office:value-type="float" office:value="301" calcext:value-type="float">
            <text:p>301</text:p>
          </table:table-cell>
          <table:table-cell table:formula="of:=PRODUCT([.E141];100)/[.B141]" office:value-type="float" office:value="28.476821192053" calcext:value-type="float">
            <text:p>28.4768211921</text:p>
          </table:table-cell>
          <table:table-cell office:value-type="float" office:value="474" calcext:value-type="float">
            <text:p>474</text:p>
          </table:table-cell>
          <table:table-cell table:formula="of:=PRODUCT([.G141];100)/[.B141]" office:value-type="float" office:value="44.8438978240303" calcext:value-type="float">
            <text:p>44.84389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five11/five11</text:p>
          </table:table-cell>
          <table:table-cell office:value-type="float" office:value="271" calcext:value-type="float">
            <text:p>271</text:p>
          </table:table-cell>
          <table:table-cell office:value-type="float" office:value="102" calcext:value-type="float">
            <text:p>102</text:p>
          </table:table-cell>
          <table:table-cell table:formula="of:=PRODUCT([.C142];100)/[.B142]" office:value-type="float" office:value="37.6383763837638" calcext:value-type="float">
            <text:p>37.6383763838</text:p>
          </table:table-cell>
          <table:table-cell office:value-type="float" office:value="93" calcext:value-type="float">
            <text:p>93</text:p>
          </table:table-cell>
          <table:table-cell table:formula="of:=PRODUCT([.E142];100)/[.B142]" office:value-type="float" office:value="34.3173431734317" calcext:value-type="float">
            <text:p>34.3173431734</text:p>
          </table:table-cell>
          <table:table-cell office:value-type="float" office:value="153" calcext:value-type="float">
            <text:p>153</text:p>
          </table:table-cell>
          <table:table-cell table:formula="of:=PRODUCT([.G142];100)/[.B142]" office:value-type="float" office:value="56.4575645756458" calcext:value-type="float">
            <text:p>56.4575645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nbench/nbench</text:p>
          </table:table-cell>
          <table:table-cell office:value-type="float" office:value="32670" calcext:value-type="float">
            <text:p>32670</text:p>
          </table:table-cell>
          <table:table-cell office:value-type="float" office:value="14098" calcext:value-type="float">
            <text:p>14098</text:p>
          </table:table-cell>
          <table:table-cell table:formula="of:=PRODUCT([.C143];100)/[.B143]" office:value-type="float" office:value="43.1527395163759" calcext:value-type="float">
            <text:p>43.1527395164</text:p>
          </table:table-cell>
          <table:table-cell office:value-type="float" office:value="15939" calcext:value-type="float">
            <text:p>15939</text:p>
          </table:table-cell>
          <table:table-cell table:formula="of:=PRODUCT([.E143];100)/[.B143]" office:value-type="float" office:value="48.7878787878788" calcext:value-type="float">
            <text:p>48.7878787879</text:p>
          </table:table-cell>
          <table:table-cell office:value-type="float" office:value="20650" calcext:value-type="float">
            <text:p>20650</text:p>
          </table:table-cell>
          <table:table-cell table:formula="of:=PRODUCT([.G143];100)/[.B143]" office:value-type="float" office:value="63.2078359351087" calcext:value-type="float">
            <text:p>63.2078359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SciMark2-C/scimark2</text:p>
          </table:table-cell>
          <table:table-cell office:value-type="float" office:value="4048" calcext:value-type="float">
            <text:p>4048</text:p>
          </table:table-cell>
          <table:table-cell office:value-type="float" office:value="1411" calcext:value-type="float">
            <text:p>1411</text:p>
          </table:table-cell>
          <table:table-cell table:formula="of:=PRODUCT([.C144];100)/[.B144]" office:value-type="float" office:value="34.8567193675889" calcext:value-type="float">
            <text:p>34.8567193676</text:p>
          </table:table-cell>
          <table:table-cell office:value-type="float" office:value="1898" calcext:value-type="float">
            <text:p>1898</text:p>
          </table:table-cell>
          <table:table-cell table:formula="of:=PRODUCT([.E144];100)/[.B144]" office:value-type="float" office:value="46.8873517786561" calcext:value-type="float">
            <text:p>46.8873517787</text:p>
          </table:table-cell>
          <table:table-cell office:value-type="float" office:value="2646" calcext:value-type="float">
            <text:p>2646</text:p>
          </table:table-cell>
          <table:table-cell table:formula="of:=PRODUCT([.G144];100)/[.B144]" office:value-type="float" office:value="65.3656126482214" calcext:value-type="float">
            <text:p>65.3656126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sha/security-sha</text:p>
          </table:table-cell>
          <table:table-cell office:value-type="float" office:value="1441" calcext:value-type="float">
            <text:p>1441</text:p>
          </table:table-cell>
          <table:table-cell office:value-type="float" office:value="1116" calcext:value-type="float">
            <text:p>1116</text:p>
          </table:table-cell>
          <table:table-cell table:formula="of:=PRODUCT([.C145];100)/[.B145]" office:value-type="float" office:value="77.4462179042332" calcext:value-type="float">
            <text:p>77.4462179042</text:p>
          </table:table-cell>
          <table:table-cell office:value-type="float" office:value="610" calcext:value-type="float">
            <text:p>610</text:p>
          </table:table-cell>
          <table:table-cell table:formula="of:=PRODUCT([.E145];100)/[.B145]" office:value-type="float" office:value="42.3317140874393" calcext:value-type="float">
            <text:p>42.3317140874</text:p>
          </table:table-cell>
          <table:table-cell office:value-type="float" office:value="1141" calcext:value-type="float">
            <text:p>1141</text:p>
          </table:table-cell>
          <table:table-cell table:formula="of:=PRODUCT([.G145];100)/[.B145]" office:value-type="float" office:value="79.1811242192922" calcext:value-type="float">
            <text:p>79.1811242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network-patricia/network-patricia</text:p>
          </table:table-cell>
          <table:table-cell office:value-type="float" office:value="14252" calcext:value-type="float">
            <text:p>14252</text:p>
          </table:table-cell>
          <table:table-cell office:value-type="float" office:value="5308" calcext:value-type="float">
            <text:p>5308</text:p>
          </table:table-cell>
          <table:table-cell table:formula="of:=PRODUCT([.C146];100)/[.B146]" office:value-type="float" office:value="37.2438955936009" calcext:value-type="float">
            <text:p>37.2438955936</text:p>
          </table:table-cell>
          <table:table-cell office:value-type="float" office:value="2363" calcext:value-type="float">
            <text:p>2363</text:p>
          </table:table-cell>
          <table:table-cell table:formula="of:=PRODUCT([.E146];100)/[.B146]" office:value-type="float" office:value="16.5801291046871" calcext:value-type="float">
            <text:p>16.5801291047</text:p>
          </table:table-cell>
          <table:table-cell office:value-type="float" office:value="6330" calcext:value-type="float">
            <text:p>6330</text:p>
          </table:table-cell>
          <table:table-cell table:formula="of:=PRODUCT([.G146];100)/[.B146]" office:value-type="float" office:value="44.4148189727757" calcext:value-type="float">
            <text:p>44.4148189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bitcount/automotive-bitcount</text:p>
          </table:table-cell>
          <table:table-cell office:value-type="float" office:value="466" calcext:value-type="float">
            <text:p>466</text:p>
          </table:table-cell>
          <table:table-cell office:value-type="float" office:value="249" calcext:value-type="float">
            <text:p>249</text:p>
          </table:table-cell>
          <table:table-cell table:formula="of:=PRODUCT([.C147];100)/[.B147]" office:value-type="float" office:value="53.4334763948498" calcext:value-type="float">
            <text:p>53.4334763948</text:p>
          </table:table-cell>
          <table:table-cell office:value-type="float" office:value="202" calcext:value-type="float">
            <text:p>202</text:p>
          </table:table-cell>
          <table:table-cell table:formula="of:=PRODUCT([.E147];100)/[.B147]" office:value-type="float" office:value="43.3476394849785" calcext:value-type="float">
            <text:p>43.347639485</text:p>
          </table:table-cell>
          <table:table-cell office:value-type="float" office:value="290" calcext:value-type="float">
            <text:p>290</text:p>
          </table:table-cell>
          <table:table-cell table:formula="of:=PRODUCT([.G147];100)/[.B147]" office:value-type="float" office:value="62.2317596566524" calcext:value-type="float">
            <text:p>62.2317596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rijndael/security-rijndael</text:p>
          </table:table-cell>
          <table:table-cell office:value-type="float" office:value="451277" calcext:value-type="float">
            <text:p>451277</text:p>
          </table:table-cell>
          <table:table-cell office:value-type="float" office:value="198975" calcext:value-type="float">
            <text:p>198975</text:p>
          </table:table-cell>
          <table:table-cell table:formula="of:=PRODUCT([.C148];100)/[.B148]" office:value-type="float" office:value="44.0915446610397" calcext:value-type="float">
            <text:p>44.091544661</text:p>
          </table:table-cell>
          <table:table-cell office:value-type="float" office:value="270507" calcext:value-type="float">
            <text:p>270507</text:p>
          </table:table-cell>
          <table:table-cell table:formula="of:=PRODUCT([.E148];100)/[.B148]" office:value-type="float" office:value="59.9425629934608" calcext:value-type="float">
            <text:p>59.9425629935</text:p>
          </table:table-cell>
          <table:table-cell office:value-type="float" office:value="342917" calcext:value-type="float">
            <text:p>342917</text:p>
          </table:table-cell>
          <table:table-cell table:formula="of:=PRODUCT([.G148];100)/[.B148]" office:value-type="float" office:value="75.9881403217979" calcext:value-type="float">
            <text:p>75.988140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gsm/telecomm-gsm</text:p>
          </table:table-cell>
          <table:table-cell office:value-type="float" office:value="155444" calcext:value-type="float">
            <text:p>155444</text:p>
          </table:table-cell>
          <table:table-cell office:value-type="float" office:value="123709" calcext:value-type="float">
            <text:p>123709</text:p>
          </table:table-cell>
          <table:table-cell table:formula="of:=PRODUCT([.C149];100)/[.B149]" office:value-type="float" office:value="79.5842875890996" calcext:value-type="float">
            <text:p>79.5842875891</text:p>
          </table:table-cell>
          <table:table-cell office:value-type="float" office:value="108241" calcext:value-type="float">
            <text:p>108241</text:p>
          </table:table-cell>
          <table:table-cell table:formula="of:=PRODUCT([.E149];100)/[.B149]" office:value-type="float" office:value="69.6334371220504" calcext:value-type="float">
            <text:p>69.6334371221</text:p>
          </table:table-cell>
          <table:table-cell office:value-type="float" office:value="126286" calcext:value-type="float">
            <text:p>126286</text:p>
          </table:table-cell>
          <table:table-cell table:formula="of:=PRODUCT([.G149];100)/[.B149]" office:value-type="float" office:value="81.242119348447" calcext:value-type="float">
            <text:p>81.242119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typeset/consumer-typeset</text:p>
          </table:table-cell>
          <table:table-cell office:value-type="float" office:value="289490858" calcext:value-type="float">
            <text:p>289490858</text:p>
          </table:table-cell>
          <table:table-cell office:value-type="float" office:value="40597917" calcext:value-type="float">
            <text:p>40597917</text:p>
          </table:table-cell>
          <table:table-cell table:formula="of:=PRODUCT([.C150];100)/[.B150]" office:value-type="float" office:value="14.0239029586212" calcext:value-type="float">
            <text:p>14.0239029586</text:p>
          </table:table-cell>
          <table:table-cell office:value-type="float" office:value="9047573" calcext:value-type="float">
            <text:p>9047573</text:p>
          </table:table-cell>
          <table:table-cell table:formula="of:=PRODUCT([.E150];100)/[.B150]" office:value-type="float" office:value="3.1253397991587" calcext:value-type="float">
            <text:p>3.1253397992</text:p>
          </table:table-cell>
          <table:table-cell office:value-type="float" office:value="47190107" calcext:value-type="float">
            <text:p>47190107</text:p>
          </table:table-cell>
          <table:table-cell table:formula="of:=PRODUCT([.G150];100)/[.B150]" office:value-type="float" office:value="16.3010698596914" calcext:value-type="float">
            <text:p>16.3010698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basicmath/automotive-basicmath</text:p>
          </table:table-cell>
          <table:table-cell office:value-type="float" office:value="612" calcext:value-type="float">
            <text:p>612</text:p>
          </table:table-cell>
          <table:table-cell office:value-type="float" office:value="107" calcext:value-type="float">
            <text:p>107</text:p>
          </table:table-cell>
          <table:table-cell table:formula="of:=PRODUCT([.C151];100)/[.B151]" office:value-type="float" office:value="17.483660130719" calcext:value-type="float">
            <text:p>17.4836601307</text:p>
          </table:table-cell>
          <table:table-cell office:value-type="float" office:value="406" calcext:value-type="float">
            <text:p>406</text:p>
          </table:table-cell>
          <table:table-cell table:formula="of:=PRODUCT([.E151];100)/[.B151]" office:value-type="float" office:value="66.3398692810458" calcext:value-type="float">
            <text:p>66.339869281</text:p>
          </table:table-cell>
          <table:table-cell office:value-type="float" office:value="415" calcext:value-type="float">
            <text:p>415</text:p>
          </table:table-cell>
          <table:table-cell table:formula="of:=PRODUCT([.G151];100)/[.B151]" office:value-type="float" office:value="67.8104575163399" calcext:value-type="float">
            <text:p>67.8104575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jpeg/consumer-jpeg</text:p>
          </table:table-cell>
          <table:table-cell office:value-type="float" office:value="531702" calcext:value-type="float">
            <text:p>531702</text:p>
          </table:table-cell>
          <table:table-cell office:value-type="float" office:value="201331" calcext:value-type="float">
            <text:p>201331</text:p>
          </table:table-cell>
          <table:table-cell table:formula="of:=PRODUCT([.C152];100)/[.B152]" office:value-type="float" office:value="37.8653832409884" calcext:value-type="float">
            <text:p>37.865383241</text:p>
          </table:table-cell>
          <table:table-cell office:value-type="float" office:value="79812" calcext:value-type="float">
            <text:p>79812</text:p>
          </table:table-cell>
          <table:table-cell table:formula="of:=PRODUCT([.E152];100)/[.B152]" office:value-type="float" office:value="15.0106638681066" calcext:value-type="float">
            <text:p>15.0106638681</text:p>
          </table:table-cell>
          <table:table-cell office:value-type="float" office:value="217358" calcext:value-type="float">
            <text:p>217358</text:p>
          </table:table-cell>
          <table:table-cell table:formula="of:=PRODUCT([.G152];100)/[.B152]" office:value-type="float" office:value="40.8796656773907" calcext:value-type="float">
            <text:p>40.879665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susan/automotive-susan</text:p>
          </table:table-cell>
          <table:table-cell office:value-type="float" office:value="104963" calcext:value-type="float">
            <text:p>104963</text:p>
          </table:table-cell>
          <table:table-cell office:value-type="float" office:value="16650" calcext:value-type="float">
            <text:p>16650</text:p>
          </table:table-cell>
          <table:table-cell table:formula="of:=PRODUCT([.C153];100)/[.B153]" office:value-type="float" office:value="15.8627325819575" calcext:value-type="float">
            <text:p>15.862732582</text:p>
          </table:table-cell>
          <table:table-cell office:value-type="float" office:value="11632" calcext:value-type="float">
            <text:p>11632</text:p>
          </table:table-cell>
          <table:table-cell table:formula="of:=PRODUCT([.E153];100)/[.B153]" office:value-type="float" office:value="11.0820003239237" calcext:value-type="float">
            <text:p>11.0820003239</text:p>
          </table:table-cell>
          <table:table-cell office:value-type="float" office:value="17108" calcext:value-type="float">
            <text:p>17108</text:p>
          </table:table-cell>
          <table:table-cell table:formula="of:=PRODUCT([.G153];100)/[.B153]" office:value-type="float" office:value="16.2990768175452" calcext:value-type="float">
            <text:p>16.299076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office-ispell/office-ispell</text:p>
          </table:table-cell>
          <table:table-cell office:value-type="float" office:value="182861" calcext:value-type="float">
            <text:p>182861</text:p>
          </table:table-cell>
          <table:table-cell office:value-type="float" office:value="24135" calcext:value-type="float">
            <text:p>24135</text:p>
          </table:table-cell>
          <table:table-cell table:formula="of:=PRODUCT([.C154];100)/[.B154]" office:value-type="float" office:value="13.1985497180919" calcext:value-type="float">
            <text:p>13.1985497181</text:p>
          </table:table-cell>
          <table:table-cell office:value-type="float" office:value="43330" calcext:value-type="float">
            <text:p>43330</text:p>
          </table:table-cell>
          <table:table-cell table:formula="of:=PRODUCT([.E154];100)/[.B154]" office:value-type="float" office:value="23.6955939210657" calcext:value-type="float">
            <text:p>23.6955939211</text:p>
          </table:table-cell>
          <table:table-cell office:value-type="float" office:value="55128" calcext:value-type="float">
            <text:p>55128</text:p>
          </table:table-cell>
          <table:table-cell table:formula="of:=PRODUCT([.G154];100)/[.B154]" office:value-type="float" office:value="30.1474890764023" calcext:value-type="float">
            <text:p>30.1474890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blowfish/security-blowfish</text:p>
          </table:table-cell>
          <table:table-cell office:value-type="float" office:value="42525" calcext:value-type="float">
            <text:p>42525</text:p>
          </table:table-cell>
          <table:table-cell office:value-type="float" office:value="15353" calcext:value-type="float">
            <text:p>15353</text:p>
          </table:table-cell>
          <table:table-cell table:formula="of:=PRODUCT([.C155];100)/[.B155]" office:value-type="float" office:value="36.103468547913" calcext:value-type="float">
            <text:p>36.1034685479</text:p>
          </table:table-cell>
          <table:table-cell office:value-type="float" office:value="15227" calcext:value-type="float">
            <text:p>15227</text:p>
          </table:table-cell>
          <table:table-cell table:formula="of:=PRODUCT([.E155];100)/[.B155]" office:value-type="float" office:value="35.8071722516167" calcext:value-type="float">
            <text:p>35.8071722516</text:p>
          </table:table-cell>
          <table:table-cell office:value-type="float" office:value="20834" calcext:value-type="float">
            <text:p>20834</text:p>
          </table:table-cell>
          <table:table-cell table:formula="of:=PRODUCT([.G155];100)/[.B155]" office:value-type="float" office:value="48.9923574368019" calcext:value-type="float">
            <text:p>48.9923574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adpcm/telecomm-adpcm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table:formula="of:=PRODUCT([.C156];100)/[.B156]" office:value-type="float" office:value="20.059880239521" calcext:value-type="float">
            <text:p>20.0598802395</text:p>
          </table:table-cell>
          <table:table-cell office:value-type="float" office:value="60" calcext:value-type="float">
            <text:p>60</text:p>
          </table:table-cell>
          <table:table-cell table:formula="of:=PRODUCT([.E156];100)/[.B156]" office:value-type="float" office:value="17.9640718562874" calcext:value-type="float">
            <text:p>17.9640718563</text:p>
          </table:table-cell>
          <table:table-cell office:value-type="float" office:value="98" calcext:value-type="float">
            <text:p>98</text:p>
          </table:table-cell>
          <table:table-cell table:formula="of:=PRODUCT([.G156];100)/[.B156]" office:value-type="float" office:value="29.3413173652695" calcext:value-type="float">
            <text:p>29.341317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FFT/telecomm-fft</text:p>
          </table:table-cell>
          <table:table-cell office:value-type="float" office:value="2426" calcext:value-type="float">
            <text:p>2426</text:p>
          </table:table-cell>
          <table:table-cell office:value-type="float" office:value="1531" calcext:value-type="float">
            <text:p>1531</text:p>
          </table:table-cell>
          <table:table-cell table:formula="of:=PRODUCT([.C157];100)/[.B157]" office:value-type="float" office:value="63.1079967023908" calcext:value-type="float">
            <text:p>63.1079967024</text:p>
          </table:table-cell>
          <table:table-cell office:value-type="float" office:value="1754" calcext:value-type="float">
            <text:p>1754</text:p>
          </table:table-cell>
          <table:table-cell table:formula="of:=PRODUCT([.E157];100)/[.B157]" office:value-type="float" office:value="72.3000824402308" calcext:value-type="float">
            <text:p>72.3000824402</text:p>
          </table:table-cell>
          <table:table-cell office:value-type="float" office:value="1987" calcext:value-type="float">
            <text:p>1987</text:p>
          </table:table-cell>
          <table:table-cell table:formula="of:=PRODUCT([.G157];100)/[.B157]" office:value-type="float" office:value="81.9043693322341" calcext:value-type="float">
            <text:p>81.9043693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network-dijkstra/network-dijkstra</text:p>
          </table:table-cell>
          <table:table-cell office:value-type="float" office:value="950" calcext:value-type="float">
            <text:p>950</text:p>
          </table:table-cell>
          <table:table-cell office:value-type="float" office:value="292" calcext:value-type="float">
            <text:p>292</text:p>
          </table:table-cell>
          <table:table-cell table:formula="of:=PRODUCT([.C158];100)/[.B158]" office:value-type="float" office:value="30.7368421052632" calcext:value-type="float">
            <text:p>30.7368421053</text:p>
          </table:table-cell>
          <table:table-cell office:value-type="float" office:value="492" calcext:value-type="float">
            <text:p>492</text:p>
          </table:table-cell>
          <table:table-cell table:formula="of:=PRODUCT([.E158];100)/[.B158]" office:value-type="float" office:value="51.7894736842105" calcext:value-type="float">
            <text:p>51.7894736842</text:p>
          </table:table-cell>
          <table:table-cell office:value-type="float" office:value="544" calcext:value-type="float">
            <text:p>544</text:p>
          </table:table-cell>
          <table:table-cell table:formula="of:=PRODUCT([.G158];100)/[.B158]" office:value-type="float" office:value="57.2631578947368" calcext:value-type="float">
            <text:p>57.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office-stringsearch/office-stringsearch</text:p>
          </table:table-cell>
          <table:table-cell office:value-type="float" office:value="1432" calcext:value-type="float">
            <text:p>1432</text:p>
          </table:table-cell>
          <table:table-cell office:value-type="float" office:value="311" calcext:value-type="float">
            <text:p>311</text:p>
          </table:table-cell>
          <table:table-cell table:formula="of:=PRODUCT([.C159];100)/[.B159]" office:value-type="float" office:value="21.7178770949721" calcext:value-type="float">
            <text:p>21.717877095</text:p>
          </table:table-cell>
          <table:table-cell office:value-type="float" office:value="385" calcext:value-type="float">
            <text:p>385</text:p>
          </table:table-cell>
          <table:table-cell table:formula="of:=PRODUCT([.E159];100)/[.B159]" office:value-type="float" office:value="26.8854748603352" calcext:value-type="float">
            <text:p>26.8854748603</text:p>
          </table:table-cell>
          <table:table-cell office:value-type="float" office:value="465" calcext:value-type="float">
            <text:p>465</text:p>
          </table:table-cell>
          <table:table-cell table:formula="of:=PRODUCT([.G159];100)/[.B159]" office:value-type="float" office:value="32.4720670391061" calcext:value-type="float">
            <text:p>32.4720670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CRC32/telecomm-CRC3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formula="of:=PRODUCT([.C160];100)/[.B160]" office:value-type="float" office:value="27.027027027027" calcext:value-type="float">
            <text:p>27.027027027</text:p>
          </table:table-cell>
          <table:table-cell office:value-type="float" office:value="13" calcext:value-type="float">
            <text:p>13</text:p>
          </table:table-cell>
          <table:table-cell table:formula="of:=PRODUCT([.E160];100)/[.B160]" office:value-type="float" office:value="17.5675675675676" calcext:value-type="float">
            <text:p>17.5675675676</text:p>
          </table:table-cell>
          <table:table-cell office:value-type="float" office:value="27" calcext:value-type="float">
            <text:p>27</text:p>
          </table:table-cell>
          <table:table-cell table:formula="of:=PRODUCT([.G160];100)/[.B160]" office:value-type="float" office:value="36.4864864864865" calcext:value-type="float">
            <text:p>36.4864864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lame/consumer-lame</text:p>
          </table:table-cell>
          <table:table-cell office:value-type="float" office:value="986661" calcext:value-type="float">
            <text:p>986661</text:p>
          </table:table-cell>
          <table:table-cell office:value-type="float" office:value="540171" calcext:value-type="float">
            <text:p>540171</text:p>
          </table:table-cell>
          <table:table-cell table:formula="of:=PRODUCT([.C161];100)/[.B161]" office:value-type="float" office:value="54.7473752383037" calcext:value-type="float">
            <text:p>54.7473752383</text:p>
          </table:table-cell>
          <table:table-cell office:value-type="float" office:value="394649" calcext:value-type="float">
            <text:p>394649</text:p>
          </table:table-cell>
          <table:table-cell table:formula="of:=PRODUCT([.E161];100)/[.B161]" office:value-type="float" office:value="39.998439180225" calcext:value-type="float">
            <text:p>39.9984391802</text:p>
          </table:table-cell>
          <table:table-cell office:value-type="float" office:value="646800" calcext:value-type="float">
            <text:p>646800</text:p>
          </table:table-cell>
          <table:table-cell table:formula="of:=PRODUCT([.G161];100)/[.B161]" office:value-type="float" office:value="65.5544305490944" calcext:value-type="float">
            <text:p>65.5544305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llubenchmark/llu</text:p>
          </table:table-cell>
          <table:table-cell office:value-type="float" office:value="2119" calcext:value-type="float">
            <text:p>2119</text:p>
          </table:table-cell>
          <table:table-cell office:value-type="float" office:value="541" calcext:value-type="float">
            <text:p>541</text:p>
          </table:table-cell>
          <table:table-cell table:formula="of:=PRODUCT([.C162];100)/[.B162]" office:value-type="float" office:value="25.5309108069844" calcext:value-type="float">
            <text:p>25.530910807</text:p>
          </table:table-cell>
          <table:table-cell office:value-type="float" office:value="690" calcext:value-type="float">
            <text:p>690</text:p>
          </table:table-cell>
          <table:table-cell table:formula="of:=PRODUCT([.E162];100)/[.B162]" office:value-type="float" office:value="32.5625294950448" calcext:value-type="float">
            <text:p>32.562529495</text:p>
          </table:table-cell>
          <table:table-cell office:value-type="float" office:value="970" calcext:value-type="float">
            <text:p>970</text:p>
          </table:table-cell>
          <table:table-cell table:formula="of:=PRODUCT([.G162];100)/[.B162]" office:value-type="float" office:value="45.7763095799906" calcext:value-type="float">
            <text:p>45.7763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IBsim4/SIBsim4</text:p>
          </table:table-cell>
          <table:table-cell office:value-type="float" office:value="225871" calcext:value-type="float">
            <text:p>225871</text:p>
          </table:table-cell>
          <table:table-cell office:value-type="float" office:value="71899" calcext:value-type="float">
            <text:p>71899</text:p>
          </table:table-cell>
          <table:table-cell table:formula="of:=PRODUCT([.C163];100)/[.B163]" office:value-type="float" office:value="31.8318863422042" calcext:value-type="float">
            <text:p>31.8318863422</text:p>
          </table:table-cell>
          <table:table-cell office:value-type="float" office:value="28654" calcext:value-type="float">
            <text:p>28654</text:p>
          </table:table-cell>
          <table:table-cell table:formula="of:=PRODUCT([.E163];100)/[.B163]" office:value-type="float" office:value="12.6860021870891" calcext:value-type="float">
            <text:p>12.6860021871</text:p>
          </table:table-cell>
          <table:table-cell office:value-type="float" office:value="80153" calcext:value-type="float">
            <text:p>80153</text:p>
          </table:table-cell>
          <table:table-cell table:formula="of:=PRODUCT([.G163];100)/[.B163]" office:value-type="float" office:value="35.4861845920902" calcext:value-type="float">
            <text:p>35.486184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hbd/hbd</text:p>
          </table:table-cell>
          <table:table-cell office:value-type="float" office:value="422052" calcext:value-type="float">
            <text:p>422052</text:p>
          </table:table-cell>
          <table:table-cell office:value-type="float" office:value="103335" calcext:value-type="float">
            <text:p>103335</text:p>
          </table:table-cell>
          <table:table-cell table:formula="of:=PRODUCT([.C164];100)/[.B164]" office:value-type="float" office:value="24.4839498450428" calcext:value-type="float">
            <text:p>24.483949845</text:p>
          </table:table-cell>
          <table:table-cell office:value-type="float" office:value="83673" calcext:value-type="float">
            <text:p>83673</text:p>
          </table:table-cell>
          <table:table-cell table:formula="of:=PRODUCT([.E164];100)/[.B164]" office:value-type="float" office:value="19.8252821927156" calcext:value-type="float">
            <text:p>19.8252821927</text:p>
          </table:table-cell>
          <table:table-cell office:value-type="float" office:value="148135" calcext:value-type="float">
            <text:p>148135</text:p>
          </table:table-cell>
          <table:table-cell table:formula="of:=PRODUCT([.G164];100)/[.B164]" office:value-type="float" office:value="35.0987556035749" calcext:value-type="float">
            <text:p>35.0987556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d/make_dparser</text:p>
          </table:table-cell>
          <table:table-cell office:value-type="float" office:value="1366501" calcext:value-type="float">
            <text:p>1366501</text:p>
          </table:table-cell>
          <table:table-cell office:value-type="float" office:value="394454" calcext:value-type="float">
            <text:p>394454</text:p>
          </table:table-cell>
          <table:table-cell table:formula="of:=PRODUCT([.C165];100)/[.B165]" office:value-type="float" office:value="28.8659869257322" calcext:value-type="float">
            <text:p>28.8659869257</text:p>
          </table:table-cell>
          <table:table-cell office:value-type="float" office:value="115138" calcext:value-type="float">
            <text:p>115138</text:p>
          </table:table-cell>
          <table:table-cell table:formula="of:=PRODUCT([.E165];100)/[.B165]" office:value-type="float" office:value="8.42575307299446" calcext:value-type="float">
            <text:p>8.425753073</text:p>
          </table:table-cell>
          <table:table-cell office:value-type="float" office:value="435976" calcext:value-type="float">
            <text:p>435976</text:p>
          </table:table-cell>
          <table:table-cell table:formula="of:=PRODUCT([.G165];100)/[.B165]" office:value-type="float" office:value="31.9045503808632" calcext:value-type="float">
            <text:p>31.9045503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ha/aha</text:p>
          </table:table-cell>
          <table:table-cell office:value-type="float" office:value="5409" calcext:value-type="float">
            <text:p>5409</text:p>
          </table:table-cell>
          <table:table-cell office:value-type="float" office:value="1929" calcext:value-type="float">
            <text:p>1929</text:p>
          </table:table-cell>
          <table:table-cell table:formula="of:=PRODUCT([.C166];100)/[.B166]" office:value-type="float" office:value="35.6627842484748" calcext:value-type="float">
            <text:p>35.6627842485</text:p>
          </table:table-cell>
          <table:table-cell office:value-type="float" office:value="2595" calcext:value-type="float">
            <text:p>2595</text:p>
          </table:table-cell>
          <table:table-cell table:formula="of:=PRODUCT([.E166];100)/[.B166]" office:value-type="float" office:value="47.975596228508" calcext:value-type="float">
            <text:p>47.9755962285</text:p>
          </table:table-cell>
          <table:table-cell office:value-type="float" office:value="2819" calcext:value-type="float">
            <text:p>2819</text:p>
          </table:table-cell>
          <table:table-cell table:formula="of:=PRODUCT([.G166];100)/[.B166]" office:value-type="float" office:value="52.1168422998706" calcext:value-type="float">
            <text:p>52.1168422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JM/ldecod/ldecod</text:p>
          </table:table-cell>
          <table:table-cell office:value-type="float" office:value="10718216" calcext:value-type="float">
            <text:p>10718216</text:p>
          </table:table-cell>
          <table:table-cell office:value-type="float" office:value="3334009" calcext:value-type="float">
            <text:p>3334009</text:p>
          </table:table-cell>
          <table:table-cell table:formula="of:=PRODUCT([.C167];100)/[.B167]" office:value-type="float" office:value="31.106006820538" calcext:value-type="float">
            <text:p>31.1060068205</text:p>
          </table:table-cell>
          <table:table-cell office:value-type="float" office:value="1839931" calcext:value-type="float">
            <text:p>1839931</text:p>
          </table:table-cell>
          <table:table-cell table:formula="of:=PRODUCT([.E167];100)/[.B167]" office:value-type="float" office:value="17.1663922428882" calcext:value-type="float">
            <text:p>17.1663922429</text:p>
          </table:table-cell>
          <table:table-cell office:value-type="float" office:value="3605153" calcext:value-type="float">
            <text:p>3605153</text:p>
          </table:table-cell>
          <table:table-cell table:formula="of:=PRODUCT([.G167];100)/[.B167]" office:value-type="float" office:value="33.6357561743484" calcext:value-type="float">
            <text:p>33.635756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JM/lencod/lencod</text:p>
          </table:table-cell>
          <table:table-cell office:value-type="float" office:value="15141457" calcext:value-type="float">
            <text:p>15141457</text:p>
          </table:table-cell>
          <table:table-cell office:value-type="float" office:value="1926133" calcext:value-type="float">
            <text:p>1926133</text:p>
          </table:table-cell>
          <table:table-cell table:formula="of:=PRODUCT([.C168];100)/[.B168]" office:value-type="float" office:value="12.7209224317052" calcext:value-type="float">
            <text:p>12.7209224317</text:p>
          </table:table-cell>
          <table:table-cell office:value-type="float" office:value="1783905" calcext:value-type="float">
            <text:p>1783905</text:p>
          </table:table-cell>
          <table:table-cell table:formula="of:=PRODUCT([.E168];100)/[.B168]" office:value-type="float" office:value="11.7815940698441" calcext:value-type="float">
            <text:p>11.7815940698</text:p>
          </table:table-cell>
          <table:table-cell office:value-type="float" office:value="3101327" calcext:value-type="float">
            <text:p>3101327</text:p>
          </table:table-cell>
          <table:table-cell table:formula="of:=PRODUCT([.G168];100)/[.B168]" office:value-type="float" office:value="20.4823551656885" calcext:value-type="float">
            <text:p>20.4823551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piff/spiff</text:p>
          </table:table-cell>
          <table:table-cell office:value-type="float" office:value="45210" calcext:value-type="float">
            <text:p>45210</text:p>
          </table:table-cell>
          <table:table-cell office:value-type="float" office:value="8537" calcext:value-type="float">
            <text:p>8537</text:p>
          </table:table-cell>
          <table:table-cell table:formula="of:=PRODUCT([.C169];100)/[.B169]" office:value-type="float" office:value="18.8829904888299" calcext:value-type="float">
            <text:p>18.8829904888</text:p>
          </table:table-cell>
          <table:table-cell office:value-type="float" office:value="10767" calcext:value-type="float">
            <text:p>10767</text:p>
          </table:table-cell>
          <table:table-cell table:formula="of:=PRODUCT([.E169];100)/[.B169]" office:value-type="float" office:value="23.8155275381553" calcext:value-type="float">
            <text:p>23.8155275382</text:p>
          </table:table-cell>
          <table:table-cell office:value-type="float" office:value="13879" calcext:value-type="float">
            <text:p>13879</text:p>
          </table:table-cell>
          <table:table-cell table:formula="of:=PRODUCT([.G169];100)/[.B169]" office:value-type="float" office:value="30.6989604069896" calcext:value-type="float">
            <text:p>30.69896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ua/lua</text:p>
          </table:table-cell>
          <table:table-cell office:value-type="float" office:value="437746" calcext:value-type="float">
            <text:p>437746</text:p>
          </table:table-cell>
          <table:table-cell office:value-type="float" office:value="133663" calcext:value-type="float">
            <text:p>133663</text:p>
          </table:table-cell>
          <table:table-cell table:formula="of:=PRODUCT([.C170];100)/[.B170]" office:value-type="float" office:value="30.534373814952" calcext:value-type="float">
            <text:p>30.534373815</text:p>
          </table:table-cell>
          <table:table-cell office:value-type="float" office:value="38034" calcext:value-type="float">
            <text:p>38034</text:p>
          </table:table-cell>
          <table:table-cell table:formula="of:=PRODUCT([.E170];100)/[.B170]" office:value-type="float" office:value="8.68860023849447" calcext:value-type="float">
            <text:p>8.6886002385</text:p>
          </table:table-cell>
          <table:table-cell office:value-type="float" office:value="127056" calcext:value-type="float">
            <text:p>127056</text:p>
          </table:table-cell>
          <table:table-cell table:formula="of:=PRODUCT([.G170];100)/[.B170]" office:value-type="float" office:value="29.0250510570057" calcext:value-type="float">
            <text:p>29.02505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ambda-0.1.3/lambda</text:p>
          </table:table-cell>
          <table:table-cell office:value-type="float" office:value="246058" calcext:value-type="float">
            <text:p>246058</text:p>
          </table:table-cell>
          <table:table-cell office:value-type="float" office:value="27026" calcext:value-type="float">
            <text:p>27026</text:p>
          </table:table-cell>
          <table:table-cell table:formula="of:=PRODUCT([.C171];100)/[.B171]" office:value-type="float" office:value="10.9835892350584" calcext:value-type="float">
            <text:p>10.9835892351</text:p>
          </table:table-cell>
          <table:table-cell office:value-type="float" office:value="18006" calcext:value-type="float">
            <text:p>18006</text:p>
          </table:table-cell>
          <table:table-cell table:formula="of:=PRODUCT([.E171];100)/[.B171]" office:value-type="float" office:value="7.31778686325988" calcext:value-type="float">
            <text:p>7.3177868633</text:p>
          </table:table-cell>
          <table:table-cell office:value-type="float" office:value="38726" calcext:value-type="float">
            <text:p>38726</text:p>
          </table:table-cell>
          <table:table-cell table:formula="of:=PRODUCT([.G171];100)/[.B171]" office:value-type="float" office:value="15.738565704021" calcext:value-type="float">
            <text:p>15.73856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emon/lemon</text:p>
          </table:table-cell>
          <table:table-cell office:value-type="float" office:value="514560" calcext:value-type="float">
            <text:p>514560</text:p>
          </table:table-cell>
          <table:table-cell office:value-type="float" office:value="169843" calcext:value-type="float">
            <text:p>169843</text:p>
          </table:table-cell>
          <table:table-cell table:formula="of:=PRODUCT([.C172];100)/[.B172]" office:value-type="float" office:value="33.007423818408" calcext:value-type="float">
            <text:p>33.0074238184</text:p>
          </table:table-cell>
          <table:table-cell office:value-type="float" office:value="103912" calcext:value-type="float">
            <text:p>103912</text:p>
          </table:table-cell>
          <table:table-cell table:formula="of:=PRODUCT([.E172];100)/[.B172]" office:value-type="float" office:value="20.1943407960199" calcext:value-type="float">
            <text:p>20.194340796</text:p>
          </table:table-cell>
          <table:table-cell office:value-type="float" office:value="212329" calcext:value-type="float">
            <text:p>212329</text:p>
          </table:table-cell>
          <table:table-cell table:formula="of:=PRODUCT([.G172];100)/[.B172]" office:value-type="float" office:value="41.2641868781095" calcext:value-type="float">
            <text:p>41.2641868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obsequi/Obsequi</text:p>
          </table:table-cell>
          <table:table-cell office:value-type="float" office:value="347058" calcext:value-type="float">
            <text:p>347058</text:p>
          </table:table-cell>
          <table:table-cell office:value-type="float" office:value="129098" calcext:value-type="float">
            <text:p>129098</text:p>
          </table:table-cell>
          <table:table-cell table:formula="of:=PRODUCT([.C173];100)/[.B173]" office:value-type="float" office:value="37.1978170795659" calcext:value-type="float">
            <text:p>37.1978170796</text:p>
          </table:table-cell>
          <table:table-cell office:value-type="float" office:value="164342" calcext:value-type="float">
            <text:p>164342</text:p>
          </table:table-cell>
          <table:table-cell table:formula="of:=PRODUCT([.E173];100)/[.B173]" office:value-type="float" office:value="47.3528920238116" calcext:value-type="float">
            <text:p>47.3528920238</text:p>
          </table:table-cell>
          <table:table-cell office:value-type="float" office:value="172560" calcext:value-type="float">
            <text:p>172560</text:p>
          </table:table-cell>
          <table:table-cell table:formula="of:=PRODUCT([.G173];100)/[.B173]" office:value-type="float" office:value="49.7207959476514" calcext:value-type="float">
            <text:p>49.7207959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ClamAV/clamscan</text:p>
          </table:table-cell>
          <table:table-cell office:value-type="float" office:value="5305196" calcext:value-type="float">
            <text:p>5305196</text:p>
          </table:table-cell>
          <table:table-cell office:value-type="float" office:value="2315370" calcext:value-type="float">
            <text:p>2315370</text:p>
          </table:table-cell>
          <table:table-cell table:formula="of:=PRODUCT([.C174];100)/[.B174]" office:value-type="float" office:value="43.6434393752842" calcext:value-type="float">
            <text:p>43.6434393753</text:p>
          </table:table-cell>
          <table:table-cell office:value-type="float" office:value="1410933" calcext:value-type="float">
            <text:p>1410933</text:p>
          </table:table-cell>
          <table:table-cell table:formula="of:=PRODUCT([.E174];100)/[.B174]" office:value-type="float" office:value="26.5953039246806" calcext:value-type="float">
            <text:p>26.5953039247</text:p>
          </table:table-cell>
          <table:table-cell office:value-type="float" office:value="2704539" calcext:value-type="float">
            <text:p>2704539</text:p>
          </table:table-cell>
          <table:table-cell table:formula="of:=PRODUCT([.G174];100)/[.B174]" office:value-type="float" office:value="50.9790590206281" calcext:value-type="float">
            <text:p>50.979059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oggenc/oggenc</text:p>
          </table:table-cell>
          <table:table-cell office:value-type="float" office:value="673840" calcext:value-type="float">
            <text:p>673840</text:p>
          </table:table-cell>
          <table:table-cell office:value-type="float" office:value="247249" calcext:value-type="float">
            <text:p>247249</text:p>
          </table:table-cell>
          <table:table-cell table:formula="of:=PRODUCT([.C175];100)/[.B175]" office:value-type="float" office:value="36.6925382880209" calcext:value-type="float">
            <text:p>36.692538288</text:p>
          </table:table-cell>
          <table:table-cell office:value-type="float" office:value="158541" calcext:value-type="float">
            <text:p>158541</text:p>
          </table:table-cell>
          <table:table-cell table:formula="of:=PRODUCT([.E175];100)/[.B175]" office:value-type="float" office:value="23.5279888400807" calcext:value-type="float">
            <text:p>23.5279888401</text:p>
          </table:table-cell>
          <table:table-cell office:value-type="float" office:value="289843" calcext:value-type="float">
            <text:p>289843</text:p>
          </table:table-cell>
          <table:table-cell table:formula="of:=PRODUCT([.G175];100)/[.B175]" office:value-type="float" office:value="43.013623412086" calcext:value-type="float">
            <text:p>43.0136234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LAC/encode/alacconvert-encode</text:p>
          </table:table-cell>
          <table:table-cell office:value-type="float" office:value="70271" calcext:value-type="float">
            <text:p>70271</text:p>
          </table:table-cell>
          <table:table-cell office:value-type="float" office:value="29001" calcext:value-type="float">
            <text:p>29001</text:p>
          </table:table-cell>
          <table:table-cell table:formula="of:=PRODUCT([.C176];100)/[.B176]" office:value-type="float" office:value="41.2702252707376" calcext:value-type="float">
            <text:p>41.2702252707</text:p>
          </table:table-cell>
          <table:table-cell office:value-type="float" office:value="24383" calcext:value-type="float">
            <text:p>24383</text:p>
          </table:table-cell>
          <table:table-cell table:formula="of:=PRODUCT([.E176];100)/[.B176]" office:value-type="float" office:value="34.6985242845555" calcext:value-type="float">
            <text:p>34.6985242846</text:p>
          </table:table-cell>
          <table:table-cell office:value-type="float" office:value="32729" calcext:value-type="float">
            <text:p>32729</text:p>
          </table:table-cell>
          <table:table-cell table:formula="of:=PRODUCT([.G176];100)/[.B176]" office:value-type="float" office:value="46.5754009477594" calcext:value-type="float">
            <text:p>46.5754009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LAC/decode/alacconvert-decode</text:p>
          </table:table-cell>
          <table:table-cell office:value-type="float" office:value="70271" calcext:value-type="float">
            <text:p>70271</text:p>
          </table:table-cell>
          <table:table-cell office:value-type="float" office:value="29466" calcext:value-type="float">
            <text:p>29466</text:p>
          </table:table-cell>
          <table:table-cell table:formula="of:=PRODUCT([.C177];100)/[.B177]" office:value-type="float" office:value="41.9319491682202" calcext:value-type="float">
            <text:p>41.9319491682</text:p>
          </table:table-cell>
          <table:table-cell office:value-type="float" office:value="24383" calcext:value-type="float">
            <text:p>24383</text:p>
          </table:table-cell>
          <table:table-cell table:formula="of:=PRODUCT([.E177];100)/[.B177]" office:value-type="float" office:value="34.6985242845555" calcext:value-type="float">
            <text:p>34.6985242846</text:p>
          </table:table-cell>
          <table:table-cell office:value-type="float" office:value="32717" calcext:value-type="float">
            <text:p>32717</text:p>
          </table:table-cell>
          <table:table-cell table:formula="of:=PRODUCT([.G177];100)/[.B177]" office:value-type="float" office:value="46.5583242020179" calcext:value-type="float">
            <text:p>46.558324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minisat/minisat</text:p>
          </table:table-cell>
          <table:table-cell office:value-type="float" office:value="63170" calcext:value-type="float">
            <text:p>63170</text:p>
          </table:table-cell>
          <table:table-cell office:value-type="float" office:value="29011" calcext:value-type="float">
            <text:p>29011</text:p>
          </table:table-cell>
          <table:table-cell table:formula="of:=PRODUCT([.C178];100)/[.B178]" office:value-type="float" office:value="45.9252809878107" calcext:value-type="float">
            <text:p>45.9252809878</text:p>
          </table:table-cell>
          <table:table-cell office:value-type="float" office:value="36534" calcext:value-type="float">
            <text:p>36534</text:p>
          </table:table-cell>
          <table:table-cell table:formula="of:=PRODUCT([.E178];100)/[.B178]" office:value-type="float" office:value="57.8344150704448" calcext:value-type="float">
            <text:p>57.8344150704</text:p>
          </table:table-cell>
          <table:table-cell office:value-type="float" office:value="44184" calcext:value-type="float">
            <text:p>44184</text:p>
          </table:table-cell>
          <table:table-cell table:formula="of:=PRODUCT([.G178];100)/[.B178]" office:value-type="float" office:value="69.9445939528257" calcext:value-type="float">
            <text:p>69.944593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gefa/sgefa</text:p>
          </table:table-cell>
          <table:table-cell office:value-type="float" office:value="12467" calcext:value-type="float">
            <text:p>12467</text:p>
          </table:table-cell>
          <table:table-cell office:value-type="float" office:value="4075" calcext:value-type="float">
            <text:p>4075</text:p>
          </table:table-cell>
          <table:table-cell table:formula="of:=PRODUCT([.C179];100)/[.B179]" office:value-type="float" office:value="32.6862918103794" calcext:value-type="float">
            <text:p>32.6862918104</text:p>
          </table:table-cell>
          <table:table-cell office:value-type="float" office:value="1365" calcext:value-type="float">
            <text:p>1365</text:p>
          </table:table-cell>
          <table:table-cell table:formula="of:=PRODUCT([.E179];100)/[.B179]" office:value-type="float" office:value="10.9489051094891" calcext:value-type="float">
            <text:p>10.9489051095</text:p>
          </table:table-cell>
          <table:table-cell office:value-type="float" office:value="4670" calcext:value-type="float">
            <text:p>4670</text:p>
          </table:table-cell>
          <table:table-cell table:formula="of:=PRODUCT([.G179];100)/[.B179]" office:value-type="float" office:value="37.45889147349" calcext:value-type="float">
            <text:p>37.4588914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Burg/burg</text:p>
          </table:table-cell>
          <table:table-cell office:value-type="float" office:value="330701" calcext:value-type="float">
            <text:p>330701</text:p>
          </table:table-cell>
          <table:table-cell office:value-type="float" office:value="42458" calcext:value-type="float">
            <text:p>42458</text:p>
          </table:table-cell>
          <table:table-cell table:formula="of:=PRODUCT([.C180];100)/[.B180]" office:value-type="float" office:value="12.8387879081103" calcext:value-type="float">
            <text:p>12.8387879081</text:p>
          </table:table-cell>
          <table:table-cell office:value-type="float" office:value="44841" calcext:value-type="float">
            <text:p>44841</text:p>
          </table:table-cell>
          <table:table-cell table:formula="of:=PRODUCT([.E180];100)/[.B180]" office:value-type="float" office:value="13.5593784113141" calcext:value-type="float">
            <text:p>13.5593784113</text:p>
          </table:table-cell>
          <table:table-cell office:value-type="float" office:value="77322" calcext:value-type="float">
            <text:p>77322</text:p>
          </table:table-cell>
          <table:table-cell table:formula="of:=PRODUCT([.G180];100)/[.B180]" office:value-type="float" office:value="23.3812416654319" calcext:value-type="float">
            <text:p>23.3812416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viterbi/viterbi</text:p>
          </table:table-cell>
          <table:table-cell office:value-type="float" office:value="19781" calcext:value-type="float">
            <text:p>19781</text:p>
          </table:table-cell>
          <table:table-cell office:value-type="float" office:value="15462" calcext:value-type="float">
            <text:p>15462</text:p>
          </table:table-cell>
          <table:table-cell table:formula="of:=PRODUCT([.C181];100)/[.B181]" office:value-type="float" office:value="78.1659167888378" calcext:value-type="float">
            <text:p>78.1659167888</text:p>
          </table:table-cell>
          <table:table-cell office:value-type="float" office:value="12709" calcext:value-type="float">
            <text:p>12709</text:p>
          </table:table-cell>
          <table:table-cell table:formula="of:=PRODUCT([.E181];100)/[.B181]" office:value-type="float" office:value="64.2485213083262" calcext:value-type="float">
            <text:p>64.2485213083</text:p>
          </table:table-cell>
          <table:table-cell office:value-type="float" office:value="16739" calcext:value-type="float">
            <text:p>16739</text:p>
          </table:table-cell>
          <table:table-cell table:formula="of:=PRODUCT([.G181];100)/[.B181]" office:value-type="float" office:value="84.6216065921844" calcext:value-type="float">
            <text:p>84.6216065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treecc/treecc</text:p>
          </table:table-cell>
          <table:table-cell office:value-type="float" office:value="263095" calcext:value-type="float">
            <text:p>263095</text:p>
          </table:table-cell>
          <table:table-cell office:value-type="float" office:value="56265" calcext:value-type="float">
            <text:p>56265</text:p>
          </table:table-cell>
          <table:table-cell table:formula="of:=PRODUCT([.C182];100)/[.B182]" office:value-type="float" office:value="21.3858112088789" calcext:value-type="float">
            <text:p>21.3858112089</text:p>
          </table:table-cell>
          <table:table-cell office:value-type="float" office:value="48835" calcext:value-type="float">
            <text:p>48835</text:p>
          </table:table-cell>
          <table:table-cell table:formula="of:=PRODUCT([.E182];100)/[.B182]" office:value-type="float" office:value="18.5617362549649" calcext:value-type="float">
            <text:p>18.561736255</text:p>
          </table:table-cell>
          <table:table-cell office:value-type="float" office:value="89648" calcext:value-type="float">
            <text:p>89648</text:p>
          </table:table-cell>
          <table:table-cell table:formula="of:=PRODUCT([.G182];100)/[.B182]" office:value-type="float" office:value="34.0743837777229" calcext:value-type="float">
            <text:p>34.0743837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iod/siod</text:p>
          </table:table-cell>
          <table:table-cell office:value-type="float" office:value="381924" calcext:value-type="float">
            <text:p>381924</text:p>
          </table:table-cell>
          <table:table-cell office:value-type="float" office:value="35679" calcext:value-type="float">
            <text:p>35679</text:p>
          </table:table-cell>
          <table:table-cell table:formula="of:=PRODUCT([.C183];100)/[.B183]" office:value-type="float" office:value="9.34191095610645" calcext:value-type="float">
            <text:p>9.3419109561</text:p>
          </table:table-cell>
          <table:table-cell office:value-type="float" office:value="99176" calcext:value-type="float">
            <text:p>99176</text:p>
          </table:table-cell>
          <table:table-cell table:formula="of:=PRODUCT([.E183];100)/[.B183]" office:value-type="float" office:value="25.967469967847" calcext:value-type="float">
            <text:p>25.9674699678</text:p>
          </table:table-cell>
          <table:table-cell office:value-type="float" office:value="115692" calcext:value-type="float">
            <text:p>115692</text:p>
          </table:table-cell>
          <table:table-cell table:formula="of:=PRODUCT([.G183];100)/[.B183]" office:value-type="float" office:value="30.2918905331951" calcext:value-type="float">
            <text:p>30.2918905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hexxagon/hexxagon</text:p>
          </table:table-cell>
          <table:table-cell office:value-type="float" office:value="19193" calcext:value-type="float">
            <text:p>19193</text:p>
          </table:table-cell>
          <table:table-cell office:value-type="float" office:value="4265" calcext:value-type="float">
            <text:p>4265</text:p>
          </table:table-cell>
          <table:table-cell table:formula="of:=PRODUCT([.C184];100)/[.B184]" office:value-type="float" office:value="22.2216433074558" calcext:value-type="float">
            <text:p>22.2216433075</text:p>
          </table:table-cell>
          <table:table-cell office:value-type="float" office:value="8363" calcext:value-type="float">
            <text:p>8363</text:p>
          </table:table-cell>
          <table:table-cell table:formula="of:=PRODUCT([.E184];100)/[.B184]" office:value-type="float" office:value="43.5731777210441" calcext:value-type="float">
            <text:p>43.573177721</text:p>
          </table:table-cell>
          <table:table-cell office:value-type="float" office:value="10243" calcext:value-type="float">
            <text:p>10243</text:p>
          </table:table-cell>
          <table:table-cell table:formula="of:=PRODUCT([.G184];100)/[.B184]" office:value-type="float" office:value="53.3684155681759" calcext:value-type="float">
            <text:p>53.3684155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PASS/SPASS</text:p>
          </table:table-cell>
          <table:table-cell office:value-type="float" office:value="1120714" calcext:value-type="float">
            <text:p>1120714</text:p>
          </table:table-cell>
          <table:table-cell office:value-type="float" office:value="349778" calcext:value-type="float">
            <text:p>349778</text:p>
          </table:table-cell>
          <table:table-cell table:formula="of:=PRODUCT([.C185];100)/[.B185]" office:value-type="float" office:value="31.210282016643" calcext:value-type="float">
            <text:p>31.2102820166</text:p>
          </table:table-cell>
          <table:table-cell office:value-type="float" office:value="173177" calcext:value-type="float">
            <text:p>173177</text:p>
          </table:table-cell>
          <table:table-cell table:formula="of:=PRODUCT([.E185];100)/[.B185]" office:value-type="float" office:value="15.4523812498104" calcext:value-type="float">
            <text:p>15.4523812498</text:p>
          </table:table-cell>
          <table:table-cell office:value-type="float" office:value="413203" calcext:value-type="float">
            <text:p>413203</text:p>
          </table:table-cell>
          <table:table-cell table:formula="of:=PRODUCT([.G185];100)/[.B185]" office:value-type="float" office:value="36.8696206168568" calcext:value-type="float">
            <text:p>36.8696206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qlite3/sqlite3</text:p>
          </table:table-cell>
          <table:table-cell office:value-type="float" office:value="4597917" calcext:value-type="float">
            <text:p>4597917</text:p>
          </table:table-cell>
          <table:table-cell office:value-type="float" office:value="1348488" calcext:value-type="float">
            <text:p>1348488</text:p>
          </table:table-cell>
          <table:table-cell table:formula="of:=PRODUCT([.C186];100)/[.B186]" office:value-type="float" office:value="29.3282371125882" calcext:value-type="float">
            <text:p>29.3282371126</text:p>
          </table:table-cell>
          <table:table-cell office:value-type="float" office:value="1306881" calcext:value-type="float">
            <text:p>1306881</text:p>
          </table:table-cell>
          <table:table-cell table:formula="of:=PRODUCT([.E186];100)/[.B186]" office:value-type="float" office:value="28.4233273458394" calcext:value-type="float">
            <text:p>28.4233273458</text:p>
          </table:table-cell>
          <table:table-cell office:value-type="float" office:value="1890753" calcext:value-type="float">
            <text:p>1890753</text:p>
          </table:table-cell>
          <table:table-cell table:formula="of:=PRODUCT([.G186];100)/[.B186]" office:value-type="float" office:value="41.1219471773849" calcext:value-type="float">
            <text:p>41.1219471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kimwitu++/kc</text:p>
          </table:table-cell>
          <table:table-cell office:value-type="float" office:value="32227649" calcext:value-type="float">
            <text:p>32227649</text:p>
          </table:table-cell>
          <table:table-cell office:value-type="float" office:value="5003638" calcext:value-type="float">
            <text:p>5003638</text:p>
          </table:table-cell>
          <table:table-cell table:formula="of:=PRODUCT([.C187];100)/[.B187]" office:value-type="float" office:value="15.5259168920451" calcext:value-type="float">
            <text:p>15.525916892</text:p>
          </table:table-cell>
          <table:table-cell office:value-type="float" office:value="2090290" calcext:value-type="float">
            <text:p>2090290</text:p>
          </table:table-cell>
          <table:table-cell table:formula="of:=PRODUCT([.E187];100)/[.B187]" office:value-type="float" office:value="6.48601453987537" calcext:value-type="float">
            <text:p>6.4860145399</text:p>
          </table:table-cell>
          <table:table-cell office:value-type="float" office:value="6544779" calcext:value-type="float">
            <text:p>6544779</text:p>
          </table:table-cell>
          <table:table-cell table:formula="of:=PRODUCT([.G187];100)/[.B187]" office:value-type="float" office:value="20.3079628923599" calcext:value-type="float">
            <text:p>20.307962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ests/C++11/frame_layout/frame_layout</text:p>
          </table:table-cell>
          <table:table-cell office:value-type="float" office:value="50060" calcext:value-type="float">
            <text:p>50060</text:p>
          </table:table-cell>
          <table:table-cell office:value-type="float" office:value="34536" calcext:value-type="float">
            <text:p>34536</text:p>
          </table:table-cell>
          <table:table-cell table:formula="of:=PRODUCT([.C188];100)/[.B188]" office:value-type="float" office:value="68.9892129444666" calcext:value-type="float">
            <text:p>68.9892129445</text:p>
          </table:table-cell>
          <table:table-cell office:value-type="float" office:value="32480" calcext:value-type="float">
            <text:p>32480</text:p>
          </table:table-cell>
          <table:table-cell table:formula="of:=PRODUCT([.E188];100)/[.B188]" office:value-type="float" office:value="64.8821414302837" calcext:value-type="float">
            <text:p>64.8821414303</text:p>
          </table:table-cell>
          <table:table-cell office:value-type="float" office:value="36136" calcext:value-type="float">
            <text:p>36136</text:p>
          </table:table-cell>
          <table:table-cell table:formula="of:=PRODUCT([.G188];100)/[.B188]" office:value-type="float" office:value="72.1853775469437" calcext:value-type="float">
            <text:p>72.18537754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5:22:01.72065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1:53.590543082</meta:creation-date>
    <dc:date>2016-09-06T18:02:01.350419798</dc:date>
    <meta:editing-duration>PT3H2M34S</meta:editing-duration>
    <meta:editing-cycles>15</meta:editing-cycles>
    <meta:generator>LibreOffice/5.1.4.2$Linux_X86_64 LibreOffice_project/10m0$Build-2</meta:generator>
    <meta:document-statistic meta:table-count="1" meta:cell-count="1488" meta:object-count="0"/>
  </office:meta>
</office:document-meta>
</file>